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754" style:master-page-name="MasterPage2" style:family="paragraph" style:name="P38">
      <style:paragraph-properties fo:text-align="center"/>
      <style:text-properties fo:color="#009baa" fo:font-family="Montserrat ExtraBold" style:font-family-asian="Times New Roman" style:font-family-complex="Montserrat ExtraBold" fo:font-size="26pt" style:font-size-complex="20pt" fo:letter-spacing="0.2pt" fo:language="cs" style:language-complex="ar" fo:country="CZ" style:country-complex="SA"/>
    </style:style>
    <style:style style:family="text" style:name="T426">
      <style:text-properties fo:color="#009baa" fo:font-family="Montserrat ExtraBold" style:font-family-complex="Montserrat ExtraBold" fo:font-size="26pt" style:font-size-complex="20pt" fo:letter-spacing="0.2pt" fo:language="en" style:language-complex="ar" fo:country="US" style:country-complex="SA"/>
    </style:style>
    <style:style style:family="text" style:name="T427">
      <style:text-properties fo:color="#009baa" fo:font-family="Montserrat ExtraBold" style:font-family-complex="Montserrat ExtraBold" fo:font-size="26pt" style:font-size-complex="20pt" fo:letter-spacing="0.2pt" fo:language="en" style:language-complex="ar" fo:country="US" style:country-complex="SA"/>
    </style:style>
    <style:style style:family="text" style:name="T428">
      <style:text-properties fo:color="#009baa" fo:font-family="Montserrat ExtraBold" style:font-family-complex="Montserrat ExtraBold" fo:font-size="26pt" style:font-size-complex="20pt" fo:letter-spacing="0.2pt" fo:language="cs" style:language-complex="ar" fo:country="CZ" style:country-complex="SA"/>
    </style:style>
    <style:style style:family="text" style:name="T429">
      <style:text-properties fo:language="en" style:language-complex="en" fo:country="US" style:country-complex="US"/>
    </style:style>
    <style:style style:family="text" style:name="T430">
      <style:text-properties fo:language="en" fo:country="US"/>
    </style:style>
    <style:style style:family="text" style:name="T431">
      <style:text-properties fo:color="#009baa" fo:font-family="Montserrat ExtraBold" style:font-family-complex="Montserrat ExtraBold" fo:font-size="26pt" style:font-size-complex="20pt" fo:letter-spacing="0.2pt" fo:language="cs" style:language-complex="ar" fo:country="CZ" style:country-complex="SA"/>
    </style:style>
    <style:style style:family="text" style:name="T432">
      <style:text-properties fo:language="en" style:language-complex="en" fo:country="US" style:country-complex="US"/>
    </style:style>
    <style:style style:family="text" style:name="T433">
      <style:text-properties fo:language="en" style:language-complex="en" fo:country="US" style:country-complex="US"/>
    </style:style>
    <style:style style:family="text" style:name="T434">
      <style:text-properties fo:language="en" fo:country="US"/>
    </style:style>
    <style:style style:family="text" style:name="T435">
      <style:text-properties fo:color="#009baa" fo:font-family="Montserrat ExtraBold" style:font-family-complex="Montserrat ExtraBold" fo:font-size="26pt" style:font-size-complex="20pt" fo:letter-spacing="0.2pt" fo:language="cs" style:language-complex="ar" fo:country="CZ" style:country-complex="SA"/>
    </style:style>
    <style:style style:parent-style-name="755" style:family="paragraph" style:name="P39">
      <style:paragraph-properties/>
      <style:text-properties fo:color="#009baa" fo:font-family="Montserrat ExtraBold" style:font-family-asian="Times New Roman" style:font-family-complex="Montserrat ExtraBold" fo:font-size="16pt" style:font-size-complex="16pt" fo:letter-spacing="0.1pt" fo:language="cs" style:language-complex="ar" fo:country="CZ" style:country-complex="SA"/>
    </style:style>
    <style:style style:family="text" style:name="T436">
      <style:text-properties fo:color="#009baa" fo:font-family="Montserrat ExtraBold" style:font-family-complex="Montserrat ExtraBold" fo:font-size="16pt" style:font-size-complex="16pt" fo:letter-spacing="0.1pt" fo:language="en" style:language-complex="ar" fo:country="US" style:country-complex="SA"/>
    </style:style>
    <style:style style:family="text" style:name="T437">
      <style:text-properties fo:color="#009baa" fo:font-family="Montserrat ExtraBold" style:font-family-complex="Montserrat ExtraBold" fo:font-size="16pt" style:font-size-complex="16pt" fo:letter-spacing="0.1pt" fo:language="en" style:language-complex="ar" fo:country="US" style:country-complex="SA"/>
    </style:style>
    <style:style style:family="text" style:name="T438">
      <style:text-properties fo:color="#009baa" fo:font-family="Montserrat ExtraBold" style:font-family-complex="Montserrat ExtraBold" fo:font-size="16pt" style:font-size-complex="16pt" fo:letter-spacing="0.1pt" fo:language="cs" style:language-complex="ar" fo:country="CZ" style:country-complex="SA"/>
    </style:style>
    <style:style style:family="paragraph" style:name="P40">
      <style:paragraph-properties/>
      <style:text-properties/>
    </style:style>
    <style:style style:family="text" style:name="T439">
      <style:text-properties fo:language="cs" fo:country="CZ"/>
    </style:style>
    <style:style style:family="text" style:name="T440">
      <style:text-properties fo:language="en" fo:country="US"/>
    </style:style>
    <style:style style:parent-style-name="755" style:family="paragraph" style:name="P41">
      <style:paragraph-properties/>
      <style:text-properties fo:color="#009baa" fo:font-family="Montserrat ExtraBold" style:font-family-asian="Times New Roman" style:font-family-complex="Montserrat ExtraBold" fo:font-size="16pt" style:font-size-complex="16pt" fo:letter-spacing="0.1pt" fo:language="cs" style:language-complex="ar" fo:country="CZ" style:country-complex="SA"/>
    </style:style>
    <style:style style:family="text" style:name="T441">
      <style:text-properties fo:color="#009baa" fo:font-family="Montserrat ExtraBold" style:font-family-complex="Montserrat ExtraBold" fo:font-size="16pt" style:font-size-complex="16pt" fo:letter-spacing="0.1pt" fo:language="en" style:language-complex="ar" fo:country="US" style:country-complex="SA"/>
    </style:style>
    <style:style style:family="text" style:name="T442">
      <style:text-properties fo:color="#009baa" fo:font-family="Montserrat ExtraBold" style:font-family-complex="Montserrat ExtraBold" fo:font-size="16pt" style:font-size-complex="16pt" fo:letter-spacing="0.1pt" fo:language="en" style:language-complex="en" fo:country="US" style:country-complex="US"/>
    </style:style>
    <style:style style:family="text" style:name="T443">
      <style:text-properties fo:color="#009baa" fo:font-family="Montserrat ExtraBold" style:font-family-complex="Montserrat ExtraBold" fo:font-size="16pt" style:font-size-complex="16pt" fo:letter-spacing="0.1pt" fo:language="cs" style:language-complex="ar" fo:country="CZ" style:country-complex="SA"/>
    </style:style>
    <style:style style:family="paragraph" style:name="P42">
      <style:paragraph-properties/>
      <style:text-properties fo:language="cs" fo:country="CZ"/>
    </style:style>
    <style:style style:family="text" style:name="T444">
      <style:text-properties fo:language="cs" fo:country="CZ"/>
    </style:style>
    <style:style style:family="text" style:name="T445">
      <style:text-properties fo:language="cs" fo:country="CZ"/>
    </style:style>
    <style:style style:parent-style-name="766" style:list-style-name="WWNum19" style:family="paragraph" style:name="P43">
      <style:paragraph-properties/>
      <style:text-properties fo:color="#4b4b4d" fo:font-family="Montserrat" style:font-family-asian="Times New Roman" style:font-family-complex="Montserrat" fo:font-size="8.5pt" style:font-size-complex="11pt" fo:letter-spacing="0.2pt" fo:language="cs" style:language-complex="ar" fo:country="CZ" style:country-complex="SA"/>
    </style:style>
    <style:style style:family="text" style:name="T446">
      <style:text-properties fo:language="cs" style:language-complex="cs" fo:country="CZ" style:country-complex="CZ"/>
    </style:style>
    <style:style style:family="text" style:name="T447">
      <style:text-properties fo:language="cs" fo:country="CZ"/>
    </style:style>
    <style:style style:parent-style-name="766" style:list-style-name="WWNum19" style:family="paragraph" style:name="P44">
      <style:paragraph-properties/>
      <style:text-properties fo:color="#4b4b4d" fo:font-family="Montserrat" style:font-family-asian="Times New Roman" style:font-family-complex="Montserrat" fo:font-size="8.5pt" style:font-size-complex="11pt" fo:letter-spacing="0.2pt" fo:language="cs" style:language-complex="ar" fo:country="CZ" style:country-complex="SA"/>
    </style:style>
    <style:style style:family="text" style:name="T448">
      <style:text-properties fo:language="cs" style:language-complex="cs" fo:country="CZ" style:country-complex="CZ"/>
    </style:style>
    <style:style style:family="text" style:name="T449">
      <style:text-properties fo:language="cs" fo:country="CZ"/>
    </style:style>
    <style:style style:parent-style-name="766" style:list-style-name="WWNum19" style:family="paragraph" style:name="P45">
      <style:paragraph-properties/>
      <style:text-properties fo:color="#4b4b4d" fo:font-family="Montserrat" style:font-family-asian="Times New Roman" style:font-family-complex="Montserrat" fo:font-size="8.5pt" style:font-size-complex="11pt" fo:letter-spacing="0.2pt" fo:language="cs" style:language-complex="ar" fo:country="CZ" style:country-complex="SA"/>
    </style:style>
    <style:style style:family="text" style:name="T450">
      <style:text-properties fo:language="cs" style:language-complex="cs" fo:country="CZ" style:country-complex="CZ"/>
    </style:style>
    <style:style style:family="text" style:name="T451">
      <style:text-properties fo:language="cs" fo:country="CZ"/>
    </style:style>
    <style:style style:parent-style-name="766" style:list-style-name="WWNum19" style:family="paragraph" style:name="P46">
      <style:paragraph-properties/>
      <style:text-properties fo:color="#4b4b4d" fo:font-family="Montserrat" style:font-family-asian="Times New Roman" style:font-family-complex="Montserrat" fo:font-size="8.5pt" style:font-size-complex="11pt" fo:letter-spacing="0.2pt" fo:language="cs" style:language-complex="ar" fo:country="CZ" style:country-complex="SA"/>
    </style:style>
    <style:style style:family="text" style:name="T452">
      <style:text-properties fo:language="cs" style:language-complex="cs" fo:country="CZ" style:country-complex="CZ"/>
    </style:style>
    <style:style style:family="text" style:name="T453">
      <style:text-properties fo:language="cs" style:language-complex="cs" fo:country="CZ" style:country-complex="CZ"/>
    </style:style>
    <style:style style:family="text" style:name="T454">
      <style:text-properties fo:language="cs" style:language-complex="cs" fo:country="CZ" style:country-complex="CZ"/>
    </style:style>
    <style:style style:family="paragraph" style:name="P47">
      <style:paragraph-properties/>
      <style:text-properties fo:language="en" style:language-complex="en" fo:country="US" style:country-complex="US"/>
    </style:style>
    <style:style style:family="text" style:name="T455">
      <style:text-properties fo:language="en" style:language-complex="en" fo:country="US" style:country-complex="US"/>
    </style:style>
    <style:style style:family="text" style:name="T456">
      <style:text-properties fo:language="en" style:language-complex="en" fo:country="US" style:country-complex="US"/>
    </style:style>
    <style:style style:family="paragraph" style:name="P48">
      <style:paragraph-properties fo:break-before="page"/>
      <style:text-properties fo:language="en" style:language-complex="ar" fo:country="US" style:country-complex="SA"/>
    </style:style>
    <style:style style:family="text" style:name="T457">
      <style:text-properties fo:language="en" style:language-complex="en" fo:country="US" style:country-complex="US"/>
    </style:style>
    <style:style style:family="text" style:name="T458">
      <style:text-properties fo:language="en" fo:country="US"/>
    </style:style>
    <style:style style:parent-style-name="755" style:family="paragraph" style:name="P49">
      <style:paragraph-properties/>
      <style:text-properties fo:color="#009baa" fo:font-family="Montserrat ExtraBold" style:font-family-asian="Times New Roman" style:font-family-complex="Montserrat ExtraBold" fo:font-size="16pt" style:font-size-complex="16pt" fo:letter-spacing="0.1pt" fo:language="cs" style:language-complex="ar" fo:country="CZ" style:country-complex="SA"/>
    </style:style>
    <style:style style:family="text" style:name="T459">
      <style:text-properties fo:color="#009baa" fo:font-family="Montserrat ExtraBold" style:font-family-complex="Montserrat ExtraBold" fo:font-size="16pt" style:font-size-complex="16pt" fo:letter-spacing="0.1pt" fo:language="en" style:language-complex="ar" fo:country="US" style:country-complex="SA"/>
    </style:style>
    <style:style style:family="text" style:name="T460">
      <style:text-properties fo:color="#009baa" fo:font-family="Montserrat ExtraBold" style:font-family-complex="Montserrat ExtraBold" fo:font-size="16pt" style:font-size-complex="16pt" fo:letter-spacing="0.1pt" fo:language="en" style:language-complex="ar" fo:country="US" style:country-complex="SA"/>
    </style:style>
    <style:style style:family="text" style:name="T461">
      <style:text-properties fo:color="#009baa" fo:font-family="Montserrat ExtraBold" style:font-family-complex="Montserrat ExtraBold" fo:font-size="16pt" style:font-size-complex="16pt" fo:letter-spacing="0.1pt" fo:language="en" style:language-complex="ar" fo:country="US" style:country-complex="SA"/>
    </style:style>
    <style:style style:family="paragraph" style:name="P50">
      <style:paragraph-properties/>
      <style:text-properties fo:language="en" style:language-complex="ar" fo:country="US" style:country-complex="SA"/>
    </style:style>
    <style:style style:family="text" style:name="T462">
      <style:text-properties fo:language="cs" fo:country="CZ"/>
    </style:style>
    <style:style style:family="text" style:name="T463">
      <style:text-properties fo:language="en" style:language-complex="ar" fo:country="US" style:country-complex="SA"/>
    </style:style>
    <style:style style:parent-style-name="756" style:family="paragraph" style:name="P51">
      <style:paragraph-properties/>
      <style:text-properties fo:color="#009baa" fo:font-family="Montserrat ExtraBold" style:font-family-asian="Times New Roman" style:font-family-complex="Montserrat ExtraBold" fo:font-size="12pt" style:font-size-complex="12pt" fo:letter-spacing="0.1pt" fo:language="cs" style:language-complex="ar" fo:country="CZ" style:country-complex="SA"/>
    </style:style>
    <style:style style:family="text" style:name="T464">
      <style:text-properties fo:color="#009baa" fo:font-family="Montserrat ExtraBold" style:font-family-complex="Montserrat ExtraBold" fo:font-size="12pt" style:font-size-complex="12pt" fo:letter-spacing="0.1pt" fo:language="en" style:language-complex="en" fo:country="US" style:country-complex="US"/>
    </style:style>
    <style:style style:family="text" style:name="T465">
      <style:text-properties fo:color="#009baa" fo:font-family="Montserrat ExtraBold" style:font-family-complex="Montserrat ExtraBold" fo:font-size="12pt" style:font-size-complex="12pt" fo:letter-spacing="0.1pt" fo:language="en" style:language-complex="ar" fo:country="US" style:country-complex="SA"/>
    </style:style>
    <style:style style:family="text" style:name="T466">
      <style:text-properties fo:color="#009baa" fo:font-family="Montserrat ExtraBold" style:font-family-complex="Montserrat ExtraBold" fo:font-size="12pt" style:font-size-complex="12pt" fo:letter-spacing="0.1pt" fo:language="cs" style:language-complex="ar" fo:country="CZ" style:country-complex="SA"/>
    </style:style>
    <style:style style:family="text" style:name="T467">
      <style:text-properties fo:color="#009baa" fo:font-family="Montserrat ExtraBold" style:font-family-complex="Montserrat ExtraBold" fo:font-size="12pt" style:font-size-complex="12pt" fo:letter-spacing="0.1pt" fo:language="cs" style:language-complex="ar" fo:country="CZ" style:country-complex="SA"/>
    </style:style>
    <style:style style:family="paragraph" style:name="P52">
      <style:paragraph-properties/>
      <style:text-properties/>
    </style:style>
    <style:style style:family="text" style:name="T468">
      <style:text-properties fo:language="en" fo:country="US"/>
    </style:style>
    <style:style style:family="text" style:name="T469">
      <style:text-properties fo:language="en" fo:country="US"/>
    </style:style>
    <style:style style:family="text" style:name="T470">
      <style:text-properties fo:language="cs" fo:country="CZ"/>
    </style:style>
    <style:style style:family="paragraph" style:name="P53">
      <style:paragraph-properties style:line-height-at-least="14pt" fo:margin-left="0cm" fo:margin-right="0cm" fo:text-indent="0cm" fo:background-color="#282b2e" fo:border="none"/>
      <style:text-properties fo:font-size="8pt" style:font-size-complex="8pt" fo:language="en" fo:country="US"/>
    </style:style>
    <style:style style:family="text" style:name="T471">
      <style:text-properties fo:color="#a9b7c6" fo:font-family="Arial" style:font-family-complex="Arial" fo:font-size="8pt" style:font-size-complex="8pt" fo:language="en" fo:country="US"/>
    </style:style>
    <style:style style:family="text" style:name="T472">
      <style:text-properties fo:color="#6a8759" fo:font-family="Arial" style:font-family-complex="Arial" fo:font-size="8pt" style:font-size-complex="8pt" fo:language="en" fo:country="US"/>
    </style:style>
    <style:style style:family="text" style:name="T473">
      <style:text-properties fo:color="#a9b7c6" fo:font-family="Arial" style:font-family-complex="Arial" fo:font-size="8pt" style:font-size-complex="8pt" fo:language="en" fo:country="US"/>
    </style:style>
    <style:style style:family="text" style:name="T474">
      <style:text-properties fo:color="#a9b7c6" fo:font-family="Arial" style:font-family-complex="Arial" fo:font-size="8pt" style:font-size-complex="8pt" fo:language="cs" fo:country="CZ"/>
    </style:style>
    <style:style style:family="text" style:name="T475">
      <style:text-properties fo:font-size="8pt" style:font-size-complex="8pt" fo:language="en" fo:country="US"/>
    </style:style>
    <style:style style:family="text" style:name="T476">
      <style:text-properties fo:font-size="8pt" style:font-size-complex="8pt" fo:language="en" fo:country="US"/>
    </style:style>
    <style:style style:family="paragraph" style:name="P54">
      <style:paragraph-properties style:line-height-at-least="14pt" fo:margin-left="0cm" fo:margin-right="0cm" fo:text-indent="0cm" fo:background-color="#282b2e" fo:border="none"/>
      <style:text-properties fo:font-size="8pt" style:font-size-complex="8pt" fo:language="en" fo:country="US"/>
    </style:style>
    <style:style style:family="text" style:name="T477">
      <style:text-properties fo:color="#a9b7c6" fo:font-family="Arial" style:font-family-complex="Arial" fo:font-size="8pt" style:font-size-complex="8pt" fo:language="en" fo:country="US"/>
    </style:style>
    <style:style style:family="text" style:name="T478">
      <style:text-properties fo:color="#6a8759" fo:font-family="Arial" style:font-family-complex="Arial" fo:font-size="8pt" style:font-size-complex="8pt" fo:language="en" fo:country="US"/>
    </style:style>
    <style:style style:family="text" style:name="T479">
      <style:text-properties fo:color="#a9b7c6" fo:font-family="Arial" style:font-family-complex="Arial" fo:font-size="8pt" style:font-size-complex="8pt" fo:language="cs" fo:country="CZ"/>
    </style:style>
    <style:style style:family="text" style:name="T480">
      <style:text-properties fo:font-size="8pt" style:font-size-complex="8pt" fo:language="en" fo:country="US"/>
    </style:style>
    <style:style style:family="text" style:name="T481">
      <style:text-properties fo:font-size="8pt" style:font-size-complex="8pt" fo:language="en" fo:country="US"/>
    </style:style>
    <style:style style:family="paragraph" style:name="P55">
      <style:paragraph-properties style:line-height-at-least="14pt" fo:margin-left="0cm" fo:margin-right="0cm" fo:text-indent="0cm" fo:background-color="#282b2e" fo:border="none"/>
      <style:text-properties fo:font-size="8pt" style:font-size-complex="8pt" fo:language="en" fo:country="US"/>
    </style:style>
    <style:style style:family="text" style:name="T482">
      <style:text-properties fo:color="#a9b7c6" fo:font-family="Arial" style:font-family-complex="Arial" fo:font-size="8pt" style:font-size-complex="8pt" fo:language="en" fo:country="US"/>
    </style:style>
    <style:style style:family="text" style:name="T483">
      <style:text-properties fo:color="#6897bb" fo:font-family="Arial" style:font-family-complex="Arial" fo:font-size="8pt" style:font-size-complex="8pt" fo:language="en" fo:country="US"/>
    </style:style>
    <style:style style:family="text" style:name="T484">
      <style:text-properties fo:color="#a9b7c6" fo:font-family="Arial" style:font-family-complex="Arial" fo:font-size="8pt" style:font-size-complex="8pt" fo:language="en" fo:country="US"/>
    </style:style>
    <style:style style:family="text" style:name="T485">
      <style:text-properties fo:color="#a9b7c6" fo:font-family="Arial" style:font-family-complex="Arial" fo:font-size="8pt" style:font-size-complex="8pt" fo:language="cs" fo:country="CZ"/>
    </style:style>
    <style:style style:family="text" style:name="T486">
      <style:text-properties fo:font-size="8pt" style:font-size-complex="8pt" fo:language="en" fo:country="US"/>
    </style:style>
    <style:style style:family="text" style:name="T487">
      <style:text-properties fo:font-size="8pt" style:font-size-complex="8pt" fo:language="en" fo:country="US"/>
    </style:style>
    <style:style style:family="paragraph" style:name="P56">
      <style:paragraph-properties style:line-height-at-least="14pt" fo:margin-left="0cm" fo:margin-right="0cm" fo:text-indent="0cm" fo:background-color="#282b2e" fo:border="none"/>
      <style:text-properties fo:font-size="8pt" style:font-size-complex="8pt" fo:language="en" fo:country="US"/>
    </style:style>
    <style:style style:family="text" style:name="T488">
      <style:text-properties fo:color="#a9b7c6" fo:font-family="Arial" style:font-family-complex="Arial" fo:font-size="8pt" style:font-size-complex="8pt" fo:language="en" fo:country="US"/>
    </style:style>
    <style:style style:family="text" style:name="T489">
      <style:text-properties fo:color="#6897bb" fo:font-family="Arial" style:font-family-complex="Arial" fo:font-size="8pt" style:font-size-complex="8pt" fo:language="en" fo:country="US"/>
    </style:style>
    <style:style style:family="text" style:name="T490">
      <style:text-properties fo:color="#a9b7c6" fo:font-family="Arial" style:font-family-complex="Arial" fo:font-size="8pt" style:font-size-complex="8pt" fo:language="en" fo:country="US"/>
    </style:style>
    <style:style style:family="text" style:name="T491">
      <style:text-properties fo:color="#a9b7c6" fo:font-family="Arial" style:font-family-complex="Arial" fo:font-size="8pt" style:font-size-complex="8pt" fo:language="cs" fo:country="CZ"/>
    </style:style>
    <style:style style:family="text" style:name="T492">
      <style:text-properties fo:color="#a9b7c6" fo:font-family="Arial" style:font-family-complex="Arial" fo:font-size="8pt" style:font-size-complex="8pt" fo:language="cs" fo:country="CZ"/>
    </style:style>
    <style:style style:family="text" style:name="T493">
      <style:text-properties fo:font-size="8pt" style:font-size-complex="8pt" fo:language="en" fo:country="US"/>
    </style:style>
    <style:style style:family="text" style:name="T494">
      <style:text-properties fo:font-size="8pt" style:font-size-complex="8pt" fo:language="en" fo:country="US"/>
    </style:style>
    <style:style style:family="paragraph" style:name="P57">
      <style:paragraph-properties style:line-height-at-least="14pt" fo:margin-left="0cm" fo:margin-right="0cm" fo:text-indent="0cm" fo:background-color="#282b2e" fo:border="none"/>
      <style:text-properties fo:font-size="8pt" style:font-size-complex="8pt" fo:language="en" fo:country="US"/>
    </style:style>
    <style:style style:family="text" style:name="T495">
      <style:text-properties fo:color="#a9b7c6" fo:font-family="Arial" style:font-family-complex="Arial" fo:font-size="8pt" style:font-size-complex="8pt" fo:language="en" fo:country="US"/>
    </style:style>
    <style:style style:family="text" style:name="T496">
      <style:text-properties fo:color="#6a8759" fo:font-family="Arial" style:font-family-complex="Arial" fo:font-size="8pt" style:font-size-complex="8pt" fo:language="en" fo:country="US"/>
    </style:style>
    <style:style style:family="text" style:name="T497">
      <style:text-properties fo:color="#a9b7c6" fo:font-family="Arial" style:font-family-complex="Arial" fo:font-size="8pt" style:font-size-complex="8pt" fo:language="en" fo:country="US"/>
    </style:style>
    <style:style style:family="text" style:name="T498">
      <style:text-properties fo:font-size="8pt" style:font-size-complex="8pt" fo:language="en" fo:country="US"/>
    </style:style>
    <style:style style:family="text" style:name="T499">
      <style:text-properties fo:font-size="8pt" style:font-size-complex="8pt" fo:language="en" fo:country="US"/>
    </style:style>
    <style:style style:family="paragraph" style:name="P58">
      <style:paragraph-properties style:line-height-at-least="14pt" fo:margin-left="0cm" fo:margin-right="0cm" fo:text-indent="0cm" fo:background-color="#282b2e" fo:border="none"/>
      <style:text-properties fo:font-size="8pt" style:font-size-complex="8pt" fo:language="en" fo:country="US"/>
    </style:style>
    <style:style style:family="text" style:name="T500">
      <style:text-properties fo:color="#a9b7c6" fo:font-family="Arial" style:font-family-complex="Arial" fo:font-size="8pt" style:font-size-complex="8pt" fo:language="en" fo:country="US"/>
    </style:style>
    <style:style style:family="text" style:name="T501">
      <style:text-properties fo:color="#6897bb" fo:font-family="Arial" style:font-family-complex="Arial" fo:font-size="8pt" style:font-size-complex="8pt" fo:language="en" fo:country="US"/>
    </style:style>
    <style:style style:family="text" style:name="T502">
      <style:text-properties fo:color="#a9b7c6" fo:font-family="Arial" style:font-family-complex="Arial" fo:font-size="8pt" style:font-size-complex="8pt" fo:language="en" fo:country="US"/>
    </style:style>
    <style:style style:family="text" style:name="T503">
      <style:text-properties fo:color="#a9b7c6" fo:font-family="Arial" style:font-family-complex="Arial" fo:font-size="8pt" style:font-size-complex="8pt" fo:language="cs" fo:country="CZ"/>
    </style:style>
    <style:style style:family="text" style:name="T504">
      <style:text-properties fo:color="#a9b7c6" fo:font-family="Arial" style:font-family-complex="Arial" fo:font-size="8pt" style:font-size-complex="8pt" fo:language="cs" fo:country="CZ"/>
    </style:style>
    <style:style style:family="text" style:name="T505">
      <style:text-properties fo:color="#a9b7c6" fo:font-family="Arial" style:font-family-complex="Arial" fo:font-size="8pt" style:font-size-complex="8pt" fo:language="cs" fo:country="CZ"/>
    </style:style>
    <style:style style:family="text" style:name="T506">
      <style:text-properties fo:font-size="8pt" style:font-size-complex="8pt" fo:language="en" fo:country="US"/>
    </style:style>
    <style:style style:family="text" style:name="T507">
      <style:text-properties fo:font-size="8pt" style:font-size-complex="8pt" fo:language="en" fo:country="US"/>
    </style:style>
    <style:style style:family="paragraph" style:name="P59">
      <style:paragraph-properties style:line-height-at-least="14pt" fo:margin-left="0cm" fo:margin-right="0cm" fo:text-indent="0cm" fo:background-color="#282b2e" fo:border="none"/>
      <style:text-properties fo:font-size="8pt" style:font-size-complex="8pt" fo:language="en" fo:country="US"/>
    </style:style>
    <style:style style:family="text" style:name="T508">
      <style:text-properties fo:color="#a9b7c6" fo:font-family="Arial" style:font-family-complex="Arial" fo:font-size="8pt" style:font-size-complex="8pt" fo:language="en" fo:country="US"/>
    </style:style>
    <style:style style:family="text" style:name="T509">
      <style:text-properties fo:color="#6897bb" fo:font-family="Arial" style:font-family-complex="Arial" fo:font-size="8pt" style:font-size-complex="8pt" fo:language="en" fo:country="US"/>
    </style:style>
    <style:style style:family="text" style:name="T510">
      <style:text-properties fo:color="#a9b7c6" fo:font-family="Arial" style:font-family-complex="Arial" fo:font-size="8pt" style:font-size-complex="8pt" fo:language="cs" fo:country="CZ"/>
    </style:style>
    <style:style style:family="text" style:name="T511">
      <style:text-properties fo:font-size="8pt" style:font-size-complex="8pt" fo:language="en" fo:country="US"/>
    </style:style>
    <style:style style:family="text" style:name="T512">
      <style:text-properties fo:font-size="8pt" style:font-size-complex="8pt" fo:language="en" fo:country="US"/>
    </style:style>
    <style:style style:family="paragraph" style:name="P60">
      <style:paragraph-properties style:line-height-at-least="14pt" fo:margin-left="0cm" fo:margin-right="0cm" fo:text-indent="0cm" fo:background-color="#282b2e" fo:border="none"/>
      <style:text-properties fo:font-size="8pt" style:font-size-complex="8pt" fo:language="en" fo:country="US"/>
    </style:style>
    <style:style style:family="text" style:name="T513">
      <style:text-properties fo:color="#a9b7c6" fo:font-family="Arial" style:font-family-complex="Arial" fo:font-size="8pt" style:font-size-complex="8pt" fo:language="en" fo:country="US"/>
    </style:style>
    <style:style style:family="text" style:name="T514">
      <style:text-properties fo:color="#6a8759" fo:font-family="Arial" style:font-family-complex="Arial" fo:font-size="8pt" style:font-size-complex="8pt" fo:language="en" fo:country="US"/>
    </style:style>
    <style:style style:family="text" style:name="T515">
      <style:text-properties fo:color="#a9b7c6" fo:font-family="Arial" style:font-family-complex="Arial" fo:font-size="8pt" style:font-size-complex="8pt" fo:language="cs" fo:country="CZ"/>
    </style:style>
    <style:style style:family="text" style:name="T516">
      <style:text-properties fo:font-size="8pt" style:font-size-complex="8pt" fo:language="en" fo:country="US"/>
    </style:style>
    <style:style style:family="text" style:name="T517">
      <style:text-properties fo:font-size="8pt" style:font-size-complex="8pt" fo:language="en" fo:country="US"/>
    </style:style>
    <style:style style:family="paragraph" style:name="P61">
      <style:paragraph-properties style:line-height-at-least="14pt" fo:margin-left="0cm" fo:margin-right="0cm" fo:text-indent="0cm" fo:background-color="#282b2e" fo:border="none"/>
      <style:text-properties fo:font-size="8pt" style:font-size-complex="8pt" fo:language="en" fo:country="US"/>
    </style:style>
    <style:style style:family="text" style:name="T518">
      <style:text-properties fo:color="#a9b7c6" fo:font-family="Arial" style:font-family-complex="Arial" fo:font-size="8pt" style:font-size-complex="8pt" fo:language="en" fo:country="US"/>
    </style:style>
    <style:style style:family="text" style:name="T519">
      <style:text-properties fo:color="#cc7832" fo:font-family="Arial" style:font-family-complex="Arial" fo:font-size="8pt" style:font-size-complex="8pt" fo:language="en" fo:country="US"/>
    </style:style>
    <style:style style:family="text" style:name="T520">
      <style:text-properties fo:color="#a9b7c6" fo:font-family="Arial" style:font-family-complex="Arial" fo:font-size="8pt" style:font-size-complex="8pt" fo:language="en" fo:country="US"/>
    </style:style>
    <style:style style:family="text" style:name="T521">
      <style:text-properties fo:color="#a9b7c6" fo:font-family="Arial" style:font-family-complex="Arial" fo:font-size="8pt" style:font-size-complex="8pt" fo:language="cs" fo:country="CZ"/>
    </style:style>
    <style:style style:family="text" style:name="T522">
      <style:text-properties fo:font-size="8pt" style:font-size-complex="8pt" fo:language="en" fo:country="US"/>
    </style:style>
    <style:style style:family="text" style:name="T523">
      <style:text-properties fo:font-size="8pt" style:font-size-complex="8pt" fo:language="en" fo:country="US"/>
    </style:style>
    <style:style style:family="paragraph" style:name="P62">
      <style:paragraph-properties style:line-height-at-least="14pt" fo:margin-left="0cm" fo:margin-right="0cm" fo:text-indent="0cm" fo:background-color="#282b2e" fo:border="none"/>
      <style:text-properties fo:font-size="8pt" style:font-size-complex="8pt" fo:language="en" fo:country="US"/>
    </style:style>
    <style:style style:family="text" style:name="T524">
      <style:text-properties fo:color="#a9b7c6" fo:font-family="Arial" style:font-family-complex="Arial" fo:font-size="8pt" style:font-size-complex="8pt" fo:language="en" fo:country="US"/>
    </style:style>
    <style:style style:family="text" style:name="T525">
      <style:text-properties fo:color="#6897bb" fo:font-family="Arial" style:font-family-complex="Arial" fo:font-size="8pt" style:font-size-complex="8pt" fo:language="en" fo:country="US"/>
    </style:style>
    <style:style style:family="text" style:name="T526">
      <style:text-properties fo:color="#a9b7c6" fo:font-family="Arial" style:font-family-complex="Arial" fo:font-size="8pt" style:font-size-complex="8pt" fo:language="en" fo:country="US"/>
    </style:style>
    <style:style style:family="text" style:name="T527">
      <style:text-properties fo:color="#a9b7c6" fo:font-family="Arial" style:font-family-complex="Arial" fo:font-size="8pt" style:font-size-complex="8pt" fo:language="cs" fo:country="CZ"/>
    </style:style>
    <style:style style:family="text" style:name="T528">
      <style:text-properties fo:font-size="8pt" style:font-size-complex="8pt" fo:language="en" fo:country="US"/>
    </style:style>
    <style:style style:family="text" style:name="T529">
      <style:text-properties fo:font-size="8pt" style:font-size-complex="8pt" fo:language="en" fo:country="US"/>
    </style:style>
    <style:style style:family="paragraph" style:name="P63">
      <style:paragraph-properties style:line-height-at-least="14pt" fo:margin-left="0cm" fo:margin-right="0cm" fo:text-indent="0cm" fo:background-color="#282b2e" fo:border="none"/>
      <style:text-properties fo:color="#009baa" fo:font-family="Montserrat ExtraBold" style:font-family-complex="Montserrat ExtraBold" fo:font-size="12pt" style:font-size-complex="12pt" fo:letter-spacing="0.1pt" fo:language="en" style:language-complex="en" fo:country="US" style:country-complex="US"/>
    </style:style>
    <style:style style:family="text" style:name="T530">
      <style:text-properties fo:color="#a9b7c6" fo:font-family="Arial" style:font-family-complex="Arial" fo:font-size="8pt" style:font-size-complex="8pt" fo:letter-spacing="0.1pt" fo:language="en" style:language-complex="en" fo:country="US" style:country-complex="US"/>
    </style:style>
    <style:style style:family="text" style:name="T531">
      <style:text-properties fo:color="#6897bb" fo:font-family="Arial" style:font-family-complex="Arial" fo:font-size="8pt" style:font-size-complex="8pt" fo:letter-spacing="0.1pt" fo:language="en" style:language-complex="en" fo:country="US" style:country-complex="US"/>
    </style:style>
    <style:style style:family="text" style:name="T532">
      <style:text-properties fo:color="#a9b7c6" fo:font-family="Arial" style:font-family-complex="Arial" fo:font-size="8pt" style:font-size-complex="8pt" fo:letter-spacing="0.1pt" fo:language="en" style:language-complex="en" fo:country="US" style:country-complex="US"/>
    </style:style>
    <style:style style:family="text" style:name="T533">
      <style:text-properties fo:color="#a9b7c6" fo:font-family="Arial" style:font-family-complex="Arial" fo:font-size="8pt" style:font-size-complex="8pt" fo:letter-spacing="0.1pt" fo:language="cs" style:language-complex="en" fo:country="CZ" style:country-complex="US"/>
    </style:style>
    <style:style style:family="text" style:name="T534">
      <style:text-properties fo:color="#a9b7c6" fo:font-family="Arial" style:font-family-complex="Arial" fo:font-size="8pt" style:font-size-complex="8pt" fo:letter-spacing="0.1pt" fo:language="cs" style:language-complex="en" fo:country="CZ" style:country-complex="US"/>
    </style:style>
    <style:style style:family="text" style:name="T535">
      <style:text-properties fo:color="#009baa" fo:font-family="Montserrat ExtraBold" style:font-family-complex="Montserrat ExtraBold" fo:font-size="12pt" style:font-size-complex="12pt" fo:letter-spacing="0.1pt" fo:language="en" style:language-complex="en" fo:country="US" style:country-complex="US"/>
    </style:style>
    <style:style style:family="text" style:name="T536">
      <style:text-properties fo:color="#009baa" fo:font-family="Montserrat ExtraBold" style:font-family-complex="Montserrat ExtraBold" fo:font-size="12pt" style:font-size-complex="12pt" fo:letter-spacing="0.1pt" fo:language="en" style:language-complex="en" fo:country="US" style:country-complex="US"/>
    </style:style>
    <style:style style:family="paragraph" style:name="P64">
      <style:paragraph-properties/>
      <style:text-properties/>
    </style:style>
    <style:style style:family="text" style:name="T537">
      <style:text-properties fo:color="#009baa" fo:font-family="Montserrat ExtraBold" style:font-family-complex="Montserrat ExtraBold" fo:font-size="12pt" style:font-size-complex="12pt" fo:letter-spacing="0.1pt" fo:language="en" style:language-complex="en" fo:country="US" style:country-complex="US"/>
    </style:style>
    <style:style style:parent-style-name="756" style:master-page-name="MasterPage3" style:family="paragraph" style:name="P65">
      <style:paragraph-properties fo:break-before="page"/>
      <style:text-properties fo:color="#009baa" fo:font-family="Montserrat ExtraBold" style:font-family-asian="Times New Roman" style:font-family-complex="Montserrat ExtraBold" fo:font-size="12pt" style:font-size-complex="12pt" fo:letter-spacing="0.1pt" fo:language="cs" style:language-complex="ar" fo:country="CZ" style:country-complex="SA"/>
    </style:style>
    <style:style style:family="text" style:name="T538">
      <style:text-properties fo:color="#009baa" fo:font-family="Montserrat ExtraBold" style:font-family-complex="Montserrat ExtraBold" fo:font-size="12pt" style:font-size-complex="12pt" fo:letter-spacing="0.1pt" fo:language="en" style:language-complex="ar" fo:country="US" style:country-complex="SA"/>
    </style:style>
    <style:style style:family="text" style:name="T539">
      <style:text-properties fo:color="#009baa" fo:font-family="Montserrat ExtraBold" style:font-family-complex="Montserrat ExtraBold" fo:font-size="12pt" style:font-size-complex="12pt" fo:letter-spacing="0.1pt" fo:language="cs" style:language-complex="ar" fo:country="CZ" style:country-complex="SA"/>
    </style:style>
    <style:style style:family="text" style:name="T540">
      <style:text-properties fo:color="#009baa" fo:font-family="Montserrat ExtraBold" style:font-family-complex="Montserrat ExtraBold" fo:font-size="12pt" style:font-size-complex="12pt" fo:letter-spacing="0.1pt" fo:language="cs" style:language-complex="ar" fo:country="CZ" style:country-complex="SA"/>
    </style:style>
    <style:style style:parent-style-name="756" style:family="paragraph" style:name="P66">
      <style:paragraph-properties/>
      <style:text-properties fo:color="#009baa" fo:font-family="Montserrat ExtraBold" style:font-family-asian="Times New Roman" style:font-family-complex="Montserrat ExtraBold" fo:font-size="12pt" style:font-size-complex="12pt" fo:letter-spacing="0.1pt" fo:language="cs" style:language-complex="ar" fo:country="CZ" style:country-complex="SA"/>
    </style:style>
    <style:style style:family="text" style:name="T541">
      <style:text-properties fo:color="#009baa" fo:font-family="Montserrat ExtraBold" style:font-family-complex="Montserrat ExtraBold" fo:font-size="12pt" style:font-size-complex="12pt" fo:letter-spacing="0.1pt" fo:language="en" style:language-complex="ar" fo:country="US" style:country-complex="SA"/>
    </style:style>
    <style:style style:family="text" style:name="T542">
      <style:text-properties fo:color="#009baa" fo:font-family="Montserrat ExtraBold" style:font-family-complex="Montserrat ExtraBold" fo:font-size="12pt" style:font-size-complex="12pt" fo:letter-spacing="0.1pt" fo:language="cs" style:language-complex="ar" fo:country="CZ" style:country-complex="SA"/>
    </style:style>
    <style:style style:family="text" style:name="T543">
      <style:text-properties fo:color="#009baa" fo:font-family="Montserrat ExtraBold" style:font-family-complex="Montserrat ExtraBold" fo:font-size="12pt" style:font-size-complex="12pt" fo:letter-spacing="0.1pt" fo:language="cs" style:language-complex="ar" fo:country="CZ" style:country-complex="SA"/>
    </style:style>
    <style:style style:family="paragraph" style:name="P67">
      <style:paragraph-properties/>
      <style:text-properties/>
    </style:style>
    <style:style style:family="text" style:name="T544">
      <style:text-properties fo:language="cs" fo:country="CZ"/>
    </style:style>
    <style:style style:family="paragraph" style:name="P68">
      <style:paragraph-properties/>
      <style:text-properties/>
    </style:style>
    <style:style style:family="text" style:name="T545">
      <style:text-properties fo:language="cs" fo:country="CZ"/>
    </style:style>
    <style:style style:family="paragraph" style:name="P69">
      <style:paragraph-properties fo:line-height="115%" fo:margin-left="0cm" fo:margin-right="0cm" fo:text-indent="0cm" fo:background-color="#282b2e" fo:border="none"/>
      <style:text-properties fo:font-size="8pt" style:font-size-complex="8pt"/>
    </style:style>
    <style:style style:family="text" style:name="T546">
      <style:text-properties fo:color="#a9b7c6" fo:font-family="Arial" style:font-family-complex="Arial" fo:font-size="8pt" style:font-size-complex="8pt"/>
    </style:style>
    <style:style style:family="text" style:name="T547">
      <style:text-properties fo:font-size="8pt" style:font-size-complex="8pt"/>
    </style:style>
    <style:style style:family="text" style:name="T548">
      <style:text-properties fo:font-size="8pt" style:font-size-complex="8pt"/>
    </style:style>
    <style:style style:family="paragraph" style:name="P70">
      <style:paragraph-properties fo:line-height="115%" fo:margin-left="0cm" fo:margin-right="0cm" fo:text-indent="0cm" fo:background-color="#282b2e" fo:border="none"/>
      <style:text-properties fo:font-size="8pt" style:font-size-complex="8pt"/>
    </style:style>
    <style:style style:family="text" style:name="T549">
      <style:text-properties fo:color="#a9b7c6" fo:font-family="Arial" style:font-family-complex="Arial" fo:font-size="8pt" style:font-size-complex="8pt"/>
    </style:style>
    <style:style style:family="text" style:name="T550">
      <style:text-properties fo:color="#6a8759" fo:font-family="Arial" style:font-family-complex="Arial" fo:font-size="8pt" style:font-size-complex="8pt"/>
    </style:style>
    <style:style style:family="text" style:name="T551">
      <style:text-properties fo:color="#a9b7c6" fo:font-family="Arial" style:font-family-complex="Arial" fo:font-size="8pt" style:font-size-complex="8pt"/>
    </style:style>
    <style:style style:family="text" style:name="T552">
      <style:text-properties fo:color="#6a8759" fo:font-family="Arial" style:font-family-complex="Arial" fo:font-size="8pt" style:font-size-complex="8pt"/>
    </style:style>
    <style:style style:family="text" style:name="T553">
      <style:text-properties fo:color="#a9b7c6" fo:font-family="Arial" style:font-family-complex="Arial" fo:font-size="8pt" style:font-size-complex="8pt"/>
    </style:style>
    <style:style style:family="text" style:name="T554">
      <style:text-properties fo:font-size="8pt" style:font-size-complex="8pt"/>
    </style:style>
    <style:style style:family="text" style:name="T555">
      <style:text-properties fo:font-size="8pt" style:font-size-complex="8pt"/>
    </style:style>
    <style:style style:family="paragraph" style:name="P71">
      <style:paragraph-properties fo:line-height="115%" fo:margin-left="0cm" fo:margin-right="0cm" fo:text-indent="0cm" fo:background-color="#282b2e" fo:border="none"/>
      <style:text-properties fo:font-size="8pt" style:font-size-complex="8pt"/>
    </style:style>
    <style:style style:family="text" style:name="T556">
      <style:text-properties fo:color="#a9b7c6" fo:font-family="Arial" style:font-family-complex="Arial" fo:font-size="8pt" style:font-size-complex="8pt"/>
    </style:style>
    <style:style style:family="text" style:name="T557">
      <style:text-properties fo:color="#6a8759" fo:font-family="Arial" style:font-family-complex="Arial" fo:font-size="8pt" style:font-size-complex="8pt"/>
    </style:style>
    <style:style style:family="text" style:name="T558">
      <style:text-properties fo:color="#a9b7c6" fo:font-family="Arial" style:font-family-complex="Arial" fo:font-size="8pt" style:font-size-complex="8pt"/>
    </style:style>
    <style:style style:family="text" style:name="T559">
      <style:text-properties fo:color="#6a8759" fo:font-family="Arial" style:font-family-complex="Arial" fo:font-size="8pt" style:font-size-complex="8pt"/>
    </style:style>
    <style:style style:family="text" style:name="T560">
      <style:text-properties fo:color="#a9b7c6" fo:font-family="Arial" style:font-family-complex="Arial" fo:font-size="8pt" style:font-size-complex="8pt"/>
    </style:style>
    <style:style style:family="text" style:name="T561">
      <style:text-properties fo:font-size="8pt" style:font-size-complex="8pt"/>
    </style:style>
    <style:style style:family="text" style:name="T562">
      <style:text-properties fo:font-size="8pt" style:font-size-complex="8pt"/>
    </style:style>
    <style:style style:family="paragraph" style:name="P72">
      <style:paragraph-properties fo:line-height="115%" fo:margin-left="0cm" fo:margin-right="0cm" fo:text-indent="0cm" fo:background-color="#282b2e" fo:border="none"/>
      <style:text-properties fo:font-size="8pt" style:font-size-complex="8pt"/>
    </style:style>
    <style:style style:family="text" style:name="T563">
      <style:text-properties fo:color="#a9b7c6" fo:font-family="Arial" style:font-family-complex="Arial" fo:font-size="8pt" style:font-size-complex="8pt"/>
    </style:style>
    <style:style style:family="text" style:name="T564">
      <style:text-properties fo:color="#6a8759" fo:font-family="Arial" style:font-family-complex="Arial" fo:font-size="8pt" style:font-size-complex="8pt"/>
    </style:style>
    <style:style style:family="text" style:name="T565">
      <style:text-properties fo:color="#a9b7c6" fo:font-family="Arial" style:font-family-complex="Arial" fo:font-size="8pt" style:font-size-complex="8pt"/>
    </style:style>
    <style:style style:family="text" style:name="T566">
      <style:text-properties fo:color="#6a8759" fo:font-family="Arial" style:font-family-complex="Arial" fo:font-size="8pt" style:font-size-complex="8pt"/>
    </style:style>
    <style:style style:family="text" style:name="T567">
      <style:text-properties fo:color="#a9b7c6" fo:font-family="Arial" style:font-family-complex="Arial" fo:font-size="8pt" style:font-size-complex="8pt"/>
    </style:style>
    <style:style style:family="text" style:name="T568">
      <style:text-properties fo:font-size="8pt" style:font-size-complex="8pt"/>
    </style:style>
    <style:style style:family="text" style:name="T569">
      <style:text-properties fo:font-size="8pt" style:font-size-complex="8pt"/>
    </style:style>
    <style:style style:family="paragraph" style:name="P73">
      <style:paragraph-properties fo:line-height="115%" fo:margin-left="0cm" fo:margin-right="0cm" fo:text-indent="0cm" fo:background-color="#282b2e" fo:border="none"/>
      <style:text-properties fo:font-size="8pt" style:font-size-complex="8pt"/>
    </style:style>
    <style:style style:family="text" style:name="T570">
      <style:text-properties fo:color="#a9b7c6" fo:font-family="Arial" style:font-family-complex="Arial" fo:font-size="8pt" style:font-size-complex="8pt"/>
    </style:style>
    <style:style style:family="text" style:name="T571">
      <style:text-properties fo:color="#6a8759" fo:font-family="Arial" style:font-family-complex="Arial" fo:font-size="8pt" style:font-size-complex="8pt"/>
    </style:style>
    <style:style style:family="text" style:name="T572">
      <style:text-properties fo:color="#a9b7c6" fo:font-family="Arial" style:font-family-complex="Arial" fo:font-size="8pt" style:font-size-complex="8pt"/>
    </style:style>
    <style:style style:family="text" style:name="T573">
      <style:text-properties fo:color="#6a8759" fo:font-family="Arial" style:font-family-complex="Arial" fo:font-size="8pt" style:font-size-complex="8pt"/>
    </style:style>
    <style:style style:family="text" style:name="T574">
      <style:text-properties fo:color="#a9b7c6" fo:font-family="Arial" style:font-family-complex="Arial" fo:font-size="8pt" style:font-size-complex="8pt"/>
    </style:style>
    <style:style style:family="text" style:name="T575">
      <style:text-properties fo:font-size="8pt" style:font-size-complex="8pt"/>
    </style:style>
    <style:style style:family="text" style:name="T576">
      <style:text-properties fo:font-size="8pt" style:font-size-complex="8pt"/>
    </style:style>
    <style:style style:family="paragraph" style:name="P74">
      <style:paragraph-properties fo:line-height="115%" fo:margin-left="0cm" fo:margin-right="0cm" fo:text-indent="0cm" fo:background-color="#282b2e" fo:border="none"/>
      <style:text-properties fo:font-size="8pt" style:font-size-complex="8pt"/>
    </style:style>
    <style:style style:family="text" style:name="T577">
      <style:text-properties fo:color="#a9b7c6" fo:font-family="Arial" style:font-family-complex="Arial" fo:font-size="8pt" style:font-size-complex="8pt"/>
    </style:style>
    <style:style style:family="text" style:name="T578">
      <style:text-properties fo:color="#6a8759" fo:font-family="Arial" style:font-family-complex="Arial" fo:font-size="8pt" style:font-size-complex="8pt"/>
    </style:style>
    <style:style style:family="text" style:name="T579">
      <style:text-properties fo:color="#a9b7c6" fo:font-family="Arial" style:font-family-complex="Arial" fo:font-size="8pt" style:font-size-complex="8pt"/>
    </style:style>
    <style:style style:family="text" style:name="T580">
      <style:text-properties fo:color="#6a8759" fo:font-family="Arial" style:font-family-complex="Arial" fo:font-size="8pt" style:font-size-complex="8pt"/>
    </style:style>
    <style:style style:family="text" style:name="T581">
      <style:text-properties fo:color="#a9b7c6" fo:font-family="Arial" style:font-family-complex="Arial" fo:font-size="8pt" style:font-size-complex="8pt"/>
    </style:style>
    <style:style style:family="text" style:name="T582">
      <style:text-properties fo:font-size="8pt" style:font-size-complex="8pt"/>
    </style:style>
    <style:style style:family="text" style:name="T583">
      <style:text-properties fo:font-size="8pt" style:font-size-complex="8pt"/>
    </style:style>
    <style:style style:family="paragraph" style:name="P75">
      <style:paragraph-properties fo:line-height="115%" fo:margin-left="0cm" fo:margin-right="0cm" fo:text-indent="0cm" fo:background-color="#282b2e" fo:border="none"/>
      <style:text-properties fo:font-size="8pt" style:font-size-complex="8pt"/>
    </style:style>
    <style:style style:family="text" style:name="T584">
      <style:text-properties fo:color="#a9b7c6" fo:font-family="Arial" style:font-family-complex="Arial" fo:font-size="8pt" style:font-size-complex="8pt"/>
    </style:style>
    <style:style style:family="text" style:name="T585">
      <style:text-properties fo:color="#6a8759" fo:font-family="Arial" style:font-family-complex="Arial" fo:font-size="8pt" style:font-size-complex="8pt"/>
    </style:style>
    <style:style style:family="text" style:name="T586">
      <style:text-properties fo:color="#a9b7c6" fo:font-family="Arial" style:font-family-complex="Arial" fo:font-size="8pt" style:font-size-complex="8pt"/>
    </style:style>
    <style:style style:family="text" style:name="T587">
      <style:text-properties fo:color="#6a8759" fo:font-family="Arial" style:font-family-complex="Arial" fo:font-size="8pt" style:font-size-complex="8pt"/>
    </style:style>
    <style:style style:family="text" style:name="T588">
      <style:text-properties fo:color="#a9b7c6" fo:font-family="Arial" style:font-family-complex="Arial" fo:font-size="8pt" style:font-size-complex="8pt"/>
    </style:style>
    <style:style style:family="text" style:name="T589">
      <style:text-properties fo:font-size="8pt" style:font-size-complex="8pt"/>
    </style:style>
    <style:style style:family="text" style:name="T590">
      <style:text-properties fo:font-size="8pt" style:font-size-complex="8pt"/>
    </style:style>
    <style:style style:family="paragraph" style:name="P76">
      <style:paragraph-properties fo:line-height="115%" fo:margin-left="0cm" fo:margin-right="0cm" fo:text-indent="0cm" fo:background-color="#282b2e" fo:border="none"/>
      <style:text-properties fo:font-size="8pt" style:font-size-complex="8pt"/>
    </style:style>
    <style:style style:family="text" style:name="T591">
      <style:text-properties fo:color="#a9b7c6" fo:font-family="Arial" style:font-family-complex="Arial" fo:font-size="8pt" style:font-size-complex="8pt"/>
    </style:style>
    <style:style style:family="text" style:name="T592">
      <style:text-properties fo:color="#6a8759" fo:font-family="Arial" style:font-family-complex="Arial" fo:font-size="8pt" style:font-size-complex="8pt"/>
    </style:style>
    <style:style style:family="text" style:name="T593">
      <style:text-properties fo:color="#a9b7c6" fo:font-family="Arial" style:font-family-complex="Arial" fo:font-size="8pt" style:font-size-complex="8pt"/>
    </style:style>
    <style:style style:family="text" style:name="T594">
      <style:text-properties fo:color="#6a8759" fo:font-family="Arial" style:font-family-complex="Arial" fo:font-size="8pt" style:font-size-complex="8pt"/>
    </style:style>
    <style:style style:family="text" style:name="T595">
      <style:text-properties fo:color="#a9b7c6" fo:font-family="Arial" style:font-family-complex="Arial" fo:font-size="8pt" style:font-size-complex="8pt"/>
    </style:style>
    <style:style style:family="text" style:name="T596">
      <style:text-properties fo:font-size="8pt" style:font-size-complex="8pt"/>
    </style:style>
    <style:style style:family="text" style:name="T597">
      <style:text-properties fo:font-size="8pt" style:font-size-complex="8pt"/>
    </style:style>
    <style:style style:family="paragraph" style:name="P77">
      <style:paragraph-properties fo:line-height="115%" fo:margin-left="0cm" fo:margin-right="0cm" fo:text-indent="0cm" fo:background-color="#282b2e" fo:border="none"/>
      <style:text-properties fo:font-size="8pt" style:font-size-complex="8pt"/>
    </style:style>
    <style:style style:family="text" style:name="T598">
      <style:text-properties fo:color="#a9b7c6" fo:font-family="Arial" style:font-family-complex="Arial" fo:font-size="8pt" style:font-size-complex="8pt"/>
    </style:style>
    <style:style style:family="text" style:name="T599">
      <style:text-properties fo:color="#6a8759" fo:font-family="Arial" style:font-family-complex="Arial" fo:font-size="8pt" style:font-size-complex="8pt"/>
    </style:style>
    <style:style style:family="text" style:name="T600">
      <style:text-properties fo:color="#a9b7c6" fo:font-family="Arial" style:font-family-complex="Arial" fo:font-size="8pt" style:font-size-complex="8pt"/>
    </style:style>
    <style:style style:family="text" style:name="T601">
      <style:text-properties fo:color="#6a8759" fo:font-family="Arial" style:font-family-complex="Arial" fo:font-size="8pt" style:font-size-complex="8pt"/>
    </style:style>
    <style:style style:family="text" style:name="T602">
      <style:text-properties fo:color="#a9b7c6" fo:font-family="Arial" style:font-family-complex="Arial" fo:font-size="8pt" style:font-size-complex="8pt"/>
    </style:style>
    <style:style style:family="text" style:name="T603">
      <style:text-properties fo:font-size="8pt" style:font-size-complex="8pt"/>
    </style:style>
    <style:style style:family="text" style:name="T604">
      <style:text-properties fo:font-size="8pt" style:font-size-complex="8pt"/>
    </style:style>
    <style:style style:family="paragraph" style:name="P78">
      <style:paragraph-properties fo:line-height="115%" fo:margin-left="0cm" fo:margin-right="0cm" fo:text-indent="0cm" fo:background-color="#282b2e" fo:border="none"/>
      <style:text-properties fo:font-size="8pt" style:font-size-complex="8pt"/>
    </style:style>
    <style:style style:family="text" style:name="T605">
      <style:text-properties fo:color="#a9b7c6" fo:font-family="Arial" style:font-family-complex="Arial" fo:font-size="8pt" style:font-size-complex="8pt"/>
    </style:style>
    <style:style style:family="text" style:name="T606">
      <style:text-properties fo:color="#6a8759" fo:font-family="Arial" style:font-family-complex="Arial" fo:font-size="8pt" style:font-size-complex="8pt"/>
    </style:style>
    <style:style style:family="text" style:name="T607">
      <style:text-properties fo:color="#a9b7c6" fo:font-family="Arial" style:font-family-complex="Arial" fo:font-size="8pt" style:font-size-complex="8pt"/>
    </style:style>
    <style:style style:family="text" style:name="T608">
      <style:text-properties fo:color="#6a8759" fo:font-family="Arial" style:font-family-complex="Arial" fo:font-size="8pt" style:font-size-complex="8pt"/>
    </style:style>
    <style:style style:family="text" style:name="T609">
      <style:text-properties fo:color="#a9b7c6" fo:font-family="Arial" style:font-family-complex="Arial" fo:font-size="8pt" style:font-size-complex="8pt"/>
    </style:style>
    <style:style style:family="text" style:name="T610">
      <style:text-properties fo:font-size="8pt" style:font-size-complex="8pt"/>
    </style:style>
    <style:style style:family="text" style:name="T611">
      <style:text-properties fo:font-size="8pt" style:font-size-complex="8pt"/>
    </style:style>
    <style:style style:family="paragraph" style:name="P79">
      <style:paragraph-properties fo:line-height="115%" fo:margin-left="0cm" fo:margin-right="0cm" fo:text-indent="0cm" fo:background-color="#282b2e" fo:border="none"/>
      <style:text-properties fo:font-size="8pt" style:font-size-complex="8pt"/>
    </style:style>
    <style:style style:family="text" style:name="T612">
      <style:text-properties fo:color="#a9b7c6" fo:font-family="Arial" style:font-family-complex="Arial" fo:font-size="8pt" style:font-size-complex="8pt"/>
    </style:style>
    <style:style style:family="text" style:name="T613">
      <style:text-properties fo:font-size="8pt" style:font-size-complex="8pt"/>
    </style:style>
    <style:style style:family="text" style:name="T614">
      <style:text-properties fo:font-size="8pt" style:font-size-complex="8pt"/>
    </style:style>
    <style:style style:family="paragraph" style:name="P80">
      <style:paragraph-properties fo:line-height="115%" fo:margin-left="0cm" fo:margin-right="0cm" fo:text-indent="0cm" fo:background-color="#282b2e" fo:border="none"/>
      <style:text-properties fo:font-size="8pt" style:font-size-complex="8pt"/>
    </style:style>
    <style:style style:family="text" style:name="T615">
      <style:text-properties fo:color="#a9b7c6" fo:font-family="Arial" style:font-family-complex="Arial" fo:font-size="8pt" style:font-size-complex="8pt"/>
    </style:style>
    <style:style style:family="text" style:name="T616">
      <style:text-properties fo:font-size="8pt" style:font-size-complex="8pt"/>
    </style:style>
    <style:style style:family="text" style:name="T617">
      <style:text-properties fo:font-size="8pt" style:font-size-complex="8pt"/>
    </style:style>
    <style:style style:family="paragraph" style:name="P81">
      <style:paragraph-properties fo:line-height="115%" fo:margin-left="0cm" fo:margin-right="0cm" fo:text-indent="0cm" fo:background-color="#282b2e" fo:border="none"/>
      <style:text-properties fo:font-size="8pt" style:font-size-complex="8pt"/>
    </style:style>
    <style:style style:family="text" style:name="T618">
      <style:text-properties fo:color="#a9b7c6" fo:font-family="Arial" style:font-family-complex="Arial" fo:font-size="8pt" style:font-size-complex="8pt"/>
    </style:style>
    <style:style style:family="text" style:name="T619">
      <style:text-properties fo:font-size="8pt" style:font-size-complex="8pt"/>
    </style:style>
    <style:style style:family="text" style:name="T620">
      <style:text-properties fo:font-size="8pt" style:font-size-complex="8pt"/>
    </style:style>
    <style:style style:family="paragraph" style:name="P82">
      <style:paragraph-properties fo:line-height="115%" fo:margin-left="0cm" fo:margin-right="0cm" fo:text-indent="0cm" fo:background-color="#282b2e" fo:border="none"/>
      <style:text-properties fo:font-size="8pt" style:font-size-complex="8pt"/>
    </style:style>
    <style:style style:family="text" style:name="T621">
      <style:text-properties fo:color="#a9b7c6" fo:font-family="Arial" style:font-family-complex="Arial" fo:font-size="8pt" style:font-size-complex="8pt"/>
    </style:style>
    <style:style style:family="text" style:name="T622">
      <style:text-properties fo:color="#6a8759" fo:font-family="Arial" style:font-family-complex="Arial" fo:font-size="8pt" style:font-size-complex="8pt"/>
    </style:style>
    <style:style style:family="text" style:name="T623">
      <style:text-properties fo:color="#a9b7c6" fo:font-family="Arial" style:font-family-complex="Arial" fo:font-size="8pt" style:font-size-complex="8pt"/>
    </style:style>
    <style:style style:family="text" style:name="T624">
      <style:text-properties fo:color="#6a8759" fo:font-family="Arial" style:font-family-complex="Arial" fo:font-size="8pt" style:font-size-complex="8pt"/>
    </style:style>
    <style:style style:family="text" style:name="T625">
      <style:text-properties fo:color="#a9b7c6" fo:font-family="Arial" style:font-family-complex="Arial" fo:font-size="8pt" style:font-size-complex="8pt"/>
    </style:style>
    <style:style style:family="text" style:name="T626">
      <style:text-properties fo:font-size="8pt" style:font-size-complex="8pt"/>
    </style:style>
    <style:style style:family="text" style:name="T627">
      <style:text-properties fo:font-size="8pt" style:font-size-complex="8pt"/>
    </style:style>
    <style:style style:family="paragraph" style:name="P83">
      <style:paragraph-properties fo:line-height="115%" fo:margin-left="0cm" fo:margin-right="0cm" fo:text-indent="0cm" fo:background-color="#282b2e" fo:border="none"/>
      <style:text-properties fo:font-size="8pt" style:font-size-complex="8pt"/>
    </style:style>
    <style:style style:family="text" style:name="T628">
      <style:text-properties fo:color="#a9b7c6" fo:font-family="Arial" style:font-family-complex="Arial" fo:font-size="8pt" style:font-size-complex="8pt"/>
    </style:style>
    <style:style style:family="text" style:name="T629">
      <style:text-properties fo:color="#6a8759" fo:font-family="Arial" style:font-family-complex="Arial" fo:font-size="8pt" style:font-size-complex="8pt"/>
    </style:style>
    <style:style style:family="text" style:name="T630">
      <style:text-properties fo:color="#a9b7c6" fo:font-family="Arial" style:font-family-complex="Arial" fo:font-size="8pt" style:font-size-complex="8pt"/>
    </style:style>
    <style:style style:family="text" style:name="T631">
      <style:text-properties fo:color="#6a8759" fo:font-family="Arial" style:font-family-complex="Arial" fo:font-size="8pt" style:font-size-complex="8pt"/>
    </style:style>
    <style:style style:family="text" style:name="T632">
      <style:text-properties fo:color="#a9b7c6" fo:font-family="Arial" style:font-family-complex="Arial" fo:font-size="8pt" style:font-size-complex="8pt"/>
    </style:style>
    <style:style style:family="text" style:name="T633">
      <style:text-properties fo:font-size="8pt" style:font-size-complex="8pt"/>
    </style:style>
    <style:style style:family="text" style:name="T634">
      <style:text-properties fo:font-size="8pt" style:font-size-complex="8pt"/>
    </style:style>
    <style:style style:family="paragraph" style:name="P84">
      <style:paragraph-properties fo:line-height="115%" fo:margin-left="0cm" fo:margin-right="0cm" fo:text-indent="0cm" fo:background-color="#282b2e" fo:border="none"/>
      <style:text-properties fo:font-size="8pt" style:font-size-complex="8pt"/>
    </style:style>
    <style:style style:family="text" style:name="T635">
      <style:text-properties fo:color="#a9b7c6" fo:font-family="Arial" style:font-family-complex="Arial" fo:font-size="8pt" style:font-size-complex="8pt"/>
    </style:style>
    <style:style style:family="text" style:name="T636">
      <style:text-properties fo:color="#6a8759" fo:font-family="Arial" style:font-family-complex="Arial" fo:font-size="8pt" style:font-size-complex="8pt"/>
    </style:style>
    <style:style style:family="text" style:name="T637">
      <style:text-properties fo:color="#a9b7c6" fo:font-family="Arial" style:font-family-complex="Arial" fo:font-size="8pt" style:font-size-complex="8pt"/>
    </style:style>
    <style:style style:family="text" style:name="T638">
      <style:text-properties fo:color="#6a8759" fo:font-family="Arial" style:font-family-complex="Arial" fo:font-size="8pt" style:font-size-complex="8pt"/>
    </style:style>
    <style:style style:family="text" style:name="T639">
      <style:text-properties fo:color="#a9b7c6" fo:font-family="Arial" style:font-family-complex="Arial" fo:font-size="8pt" style:font-size-complex="8pt"/>
    </style:style>
    <style:style style:family="text" style:name="T640">
      <style:text-properties fo:font-size="8pt" style:font-size-complex="8pt"/>
    </style:style>
    <style:style style:family="text" style:name="T641">
      <style:text-properties fo:font-size="8pt" style:font-size-complex="8pt"/>
    </style:style>
    <style:style style:family="paragraph" style:name="P85">
      <style:paragraph-properties fo:line-height="115%" fo:margin-left="0cm" fo:margin-right="0cm" fo:text-indent="0cm" fo:background-color="#282b2e" fo:border="none"/>
      <style:text-properties fo:font-size="8pt" style:font-size-complex="8pt"/>
    </style:style>
    <style:style style:family="text" style:name="T642">
      <style:text-properties fo:color="#a9b7c6" fo:font-family="Arial" style:font-family-complex="Arial" fo:font-size="8pt" style:font-size-complex="8pt"/>
    </style:style>
    <style:style style:family="text" style:name="T643">
      <style:text-properties fo:color="#6a8759" fo:font-family="Arial" style:font-family-complex="Arial" fo:font-size="8pt" style:font-size-complex="8pt"/>
    </style:style>
    <style:style style:family="text" style:name="T644">
      <style:text-properties fo:color="#a9b7c6" fo:font-family="Arial" style:font-family-complex="Arial" fo:font-size="8pt" style:font-size-complex="8pt"/>
    </style:style>
    <style:style style:family="text" style:name="T645">
      <style:text-properties fo:color="#6a8759" fo:font-family="Arial" style:font-family-complex="Arial" fo:font-size="8pt" style:font-size-complex="8pt"/>
    </style:style>
    <style:style style:family="text" style:name="T646">
      <style:text-properties fo:color="#a9b7c6" fo:font-family="Arial" style:font-family-complex="Arial" fo:font-size="8pt" style:font-size-complex="8pt"/>
    </style:style>
    <style:style style:family="text" style:name="T647">
      <style:text-properties fo:font-size="8pt" style:font-size-complex="8pt"/>
    </style:style>
    <style:style style:family="text" style:name="T648">
      <style:text-properties fo:font-size="8pt" style:font-size-complex="8pt"/>
    </style:style>
    <style:style style:family="paragraph" style:name="P86">
      <style:paragraph-properties fo:line-height="115%" fo:margin-left="0cm" fo:margin-right="0cm" fo:text-indent="0cm" fo:background-color="#282b2e" fo:border="none"/>
      <style:text-properties fo:font-size="8pt" style:font-size-complex="8pt"/>
    </style:style>
    <style:style style:family="text" style:name="T649">
      <style:text-properties fo:color="#a9b7c6" fo:font-family="Arial" style:font-family-complex="Arial" fo:font-size="8pt" style:font-size-complex="8pt"/>
    </style:style>
    <style:style style:family="text" style:name="T650">
      <style:text-properties fo:color="#6a8759" fo:font-family="Arial" style:font-family-complex="Arial" fo:font-size="8pt" style:font-size-complex="8pt"/>
    </style:style>
    <style:style style:family="text" style:name="T651">
      <style:text-properties fo:color="#a9b7c6" fo:font-family="Arial" style:font-family-complex="Arial" fo:font-size="8pt" style:font-size-complex="8pt"/>
    </style:style>
    <style:style style:family="text" style:name="T652">
      <style:text-properties fo:color="#6a8759" fo:font-family="Arial" style:font-family-complex="Arial" fo:font-size="8pt" style:font-size-complex="8pt"/>
    </style:style>
    <style:style style:family="text" style:name="T653">
      <style:text-properties fo:color="#a9b7c6" fo:font-family="Arial" style:font-family-complex="Arial" fo:font-size="8pt" style:font-size-complex="8pt"/>
    </style:style>
    <style:style style:family="text" style:name="T654">
      <style:text-properties fo:font-size="8pt" style:font-size-complex="8pt"/>
    </style:style>
    <style:style style:family="text" style:name="T655">
      <style:text-properties fo:font-size="8pt" style:font-size-complex="8pt"/>
    </style:style>
    <style:style style:family="paragraph" style:name="P87">
      <style:paragraph-properties fo:line-height="115%" fo:margin-left="0cm" fo:margin-right="0cm" fo:text-indent="0cm" fo:background-color="#282b2e" fo:border="none"/>
      <style:text-properties fo:font-size="8pt" style:font-size-complex="8pt"/>
    </style:style>
    <style:style style:family="text" style:name="T656">
      <style:text-properties fo:color="#a9b7c6" fo:font-family="Arial" style:font-family-complex="Arial" fo:font-size="8pt" style:font-size-complex="8pt"/>
    </style:style>
    <style:style style:family="text" style:name="T657">
      <style:text-properties fo:color="#6a8759" fo:font-family="Arial" style:font-family-complex="Arial" fo:font-size="8pt" style:font-size-complex="8pt"/>
    </style:style>
    <style:style style:family="text" style:name="T658">
      <style:text-properties fo:color="#a9b7c6" fo:font-family="Arial" style:font-family-complex="Arial" fo:font-size="8pt" style:font-size-complex="8pt"/>
    </style:style>
    <style:style style:family="text" style:name="T659">
      <style:text-properties fo:color="#6a8759" fo:font-family="Arial" style:font-family-complex="Arial" fo:font-size="8pt" style:font-size-complex="8pt"/>
    </style:style>
    <style:style style:family="text" style:name="T660">
      <style:text-properties fo:color="#a9b7c6" fo:font-family="Arial" style:font-family-complex="Arial" fo:font-size="8pt" style:font-size-complex="8pt"/>
    </style:style>
    <style:style style:family="text" style:name="T661">
      <style:text-properties fo:font-size="8pt" style:font-size-complex="8pt"/>
    </style:style>
    <style:style style:family="text" style:name="T662">
      <style:text-properties fo:font-size="8pt" style:font-size-complex="8pt"/>
    </style:style>
    <style:style style:family="paragraph" style:name="P88">
      <style:paragraph-properties fo:line-height="115%" fo:margin-left="0cm" fo:margin-right="0cm" fo:text-indent="0cm" fo:background-color="#282b2e" fo:border="none"/>
      <style:text-properties fo:font-size="8pt" style:font-size-complex="8pt"/>
    </style:style>
    <style:style style:family="text" style:name="T663">
      <style:text-properties fo:color="#a9b7c6" fo:font-family="Arial" style:font-family-complex="Arial" fo:font-size="8pt" style:font-size-complex="8pt"/>
    </style:style>
    <style:style style:family="text" style:name="T664">
      <style:text-properties fo:font-size="8pt" style:font-size-complex="8pt"/>
    </style:style>
    <style:style style:family="text" style:name="T665">
      <style:text-properties fo:font-size="8pt" style:font-size-complex="8pt"/>
    </style:style>
    <style:style style:family="paragraph" style:name="P89">
      <style:paragraph-properties fo:line-height="115%" fo:margin-left="0cm" fo:margin-right="0cm" fo:text-indent="0cm" fo:background-color="#282b2e" fo:border="none"/>
      <style:text-properties fo:font-size="8pt" style:font-size-complex="8pt"/>
    </style:style>
    <style:style style:family="text" style:name="T666">
      <style:text-properties fo:color="#a9b7c6" fo:font-family="Arial" style:font-family-complex="Arial" fo:font-size="8pt" style:font-size-complex="8pt"/>
    </style:style>
    <style:style style:family="text" style:name="T667">
      <style:text-properties fo:font-size="8pt" style:font-size-complex="8pt"/>
    </style:style>
    <style:style style:family="text" style:name="T668">
      <style:text-properties fo:font-size="8pt" style:font-size-complex="8pt"/>
    </style:style>
    <style:style style:family="paragraph" style:name="P90">
      <style:paragraph-properties fo:line-height="115%" fo:margin-left="0cm" fo:margin-right="0cm" fo:text-indent="0cm" fo:background-color="#282b2e" fo:border="none"/>
      <style:text-properties fo:font-size="8pt" style:font-size-complex="8pt"/>
    </style:style>
    <style:style style:family="text" style:name="T669">
      <style:text-properties fo:color="#a9b7c6" fo:font-family="Arial" style:font-family-complex="Arial" fo:font-size="8pt" style:font-size-complex="8pt"/>
    </style:style>
    <style:style style:family="text" style:name="T670">
      <style:text-properties fo:font-size="8pt" style:font-size-complex="8pt"/>
    </style:style>
    <style:style style:family="text" style:name="T671">
      <style:text-properties fo:font-size="8pt" style:font-size-complex="8pt"/>
    </style:style>
    <style:style style:family="paragraph" style:name="P91">
      <style:paragraph-properties fo:line-height="115%" fo:margin-left="0cm" fo:margin-right="0cm" fo:text-indent="0cm" fo:background-color="#282b2e" fo:border="none"/>
      <style:text-properties fo:font-size="8pt" style:font-size-complex="8pt"/>
    </style:style>
    <style:style style:family="text" style:name="T672">
      <style:text-properties fo:color="#a9b7c6" fo:font-family="Arial" style:font-family-complex="Arial" fo:font-size="8pt" style:font-size-complex="8pt"/>
    </style:style>
    <style:style style:family="text" style:name="T673">
      <style:text-properties fo:color="#6a8759" fo:font-family="Arial" style:font-family-complex="Arial" fo:font-size="8pt" style:font-size-complex="8pt"/>
    </style:style>
    <style:style style:family="text" style:name="T674">
      <style:text-properties fo:color="#a9b7c6" fo:font-family="Arial" style:font-family-complex="Arial" fo:font-size="8pt" style:font-size-complex="8pt"/>
    </style:style>
    <style:style style:family="text" style:name="T675">
      <style:text-properties fo:color="#6a8759" fo:font-family="Arial" style:font-family-complex="Arial" fo:font-size="8pt" style:font-size-complex="8pt"/>
    </style:style>
    <style:style style:family="text" style:name="T676">
      <style:text-properties fo:color="#a9b7c6" fo:font-family="Arial" style:font-family-complex="Arial" fo:font-size="8pt" style:font-size-complex="8pt"/>
    </style:style>
    <style:style style:family="text" style:name="T677">
      <style:text-properties fo:font-size="8pt" style:font-size-complex="8pt"/>
    </style:style>
    <style:style style:family="text" style:name="T678">
      <style:text-properties fo:font-size="8pt" style:font-size-complex="8pt"/>
    </style:style>
    <style:style style:family="paragraph" style:name="P92">
      <style:paragraph-properties fo:line-height="115%" fo:margin-left="0cm" fo:margin-right="0cm" fo:text-indent="0cm" fo:background-color="#282b2e" fo:border="none"/>
      <style:text-properties fo:font-size="8pt" style:font-size-complex="8pt"/>
    </style:style>
    <style:style style:family="text" style:name="T679">
      <style:text-properties fo:color="#a9b7c6" fo:font-family="Arial" style:font-family-complex="Arial" fo:font-size="8pt" style:font-size-complex="8pt"/>
    </style:style>
    <style:style style:family="text" style:name="T680">
      <style:text-properties fo:color="#6a8759" fo:font-family="Arial" style:font-family-complex="Arial" fo:font-size="8pt" style:font-size-complex="8pt"/>
    </style:style>
    <style:style style:family="text" style:name="T681">
      <style:text-properties fo:color="#a9b7c6" fo:font-family="Arial" style:font-family-complex="Arial" fo:font-size="8pt" style:font-size-complex="8pt"/>
    </style:style>
    <style:style style:family="text" style:name="T682">
      <style:text-properties fo:color="#6a8759" fo:font-family="Arial" style:font-family-complex="Arial" fo:font-size="8pt" style:font-size-complex="8pt"/>
    </style:style>
    <style:style style:family="text" style:name="T683">
      <style:text-properties fo:color="#a9b7c6" fo:font-family="Arial" style:font-family-complex="Arial" fo:font-size="8pt" style:font-size-complex="8pt"/>
    </style:style>
    <style:style style:family="text" style:name="T684">
      <style:text-properties fo:font-size="8pt" style:font-size-complex="8pt"/>
    </style:style>
    <style:style style:family="text" style:name="T685">
      <style:text-properties fo:font-size="8pt" style:font-size-complex="8pt"/>
    </style:style>
    <style:style style:family="paragraph" style:name="P93">
      <style:paragraph-properties fo:line-height="115%" fo:margin-left="0cm" fo:margin-right="0cm" fo:text-indent="0cm" fo:background-color="#282b2e" fo:border="none"/>
      <style:text-properties fo:font-size="8pt" style:font-size-complex="8pt"/>
    </style:style>
    <style:style style:family="text" style:name="T686">
      <style:text-properties fo:color="#a9b7c6" fo:font-family="Arial" style:font-family-complex="Arial" fo:font-size="8pt" style:font-size-complex="8pt"/>
    </style:style>
    <style:style style:family="text" style:name="T687">
      <style:text-properties fo:color="#6a8759" fo:font-family="Arial" style:font-family-complex="Arial" fo:font-size="8pt" style:font-size-complex="8pt"/>
    </style:style>
    <style:style style:family="text" style:name="T688">
      <style:text-properties fo:color="#a9b7c6" fo:font-family="Arial" style:font-family-complex="Arial" fo:font-size="8pt" style:font-size-complex="8pt"/>
    </style:style>
    <style:style style:family="text" style:name="T689">
      <style:text-properties fo:color="#6a8759" fo:font-family="Arial" style:font-family-complex="Arial" fo:font-size="8pt" style:font-size-complex="8pt"/>
    </style:style>
    <style:style style:family="text" style:name="T690">
      <style:text-properties fo:color="#a9b7c6" fo:font-family="Arial" style:font-family-complex="Arial" fo:font-size="8pt" style:font-size-complex="8pt"/>
    </style:style>
    <style:style style:family="text" style:name="T691">
      <style:text-properties fo:font-size="8pt" style:font-size-complex="8pt"/>
    </style:style>
    <style:style style:family="text" style:name="T692">
      <style:text-properties fo:font-size="8pt" style:font-size-complex="8pt"/>
    </style:style>
    <style:style style:family="paragraph" style:name="P94">
      <style:paragraph-properties fo:line-height="115%" fo:margin-left="0cm" fo:margin-right="0cm" fo:text-indent="0cm" fo:background-color="#282b2e" fo:border="none"/>
      <style:text-properties fo:font-size="8pt" style:font-size-complex="8pt"/>
    </style:style>
    <style:style style:family="text" style:name="T693">
      <style:text-properties fo:color="#a9b7c6" fo:font-family="Arial" style:font-family-complex="Arial" fo:font-size="8pt" style:font-size-complex="8pt"/>
    </style:style>
    <style:style style:family="text" style:name="T694">
      <style:text-properties fo:color="#6a8759" fo:font-family="Arial" style:font-family-complex="Arial" fo:font-size="8pt" style:font-size-complex="8pt"/>
    </style:style>
    <style:style style:family="text" style:name="T695">
      <style:text-properties fo:color="#a9b7c6" fo:font-family="Arial" style:font-family-complex="Arial" fo:font-size="8pt" style:font-size-complex="8pt"/>
    </style:style>
    <style:style style:family="text" style:name="T696">
      <style:text-properties fo:color="#6a8759" fo:font-family="Arial" style:font-family-complex="Arial" fo:font-size="8pt" style:font-size-complex="8pt"/>
    </style:style>
    <style:style style:family="text" style:name="T697">
      <style:text-properties fo:color="#a9b7c6" fo:font-family="Arial" style:font-family-complex="Arial" fo:font-size="8pt" style:font-size-complex="8pt"/>
    </style:style>
    <style:style style:family="text" style:name="T698">
      <style:text-properties fo:font-size="8pt" style:font-size-complex="8pt"/>
    </style:style>
    <style:style style:family="text" style:name="T699">
      <style:text-properties fo:font-size="8pt" style:font-size-complex="8pt"/>
    </style:style>
    <style:style style:family="paragraph" style:name="P95">
      <style:paragraph-properties fo:line-height="115%" fo:margin-left="0cm" fo:margin-right="0cm" fo:text-indent="0cm" fo:background-color="#282b2e" fo:border="none"/>
      <style:text-properties fo:font-size="8pt" style:font-size-complex="8pt"/>
    </style:style>
    <style:style style:family="text" style:name="T700">
      <style:text-properties fo:color="#a9b7c6" fo:font-family="Arial" style:font-family-complex="Arial" fo:font-size="8pt" style:font-size-complex="8pt"/>
    </style:style>
    <style:style style:family="text" style:name="T701">
      <style:text-properties fo:color="#a9b7c6" fo:font-family="Arial" style:font-family-complex="Arial" fo:font-size="8pt" style:font-size-complex="8pt"/>
    </style:style>
    <style:style style:family="text" style:name="T702">
      <style:text-properties fo:font-size="8pt" style:font-size-complex="8pt"/>
    </style:style>
    <style:style style:family="text" style:name="T703">
      <style:text-properties fo:font-size="8pt" style:font-size-complex="8pt"/>
    </style:style>
    <style:style style:family="paragraph" style:name="P96">
      <style:paragraph-properties fo:line-height="115%" fo:margin-left="0cm" fo:margin-right="0cm" fo:text-indent="0cm" fo:background-color="#282b2e" fo:border="none"/>
      <style:text-properties fo:font-size="8pt" style:font-size-complex="8pt"/>
    </style:style>
    <style:style style:family="text" style:name="T704">
      <style:text-properties fo:color="#a9b7c6" fo:font-family="Arial" style:font-family-complex="Arial" fo:font-size="8pt" style:font-size-complex="8pt"/>
    </style:style>
    <style:style style:family="text" style:name="T705">
      <style:text-properties fo:font-size="8pt" style:font-size-complex="8pt"/>
    </style:style>
    <style:style style:family="text" style:name="T706">
      <style:text-properties fo:font-size="8pt" style:font-size-complex="8pt"/>
    </style:style>
    <style:style style:family="paragraph" style:name="P97">
      <style:paragraph-properties fo:line-height="115%" fo:margin-left="0cm" fo:margin-right="0cm" fo:text-indent="0cm" fo:background-color="#282b2e" fo:border="none"/>
      <style:text-properties fo:font-size="8pt" style:font-size-complex="8pt"/>
    </style:style>
    <style:style style:family="text" style:name="T707">
      <style:text-properties fo:color="#a9b7c6" fo:font-family="Arial" style:font-family-complex="Arial" fo:font-size="8pt" style:font-size-complex="8pt"/>
    </style:style>
    <style:style style:family="text" style:name="T708">
      <style:text-properties fo:color="#6a8759" fo:font-family="Arial" style:font-family-complex="Arial" fo:font-size="8pt" style:font-size-complex="8pt"/>
    </style:style>
    <style:style style:family="text" style:name="T709">
      <style:text-properties fo:color="#a9b7c6" fo:font-family="Arial" style:font-family-complex="Arial" fo:font-size="8pt" style:font-size-complex="8pt"/>
    </style:style>
    <style:style style:family="text" style:name="T710">
      <style:text-properties fo:color="#6a8759" fo:font-family="Arial" style:font-family-complex="Arial" fo:font-size="8pt" style:font-size-complex="8pt"/>
    </style:style>
    <style:style style:family="text" style:name="T711">
      <style:text-properties fo:color="#a9b7c6" fo:font-family="Arial" style:font-family-complex="Arial" fo:font-size="8pt" style:font-size-complex="8pt"/>
    </style:style>
    <style:style style:family="text" style:name="T712">
      <style:text-properties fo:color="#6a8759" fo:font-family="Arial" style:font-family-complex="Arial" fo:font-size="8pt" style:font-size-complex="8pt"/>
    </style:style>
    <style:style style:family="text" style:name="T713">
      <style:text-properties fo:color="#a9b7c6" fo:font-family="Arial" style:font-family-complex="Arial" fo:font-size="8pt" style:font-size-complex="8pt"/>
    </style:style>
    <style:style style:family="text" style:name="T714">
      <style:text-properties fo:font-size="8pt" style:font-size-complex="8pt"/>
    </style:style>
    <style:style style:family="text" style:name="T715">
      <style:text-properties fo:font-size="8pt" style:font-size-complex="8pt"/>
    </style:style>
    <style:style style:family="paragraph" style:name="P98">
      <style:paragraph-properties fo:line-height="115%" fo:margin-left="0cm" fo:margin-right="0cm" fo:text-indent="0cm" fo:background-color="#282b2e" fo:border="none"/>
      <style:text-properties fo:font-size="8pt" style:font-size-complex="8pt"/>
    </style:style>
    <style:style style:family="text" style:name="T716">
      <style:text-properties fo:color="#a9b7c6" fo:font-family="Arial" style:font-family-complex="Arial" fo:font-size="8pt" style:font-size-complex="8pt"/>
    </style:style>
    <style:style style:family="text" style:name="T717">
      <style:text-properties fo:color="#6897bb" fo:font-family="Arial" style:font-family-complex="Arial" fo:font-size="8pt" style:font-size-complex="8pt"/>
    </style:style>
    <style:style style:family="text" style:name="T718">
      <style:text-properties fo:color="#a9b7c6" fo:font-family="Arial" style:font-family-complex="Arial" fo:font-size="8pt" style:font-size-complex="8pt"/>
    </style:style>
    <style:style style:family="text" style:name="T719">
      <style:text-properties fo:color="#6897bb" fo:font-family="Arial" style:font-family-complex="Arial" fo:font-size="8pt" style:font-size-complex="8pt"/>
    </style:style>
    <style:style style:family="text" style:name="T720">
      <style:text-properties fo:color="#a9b7c6" fo:font-family="Arial" style:font-family-complex="Arial" fo:font-size="8pt" style:font-size-complex="8pt"/>
    </style:style>
    <style:style style:family="text" style:name="T721">
      <style:text-properties fo:color="#6897bb" fo:font-family="Arial" style:font-family-complex="Arial" fo:font-size="8pt" style:font-size-complex="8pt"/>
    </style:style>
    <style:style style:family="text" style:name="T722">
      <style:text-properties fo:color="#a9b7c6" fo:font-family="Arial" style:font-family-complex="Arial" fo:font-size="8pt" style:font-size-complex="8pt"/>
    </style:style>
    <style:style style:family="text" style:name="T723">
      <style:text-properties fo:color="#6897bb" fo:font-family="Arial" style:font-family-complex="Arial" fo:font-size="8pt" style:font-size-complex="8pt"/>
    </style:style>
    <style:style style:family="text" style:name="T724">
      <style:text-properties fo:color="#a9b7c6" fo:font-family="Arial" style:font-family-complex="Arial" fo:font-size="8pt" style:font-size-complex="8pt"/>
    </style:style>
    <style:style style:family="text" style:name="T725">
      <style:text-properties fo:color="#6897bb" fo:font-family="Arial" style:font-family-complex="Arial" fo:font-size="8pt" style:font-size-complex="8pt"/>
    </style:style>
    <style:style style:family="text" style:name="T726">
      <style:text-properties fo:color="#a9b7c6" fo:font-family="Arial" style:font-family-complex="Arial" fo:font-size="8pt" style:font-size-complex="8pt"/>
    </style:style>
    <style:style style:family="text" style:name="T727">
      <style:text-properties fo:color="#6897bb" fo:font-family="Arial" style:font-family-complex="Arial" fo:font-size="8pt" style:font-size-complex="8pt"/>
    </style:style>
    <style:style style:family="text" style:name="T728">
      <style:text-properties fo:color="#a9b7c6" fo:font-family="Arial" style:font-family-complex="Arial" fo:font-size="8pt" style:font-size-complex="8pt"/>
    </style:style>
    <style:style style:family="text" style:name="T729">
      <style:text-properties fo:font-size="8pt" style:font-size-complex="8pt"/>
    </style:style>
    <style:style style:family="text" style:name="T730">
      <style:text-properties fo:font-size="8pt" style:font-size-complex="8pt"/>
    </style:style>
    <style:style style:family="paragraph" style:name="P99">
      <style:paragraph-properties/>
      <style:text-properties/>
    </style:style>
    <style:style style:family="text" style:name="T731">
      <style:text-properties fo:language="en" fo:country="US"/>
    </style:style>
    <style:style style:master-page-name="MasterPage4" style:family="paragraph" style:name="P100">
      <style:paragraph-properties fo:break-before="page"/>
      <style:text-properties fo:language="en" fo:country="US"/>
    </style:style>
    <style:style style:family="text" style:name="T732">
      <style:text-properties fo:language="en" style:language-complex="en" fo:country="US" style:country-complex="US"/>
    </style:style>
    <style:style style:family="text" style:name="T733">
      <style:text-properties fo:language="en" fo:country="US"/>
    </style:style>
    <style:style style:family="text" style:name="T734">
      <style:text-properties fo:language="en" fo:country="US"/>
    </style:style>
    <style:style style:parent-style-name="756" style:family="paragraph" style:name="P101">
      <style:paragraph-properties/>
      <style:text-properties fo:color="#009baa" fo:font-family="Montserrat ExtraBold" style:font-family-asian="Times New Roman" style:font-family-complex="Montserrat ExtraBold" fo:font-size="12pt" style:font-size-complex="12pt" fo:letter-spacing="0.1pt" fo:language="cs" style:language-complex="ar" fo:country="CZ" style:country-complex="SA"/>
    </style:style>
    <style:style style:family="text" style:name="T735">
      <style:text-properties fo:color="#009baa" fo:font-family="Montserrat ExtraBold" style:font-family-complex="Montserrat ExtraBold" fo:font-size="12pt" style:font-size-complex="12pt" fo:letter-spacing="0.1pt" fo:language="en" style:language-complex="en" fo:country="US" style:country-complex="US"/>
    </style:style>
    <style:style style:family="text" style:name="T736">
      <style:text-properties fo:color="#009baa" fo:font-family="Montserrat ExtraBold" style:font-family-complex="Montserrat ExtraBold" fo:font-size="12pt" style:font-size-complex="12pt" fo:letter-spacing="0.1pt" fo:language="en" style:language-complex="ar" fo:country="US" style:country-complex="SA"/>
    </style:style>
    <style:style style:family="text" style:name="T737">
      <style:text-properties fo:color="#009baa" fo:font-family="Montserrat ExtraBold" style:font-family-complex="Montserrat ExtraBold" fo:font-size="12pt" style:font-size-complex="12pt" fo:letter-spacing="0.1pt" fo:language="cs" style:language-complex="ar" fo:country="CZ" style:country-complex="SA"/>
    </style:style>
    <style:style style:family="text" style:name="T738">
      <style:text-properties fo:color="#009baa" fo:font-family="Montserrat ExtraBold" style:font-family-complex="Montserrat ExtraBold" fo:font-size="12pt" style:font-size-complex="12pt" fo:letter-spacing="0.1pt" fo:language="cs" style:language-complex="ar" fo:country="CZ" style:country-complex="SA"/>
    </style:style>
    <style:style style:family="paragraph" style:name="P102">
      <style:paragraph-properties/>
      <style:text-properties/>
    </style:style>
    <style:style style:family="text" style:name="T739">
      <style:text-properties fo:language="cs" fo:country="CZ"/>
    </style:style>
    <style:style style:family="paragraph" style:name="P103">
      <style:paragraph-properties/>
      <style:text-properties/>
    </style:style>
    <style:style style:family="text" style:name="T740">
      <style:text-properties fo:language="cs" fo:country="CZ"/>
    </style:style>
    <style:style style:parent-style-name="766" style:list-style-name="WWNum16" style:family="paragraph" style:name="P104">
      <style:paragraph-properties/>
      <style:text-properties fo:color="#4b4b4d" fo:font-family="Montserrat" style:font-family-asian="Times New Roman" style:font-family-complex="Montserrat" fo:font-size="8.5pt" style:font-size-complex="11pt" fo:letter-spacing="0.2pt" fo:language="cs" style:language-complex="ar" fo:country="CZ" style:country-complex="SA"/>
    </style:style>
    <style:style style:family="text" style:name="T741">
      <style:text-properties fo:color="#4b4b4d" fo:font-family="Montserrat" style:font-family-complex="Montserrat" fo:font-size="8.5pt" style:font-size-complex="11pt" fo:letter-spacing="0.2pt" fo:language="cs" style:language-complex="ar" fo:country="CZ" style:country-complex="SA"/>
    </style:style>
    <style:style style:family="text" style:name="T742">
      <style:text-properties fo:color="#4b4b4d" fo:font-family="Montserrat" style:font-family-complex="Montserrat" fo:font-size="8.5pt" style:font-size-complex="11pt" fo:letter-spacing="0.2pt" fo:language="cs" style:language-complex="ar" fo:country="CZ" style:country-complex="SA"/>
    </style:style>
    <style:style style:family="text" style:name="T743">
      <style:text-properties fo:color="#4b4b4d" fo:font-family="Montserrat" style:font-family-complex="Montserrat" fo:font-size="8.5pt" style:font-size-complex="11pt" fo:letter-spacing="0.2pt" fo:language="cs" style:language-complex="ar" fo:country="CZ" style:country-complex="SA"/>
    </style:style>
    <style:style style:parent-style-name="766" style:list-style-name="WWNum16" style:family="paragraph" style:name="P105">
      <style:paragraph-properties/>
      <style:text-properties fo:color="#4b4b4d" fo:font-family="Montserrat" style:font-family-asian="Times New Roman" style:font-family-complex="Montserrat" fo:font-size="8.5pt" style:font-size-complex="11pt" fo:letter-spacing="0.2pt" fo:language="cs" style:language-complex="ar" fo:country="CZ" style:country-complex="SA"/>
    </style:style>
    <style:style style:family="text" style:name="T744">
      <style:text-properties fo:color="#4b4b4d" fo:font-family="Montserrat" style:font-family-complex="Montserrat" fo:font-size="8.5pt" style:font-size-complex="11pt" fo:letter-spacing="0.2pt" fo:language="cs" style:language-complex="ar" fo:country="CZ" style:country-complex="SA"/>
    </style:style>
    <style:style style:family="text" style:name="T745">
      <style:text-properties fo:color="#4b4b4d" fo:font-family="Montserrat" style:font-family-complex="Montserrat" fo:font-size="8.5pt" style:font-size-complex="11pt" fo:letter-spacing="0.2pt" fo:language="cs" style:language-complex="ar" fo:country="CZ" style:country-complex="SA"/>
    </style:style>
    <style:style style:family="text" style:name="T746">
      <style:text-properties fo:color="#4b4b4d" fo:font-family="Montserrat" style:font-family-complex="Montserrat" fo:font-size="8.5pt" style:font-size-complex="11pt" fo:letter-spacing="0.2pt" fo:language="cs" style:language-complex="ar" fo:country="CZ" style:country-complex="SA"/>
    </style:style>
    <style:style style:family="text" style:name="T747">
      <style:text-properties fo:color="#4b4b4d" fo:font-family="Montserrat" style:font-family-complex="Montserrat" fo:font-size="8.5pt" style:font-size-complex="11pt" fo:letter-spacing="0.2pt" fo:language="cs" style:language-complex="ar" fo:country="CZ" style:country-complex="SA"/>
    </style:style>
    <style:style style:family="text" style:name="T748">
      <style:text-properties fo:color="#4b4b4d" fo:font-family="Montserrat" style:font-family-complex="Montserrat" fo:font-size="8.5pt" style:font-size-complex="11pt" fo:letter-spacing="0.2pt" fo:language="cs" style:language-complex="ar" fo:country="CZ" style:country-complex="SA"/>
    </style:style>
    <style:style style:family="text" style:name="T749">
      <style:text-properties fo:color="#4b4b4d" fo:font-family="Montserrat" style:font-family-complex="Montserrat" fo:font-size="8.5pt" style:font-size-complex="11pt" fo:letter-spacing="0.2pt" fo:language="cs" style:language-complex="ar" fo:country="CZ" style:country-complex="SA"/>
    </style:style>
    <style:style style:family="text" style:name="T750">
      <style:text-properties fo:color="#4b4b4d" fo:font-family="Montserrat" style:font-family-complex="Montserrat" fo:font-size="8.5pt" style:font-size-complex="11pt" fo:letter-spacing="0.2pt" fo:language="cs" style:language-complex="ar" fo:country="CZ" style:country-complex="SA"/>
    </style:style>
    <style:style style:family="paragraph" style:name="P106">
      <style:paragraph-properties fo:line-height="115%" fo:margin-left="0cm" fo:margin-right="0cm" fo:text-indent="0cm" fo:background-color="#282b2e" fo:border="none"/>
      <style:text-properties fo:color="#a9b7c6" fo:font-family="Arial" style:font-family-complex="Arial" fo:font-size="8pt" style:font-size-complex="8pt"/>
    </style:style>
    <style:style style:family="text" style:name="T751">
      <style:text-properties fo:color="#a9b7c6" fo:font-family="Arial" style:font-family-complex="Arial" fo:font-size="8pt" style:font-size-complex="8pt"/>
    </style:style>
    <style:style style:family="text" style:name="T752">
      <style:text-properties fo:color="#a9b7c6" fo:font-family="Arial" style:font-family-complex="Arial" fo:font-size="8pt" style:font-size-complex="8pt"/>
    </style:style>
    <style:style style:family="text" style:name="T753">
      <style:text-properties fo:color="#a9b7c6" fo:font-family="Arial" style:font-family-complex="Arial" fo:font-size="8pt" style:font-size-complex="8pt"/>
    </style:style>
    <style:style style:family="paragraph" style:name="P107">
      <style:paragraph-properties fo:line-height="115%" fo:margin-left="0cm" fo:margin-right="0cm" fo:text-indent="0cm" fo:background-color="#282b2e" fo:border="none"/>
      <style:text-properties fo:font-family="Arial" style:font-family-complex="Arial" fo:font-size="8pt" style:font-size-complex="8pt"/>
    </style:style>
    <style:style style:family="text" style:name="T754">
      <style:text-properties fo:color="#a9b7c6" fo:font-family="Arial" style:font-family-complex="Arial" fo:font-size="8pt" style:font-size-complex="8pt"/>
    </style:style>
    <style:style style:family="text" style:name="T755">
      <style:text-properties fo:font-family="Arial" style:font-family-complex="Arial" fo:font-size="8pt" style:font-size-complex="8pt"/>
    </style:style>
    <style:style style:family="text" style:name="T756">
      <style:text-properties fo:font-family="Arial" style:font-family-complex="Arial" fo:font-size="8pt" style:font-size-complex="8pt"/>
    </style:style>
    <style:style style:family="paragraph" style:name="P108">
      <style:paragraph-properties fo:line-height="115%" fo:margin-left="0cm" fo:margin-right="0cm" fo:text-indent="0cm" fo:background-color="#282b2e" fo:border="none"/>
      <style:text-properties fo:font-size="8pt" style:font-size-complex="8pt"/>
    </style:style>
    <style:style style:family="text" style:name="T757">
      <style:text-properties fo:color="#a9b7c6" fo:font-family="Arial" style:font-family-complex="Arial" fo:font-size="8pt" style:font-size-complex="8pt"/>
    </style:style>
    <style:style style:family="text" style:name="T758">
      <style:text-properties fo:font-size="8pt" style:font-size-complex="8pt"/>
    </style:style>
    <style:style style:family="text" style:name="T759">
      <style:text-properties fo:font-size="8pt" style:font-size-complex="8pt"/>
    </style:style>
    <style:style style:family="paragraph" style:name="P109">
      <style:paragraph-properties fo:line-height="115%" fo:margin-left="0cm" fo:margin-right="0cm" fo:text-indent="0cm" fo:background-color="#282b2e" fo:border="none"/>
      <style:text-properties fo:font-size="8pt" style:font-size-complex="8pt"/>
    </style:style>
    <style:style style:family="text" style:name="T760">
      <style:text-properties fo:color="#a9b7c6" fo:font-family="Arial" style:font-family-complex="Arial" fo:font-size="8pt" style:font-size-complex="8pt"/>
    </style:style>
    <style:style style:family="text" style:name="T761">
      <style:text-properties fo:color="#6a8759" fo:font-family="Arial" style:font-family-complex="Arial" fo:font-size="8pt" style:font-size-complex="8pt"/>
    </style:style>
    <style:style style:family="text" style:name="T762">
      <style:text-properties fo:color="#a9b7c6" fo:font-family="Arial" style:font-family-complex="Arial" fo:font-size="8pt" style:font-size-complex="8pt"/>
    </style:style>
    <style:style style:family="text" style:name="T763">
      <style:text-properties fo:color="#6a8759" fo:font-family="Arial" style:font-family-complex="Arial" fo:font-size="8pt" style:font-size-complex="8pt"/>
    </style:style>
    <style:style style:family="text" style:name="T764">
      <style:text-properties fo:color="#a9b7c6" fo:font-family="Arial" style:font-family-complex="Arial" fo:font-size="8pt" style:font-size-complex="8pt"/>
    </style:style>
    <style:style style:family="text" style:name="T765">
      <style:text-properties fo:font-size="8pt" style:font-size-complex="8pt"/>
    </style:style>
    <style:style style:family="text" style:name="T766">
      <style:text-properties fo:font-size="8pt" style:font-size-complex="8pt"/>
    </style:style>
    <style:style style:family="paragraph" style:name="P110">
      <style:paragraph-properties fo:line-height="115%" fo:margin-left="0cm" fo:margin-right="0cm" fo:text-indent="0cm" fo:background-color="#282b2e" fo:border="none"/>
      <style:text-properties fo:font-size="8pt" style:font-size-complex="8pt"/>
    </style:style>
    <style:style style:family="text" style:name="T767">
      <style:text-properties fo:color="#a9b7c6" fo:font-family="Arial" style:font-family-complex="Arial" fo:font-size="8pt" style:font-size-complex="8pt"/>
    </style:style>
    <style:style style:family="text" style:name="T768">
      <style:text-properties fo:font-size="8pt" style:font-size-complex="8pt"/>
    </style:style>
    <style:style style:family="text" style:name="T769">
      <style:text-properties fo:font-size="8pt" style:font-size-complex="8pt"/>
    </style:style>
    <style:style style:family="paragraph" style:name="P111">
      <style:paragraph-properties fo:line-height="115%" fo:margin-left="0cm" fo:margin-right="0cm" fo:text-indent="0cm" fo:background-color="#282b2e" fo:border="none"/>
      <style:text-properties fo:font-size="8pt" style:font-size-complex="8pt"/>
    </style:style>
    <style:style style:family="text" style:name="T770">
      <style:text-properties fo:color="#a9b7c6" fo:font-family="Arial" style:font-family-complex="Arial" fo:font-size="8pt" style:font-size-complex="8pt"/>
    </style:style>
    <style:style style:family="text" style:name="T771">
      <style:text-properties fo:font-size="8pt" style:font-size-complex="8pt"/>
    </style:style>
    <style:style style:family="text" style:name="T772">
      <style:text-properties fo:font-size="8pt" style:font-size-complex="8pt"/>
    </style:style>
    <style:style style:family="paragraph" style:name="P112">
      <style:paragraph-properties fo:line-height="115%" fo:margin-left="0cm" fo:margin-right="0cm" fo:text-indent="0cm" fo:background-color="#282b2e" fo:border="none"/>
      <style:text-properties fo:font-size="8pt" style:font-size-complex="8pt"/>
    </style:style>
    <style:style style:family="text" style:name="T773">
      <style:text-properties fo:color="#a9b7c6" fo:font-family="Arial" style:font-family-complex="Arial" fo:font-size="8pt" style:font-size-complex="8pt"/>
    </style:style>
    <style:style style:family="text" style:name="T774">
      <style:text-properties fo:color="#6a8759" fo:font-family="Arial" style:font-family-complex="Arial" fo:font-size="8pt" style:font-size-complex="8pt"/>
    </style:style>
    <style:style style:family="text" style:name="T775">
      <style:text-properties fo:color="#a9b7c6" fo:font-family="Arial" style:font-family-complex="Arial" fo:font-size="8pt" style:font-size-complex="8pt"/>
    </style:style>
    <style:style style:family="text" style:name="T776">
      <style:text-properties fo:color="#6a8759" fo:font-family="Arial" style:font-family-complex="Arial" fo:font-size="8pt" style:font-size-complex="8pt"/>
    </style:style>
    <style:style style:family="text" style:name="T777">
      <style:text-properties fo:color="#a9b7c6" fo:font-family="Arial" style:font-family-complex="Arial" fo:font-size="8pt" style:font-size-complex="8pt"/>
    </style:style>
    <style:style style:family="text" style:name="T778">
      <style:text-properties fo:font-size="8pt" style:font-size-complex="8pt"/>
    </style:style>
    <style:style style:family="text" style:name="T779">
      <style:text-properties fo:font-size="8pt" style:font-size-complex="8pt"/>
    </style:style>
    <style:style style:family="paragraph" style:name="P113">
      <style:paragraph-properties fo:line-height="115%" fo:margin-left="0cm" fo:margin-right="0cm" fo:text-indent="0cm" fo:background-color="#282b2e" fo:border="none"/>
      <style:text-properties fo:font-size="8pt" style:font-size-complex="8pt"/>
    </style:style>
    <style:style style:family="text" style:name="T780">
      <style:text-properties fo:color="#a9b7c6" fo:font-family="Arial" style:font-family-complex="Arial" fo:font-size="8pt" style:font-size-complex="8pt"/>
    </style:style>
    <style:style style:family="text" style:name="T781">
      <style:text-properties fo:font-size="8pt" style:font-size-complex="8pt"/>
    </style:style>
    <style:style style:family="text" style:name="T782">
      <style:text-properties fo:font-size="8pt" style:font-size-complex="8pt"/>
    </style:style>
    <style:style style:family="paragraph" style:name="P114">
      <style:paragraph-properties fo:line-height="115%" fo:margin-left="0cm" fo:margin-right="0cm" fo:text-indent="0cm" fo:background-color="#282b2e" fo:border="none"/>
      <style:text-properties fo:font-size="8pt" style:font-size-complex="8pt"/>
    </style:style>
    <style:style style:family="text" style:name="T783">
      <style:text-properties fo:color="#a9b7c6" fo:font-family="Arial" style:font-family-complex="Arial" fo:font-size="8pt" style:font-size-complex="8pt"/>
    </style:style>
    <style:style style:family="text" style:name="T784">
      <style:text-properties fo:font-size="8pt" style:font-size-complex="8pt"/>
    </style:style>
    <style:style style:family="text" style:name="T785">
      <style:text-properties fo:font-size="8pt" style:font-size-complex="8pt"/>
    </style:style>
    <style:style style:family="paragraph" style:name="P115">
      <style:paragraph-properties fo:line-height="115%" fo:margin-left="0cm" fo:margin-right="0cm" fo:text-indent="0cm" fo:background-color="#282b2e" fo:border="none"/>
      <style:text-properties fo:font-size="8pt" style:font-size-complex="8pt"/>
    </style:style>
    <style:style style:family="text" style:name="T786">
      <style:text-properties fo:color="#a9b7c6" fo:font-family="Arial" style:font-family-complex="Arial" fo:font-size="8pt" style:font-size-complex="8pt"/>
    </style:style>
    <style:style style:family="text" style:name="T787">
      <style:text-properties fo:color="#6a8759" fo:font-family="Arial" style:font-family-complex="Arial" fo:font-size="8pt" style:font-size-complex="8pt"/>
    </style:style>
    <style:style style:family="text" style:name="T788">
      <style:text-properties fo:color="#a9b7c6" fo:font-family="Arial" style:font-family-complex="Arial" fo:font-size="8pt" style:font-size-complex="8pt"/>
    </style:style>
    <style:style style:family="text" style:name="T789">
      <style:text-properties fo:color="#6a8759" fo:font-family="Arial" style:font-family-complex="Arial" fo:font-size="8pt" style:font-size-complex="8pt"/>
    </style:style>
    <style:style style:family="text" style:name="T790">
      <style:text-properties fo:color="#a9b7c6" fo:font-family="Arial" style:font-family-complex="Arial" fo:font-size="8pt" style:font-size-complex="8pt"/>
    </style:style>
    <style:style style:family="text" style:name="T791">
      <style:text-properties fo:font-size="8pt" style:font-size-complex="8pt"/>
    </style:style>
    <style:style style:family="text" style:name="T792">
      <style:text-properties fo:font-size="8pt" style:font-size-complex="8pt"/>
    </style:style>
    <style:style style:family="paragraph" style:name="P116">
      <style:paragraph-properties fo:line-height="115%" fo:margin-left="0cm" fo:margin-right="0cm" fo:text-indent="0cm" fo:background-color="#282b2e" fo:border="none"/>
      <style:text-properties fo:font-size="8pt" style:font-size-complex="8pt"/>
    </style:style>
    <style:style style:family="text" style:name="T793">
      <style:text-properties fo:color="#a9b7c6" fo:font-family="Arial" style:font-family-complex="Arial" fo:font-size="8pt" style:font-size-complex="8pt"/>
    </style:style>
    <style:style style:family="text" style:name="T794">
      <style:text-properties fo:color="#6a8759" fo:font-family="Arial" style:font-family-complex="Arial" fo:font-size="8pt" style:font-size-complex="8pt"/>
    </style:style>
    <style:style style:family="text" style:name="T795">
      <style:text-properties fo:color="#a9b7c6" fo:font-family="Arial" style:font-family-complex="Arial" fo:font-size="8pt" style:font-size-complex="8pt"/>
    </style:style>
    <style:style style:family="text" style:name="T796">
      <style:text-properties fo:color="#6a8759" fo:font-family="Arial" style:font-family-complex="Arial" fo:font-size="8pt" style:font-size-complex="8pt"/>
    </style:style>
    <style:style style:family="text" style:name="T797">
      <style:text-properties fo:color="#a9b7c6" fo:font-family="Arial" style:font-family-complex="Arial" fo:font-size="8pt" style:font-size-complex="8pt"/>
    </style:style>
    <style:style style:family="text" style:name="T798">
      <style:text-properties fo:font-size="8pt" style:font-size-complex="8pt"/>
    </style:style>
    <style:style style:family="text" style:name="T799">
      <style:text-properties fo:font-size="8pt" style:font-size-complex="8pt"/>
    </style:style>
    <style:style style:family="paragraph" style:name="P117">
      <style:paragraph-properties fo:line-height="115%" fo:margin-left="0cm" fo:margin-right="0cm" fo:text-indent="0cm" fo:background-color="#282b2e" fo:border="none"/>
      <style:text-properties fo:font-size="8pt" style:font-size-complex="8pt"/>
    </style:style>
    <style:style style:family="text" style:name="T800">
      <style:text-properties fo:color="#a9b7c6" fo:font-family="Arial" style:font-family-complex="Arial" fo:font-size="8pt" style:font-size-complex="8pt"/>
    </style:style>
    <style:style style:family="text" style:name="T801">
      <style:text-properties fo:color="#6a8759" fo:font-family="Arial" style:font-family-complex="Arial" fo:font-size="8pt" style:font-size-complex="8pt"/>
    </style:style>
    <style:style style:family="text" style:name="T802">
      <style:text-properties fo:color="#a9b7c6" fo:font-family="Arial" style:font-family-complex="Arial" fo:font-size="8pt" style:font-size-complex="8pt"/>
    </style:style>
    <style:style style:family="text" style:name="T803">
      <style:text-properties fo:color="#6a8759" fo:font-family="Arial" style:font-family-complex="Arial" fo:font-size="8pt" style:font-size-complex="8pt"/>
    </style:style>
    <style:style style:family="text" style:name="T804">
      <style:text-properties fo:color="#a9b7c6" fo:font-family="Arial" style:font-family-complex="Arial" fo:font-size="8pt" style:font-size-complex="8pt"/>
    </style:style>
    <style:style style:family="text" style:name="T805">
      <style:text-properties fo:font-size="8pt" style:font-size-complex="8pt"/>
    </style:style>
    <style:style style:family="text" style:name="T806">
      <style:text-properties fo:font-size="8pt" style:font-size-complex="8pt"/>
    </style:style>
    <style:style style:family="paragraph" style:name="P118">
      <style:paragraph-properties fo:line-height="115%" fo:margin-left="0cm" fo:margin-right="0cm" fo:text-indent="0cm" fo:background-color="#282b2e" fo:border="none"/>
      <style:text-properties fo:font-size="8pt" style:font-size-complex="8pt"/>
    </style:style>
    <style:style style:family="text" style:name="T807">
      <style:text-properties fo:color="#a9b7c6" fo:font-family="Arial" style:font-family-complex="Arial" fo:font-size="8pt" style:font-size-complex="8pt"/>
    </style:style>
    <style:style style:family="text" style:name="T808">
      <style:text-properties fo:color="#6a8759" fo:font-family="Arial" style:font-family-complex="Arial" fo:font-size="8pt" style:font-size-complex="8pt"/>
    </style:style>
    <style:style style:family="text" style:name="T809">
      <style:text-properties fo:color="#a9b7c6" fo:font-family="Arial" style:font-family-complex="Arial" fo:font-size="8pt" style:font-size-complex="8pt"/>
    </style:style>
    <style:style style:family="text" style:name="T810">
      <style:text-properties fo:color="#6a8759" fo:font-family="Arial" style:font-family-complex="Arial" fo:font-size="8pt" style:font-size-complex="8pt"/>
    </style:style>
    <style:style style:family="text" style:name="T811">
      <style:text-properties fo:color="#a9b7c6" fo:font-family="Arial" style:font-family-complex="Arial" fo:font-size="8pt" style:font-size-complex="8pt"/>
    </style:style>
    <style:style style:family="text" style:name="T812">
      <style:text-properties fo:font-size="8pt" style:font-size-complex="8pt"/>
    </style:style>
    <style:style style:family="text" style:name="T813">
      <style:text-properties fo:font-size="8pt" style:font-size-complex="8pt"/>
    </style:style>
    <style:style style:family="paragraph" style:name="P119">
      <style:paragraph-properties fo:line-height="115%" fo:margin-left="0cm" fo:margin-right="0cm" fo:text-indent="0cm" fo:background-color="#282b2e" fo:border="none"/>
      <style:text-properties fo:font-size="8pt" style:font-size-complex="8pt"/>
    </style:style>
    <style:style style:family="text" style:name="T814">
      <style:text-properties fo:color="#a9b7c6" fo:font-family="Arial" style:font-family-complex="Arial" fo:font-size="8pt" style:font-size-complex="8pt"/>
    </style:style>
    <style:style style:family="text" style:name="T815">
      <style:text-properties fo:font-size="8pt" style:font-size-complex="8pt"/>
    </style:style>
    <style:style style:family="text" style:name="T816">
      <style:text-properties fo:font-size="8pt" style:font-size-complex="8pt"/>
    </style:style>
    <style:style style:family="paragraph" style:name="P120">
      <style:paragraph-properties fo:line-height="115%" fo:margin-left="0cm" fo:margin-right="0cm" fo:text-indent="0cm" fo:background-color="#282b2e" fo:border="none"/>
      <style:text-properties fo:font-size="8pt" style:font-size-complex="8pt"/>
    </style:style>
    <style:style style:family="text" style:name="T817">
      <style:text-properties fo:color="#a9b7c6" fo:font-family="Arial" style:font-family-complex="Arial" fo:font-size="8pt" style:font-size-complex="8pt"/>
    </style:style>
    <style:style style:family="text" style:name="T818">
      <style:text-properties fo:font-size="8pt" style:font-size-complex="8pt"/>
    </style:style>
    <style:style style:family="text" style:name="T819">
      <style:text-properties fo:font-size="8pt" style:font-size-complex="8pt"/>
    </style:style>
    <style:style style:family="paragraph" style:name="P121">
      <style:paragraph-properties fo:line-height="115%" fo:margin-left="0cm" fo:margin-right="0cm" fo:text-indent="0cm" fo:background-color="#282b2e" fo:border="none"/>
      <style:text-properties fo:font-size="8pt" style:font-size-complex="8pt"/>
    </style:style>
    <style:style style:family="text" style:name="T820">
      <style:text-properties fo:color="#a9b7c6" fo:font-family="Arial" style:font-family-complex="Arial" fo:font-size="8pt" style:font-size-complex="8pt"/>
    </style:style>
    <style:style style:family="text" style:name="T821">
      <style:text-properties fo:font-size="8pt" style:font-size-complex="8pt"/>
    </style:style>
    <style:style style:family="text" style:name="T822">
      <style:text-properties fo:font-size="8pt" style:font-size-complex="8pt"/>
    </style:style>
    <style:style style:family="paragraph" style:name="P122">
      <style:paragraph-properties fo:line-height="115%" fo:margin-left="0cm" fo:margin-right="0cm" fo:text-indent="0cm" fo:background-color="#282b2e" fo:border="none"/>
      <style:text-properties fo:font-size="8pt" style:font-size-complex="8pt"/>
    </style:style>
    <style:style style:family="text" style:name="T823">
      <style:text-properties fo:color="#a9b7c6" fo:font-family="Arial" style:font-family-complex="Arial" fo:font-size="8pt" style:font-size-complex="8pt"/>
    </style:style>
    <style:style style:family="text" style:name="T824">
      <style:text-properties fo:color="#6a8759" fo:font-family="Arial" style:font-family-complex="Arial" fo:font-size="8pt" style:font-size-complex="8pt"/>
    </style:style>
    <style:style style:family="text" style:name="T825">
      <style:text-properties fo:color="#a9b7c6" fo:font-family="Arial" style:font-family-complex="Arial" fo:font-size="8pt" style:font-size-complex="8pt"/>
    </style:style>
    <style:style style:family="text" style:name="T826">
      <style:text-properties fo:color="#6a8759" fo:font-family="Arial" style:font-family-complex="Arial" fo:font-size="8pt" style:font-size-complex="8pt"/>
    </style:style>
    <style:style style:family="text" style:name="T827">
      <style:text-properties fo:color="#a9b7c6" fo:font-family="Arial" style:font-family-complex="Arial" fo:font-size="8pt" style:font-size-complex="8pt"/>
    </style:style>
    <style:style style:family="text" style:name="T828">
      <style:text-properties fo:font-size="8pt" style:font-size-complex="8pt"/>
    </style:style>
    <style:style style:family="text" style:name="T829">
      <style:text-properties fo:font-size="8pt" style:font-size-complex="8pt"/>
    </style:style>
    <style:style style:family="paragraph" style:name="P123">
      <style:paragraph-properties fo:line-height="115%" fo:margin-left="0cm" fo:margin-right="0cm" fo:text-indent="0cm" fo:background-color="#282b2e" fo:border="none"/>
      <style:text-properties fo:font-size="8pt" style:font-size-complex="8pt"/>
    </style:style>
    <style:style style:family="text" style:name="T830">
      <style:text-properties fo:color="#a9b7c6" fo:font-family="Arial" style:font-family-complex="Arial" fo:font-size="8pt" style:font-size-complex="8pt"/>
    </style:style>
    <style:style style:family="text" style:name="T831">
      <style:text-properties fo:font-size="8pt" style:font-size-complex="8pt"/>
    </style:style>
    <style:style style:family="text" style:name="T832">
      <style:text-properties fo:font-size="8pt" style:font-size-complex="8pt"/>
    </style:style>
    <style:style style:family="paragraph" style:name="P124">
      <style:paragraph-properties fo:line-height="115%" fo:margin-left="0cm" fo:margin-right="0cm" fo:text-indent="0cm" fo:background-color="#282b2e" fo:border="none"/>
      <style:text-properties fo:font-size="8pt" style:font-size-complex="8pt"/>
    </style:style>
    <style:style style:family="text" style:name="T833">
      <style:text-properties fo:color="#a9b7c6" fo:font-family="Arial" style:font-family-complex="Arial" fo:font-size="8pt" style:font-size-complex="8pt"/>
    </style:style>
    <style:style style:family="text" style:name="T834">
      <style:text-properties fo:font-size="8pt" style:font-size-complex="8pt"/>
    </style:style>
    <style:style style:family="text" style:name="T835">
      <style:text-properties fo:font-size="8pt" style:font-size-complex="8pt"/>
    </style:style>
    <style:style style:family="paragraph" style:name="P125">
      <style:paragraph-properties fo:line-height="115%" fo:margin-left="0cm" fo:margin-right="0cm" fo:text-indent="0cm" fo:background-color="#282b2e" fo:border="none"/>
      <style:text-properties fo:font-size="8pt" style:font-size-complex="8pt"/>
    </style:style>
    <style:style style:family="text" style:name="T836">
      <style:text-properties fo:color="#a9b7c6" fo:font-family="Arial" style:font-family-complex="Arial" fo:font-size="8pt" style:font-size-complex="8pt"/>
    </style:style>
    <style:style style:family="text" style:name="T837">
      <style:text-properties fo:color="#6a8759" fo:font-family="Arial" style:font-family-complex="Arial" fo:font-size="8pt" style:font-size-complex="8pt"/>
    </style:style>
    <style:style style:family="text" style:name="T838">
      <style:text-properties fo:color="#a9b7c6" fo:font-family="Arial" style:font-family-complex="Arial" fo:font-size="8pt" style:font-size-complex="8pt"/>
    </style:style>
    <style:style style:family="text" style:name="T839">
      <style:text-properties fo:color="#6a8759" fo:font-family="Arial" style:font-family-complex="Arial" fo:font-size="8pt" style:font-size-complex="8pt"/>
    </style:style>
    <style:style style:family="text" style:name="T840">
      <style:text-properties fo:color="#a9b7c6" fo:font-family="Arial" style:font-family-complex="Arial" fo:font-size="8pt" style:font-size-complex="8pt"/>
    </style:style>
    <style:style style:family="text" style:name="T841">
      <style:text-properties fo:font-size="8pt" style:font-size-complex="8pt"/>
    </style:style>
    <style:style style:family="text" style:name="T842">
      <style:text-properties fo:font-size="8pt" style:font-size-complex="8pt"/>
    </style:style>
    <style:style style:family="paragraph" style:name="P126">
      <style:paragraph-properties fo:line-height="115%" fo:margin-left="0cm" fo:margin-right="0cm" fo:text-indent="0cm" fo:background-color="#282b2e" fo:border="none"/>
      <style:text-properties fo:font-size="8pt" style:font-size-complex="8pt"/>
    </style:style>
    <style:style style:family="text" style:name="T843">
      <style:text-properties fo:color="#a9b7c6" fo:font-family="Arial" style:font-family-complex="Arial" fo:font-size="8pt" style:font-size-complex="8pt"/>
    </style:style>
    <style:style style:family="text" style:name="T844">
      <style:text-properties fo:font-size="8pt" style:font-size-complex="8pt"/>
    </style:style>
    <style:style style:family="text" style:name="T845">
      <style:text-properties fo:font-size="8pt" style:font-size-complex="8pt"/>
    </style:style>
    <style:style style:family="paragraph" style:name="P127">
      <style:paragraph-properties fo:line-height="115%" fo:margin-left="0cm" fo:margin-right="0cm" fo:text-indent="0cm" fo:background-color="#282b2e" fo:border="none"/>
      <style:text-properties fo:font-size="8pt" style:font-size-complex="8pt"/>
    </style:style>
    <style:style style:family="text" style:name="T846">
      <style:text-properties fo:color="#a9b7c6" fo:font-family="Arial" style:font-family-complex="Arial" fo:font-size="8pt" style:font-size-complex="8pt"/>
    </style:style>
    <style:style style:family="text" style:name="T847">
      <style:text-properties fo:color="#a9b7c6" fo:font-family="Arial" style:font-family-complex="Arial" fo:font-size="8pt" style:font-size-complex="8pt"/>
    </style:style>
    <style:style style:family="text" style:name="T848">
      <style:text-properties fo:font-size="8pt" style:font-size-complex="8pt"/>
    </style:style>
    <style:style style:family="text" style:name="T849">
      <style:text-properties fo:font-size="8pt" style:font-size-complex="8pt"/>
    </style:style>
    <style:style style:family="paragraph" style:name="P128">
      <style:paragraph-properties/>
      <style:text-properties/>
    </style:style>
    <style:style style:family="text" style:name="T850">
      <style:text-properties fo:language="en" style:language-complex="en" fo:country="US" style:country-complex="US"/>
    </style:style>
    <style:style style:parent-style-name="756" style:master-page-name="MasterPage5" style:family="paragraph" style:name="P129">
      <style:paragraph-properties fo:break-before="page"/>
      <style:text-properties fo:color="#009baa" fo:font-family="Montserrat ExtraBold" style:font-family-asian="Times New Roman" style:font-family-complex="Montserrat ExtraBold" fo:font-size="12pt" style:font-size-complex="12pt" fo:letter-spacing="0.1pt" fo:language="cs" style:language-complex="ar" fo:country="CZ" style:country-complex="SA"/>
    </style:style>
    <style:style style:family="text" style:name="T851">
      <style:text-properties fo:color="#009baa" fo:font-family="Montserrat ExtraBold" style:font-family-complex="Montserrat ExtraBold" fo:font-size="12pt" style:font-size-complex="12pt" fo:letter-spacing="0.1pt" fo:language="en" style:language-complex="en" fo:country="US" style:country-complex="US"/>
    </style:style>
    <style:style style:family="text" style:name="T852">
      <style:text-properties fo:color="#009baa" fo:font-family="Montserrat ExtraBold" style:font-family-complex="Montserrat ExtraBold" fo:font-size="12pt" style:font-size-complex="12pt" fo:letter-spacing="0.1pt" fo:language="en" style:language-complex="ar" fo:country="US" style:country-complex="SA"/>
    </style:style>
    <style:style style:family="text" style:name="T853">
      <style:text-properties fo:color="#009baa" fo:font-family="Montserrat ExtraBold" style:font-family-complex="Montserrat ExtraBold" fo:font-size="12pt" style:font-size-complex="12pt" fo:letter-spacing="0.1pt" fo:language="cs" style:language-complex="ar" fo:country="CZ" style:country-complex="SA"/>
    </style:style>
    <style:style style:family="text" style:name="T854">
      <style:text-properties fo:color="#009baa" fo:font-family="Montserrat ExtraBold" style:font-family-complex="Montserrat ExtraBold" fo:font-size="12pt" style:font-size-complex="12pt" fo:letter-spacing="0.1pt" fo:language="cs" style:language-complex="ar" fo:country="CZ" style:country-complex="SA"/>
    </style:style>
    <style:style style:family="paragraph" style:name="P130">
      <style:paragraph-properties/>
      <style:text-properties/>
    </style:style>
    <style:style style:family="text" style:name="T855">
      <style:text-properties fo:language="cs" fo:country="CZ"/>
    </style:style>
    <style:style style:family="text" style:name="T856">
      <style:text-properties fo:language="cs" fo:country="CZ"/>
    </style:style>
    <style:style style:family="text" style:name="T857">
      <style:text-properties fo:language="cs" fo:country="CZ"/>
    </style:style>
    <style:style style:parent-style-name="766" style:list-style-name="WWNum17" style:family="paragraph" style:name="P131">
      <style:paragraph-properties/>
      <style:text-properties fo:color="#4b4b4d" fo:font-family="Montserrat" style:font-family-asian="Times New Roman" style:font-family-complex="Montserrat" fo:font-size="8.5pt" style:font-size-complex="11pt" fo:letter-spacing="0.2pt" fo:language="cs" style:language-complex="ar" fo:country="CZ" style:country-complex="SA"/>
    </style:style>
    <style:style style:family="text" style:name="T858">
      <style:text-properties fo:color="#4b4b4d" fo:font-family="Montserrat" style:font-family-complex="Montserrat" fo:font-size="8.5pt" style:font-size-complex="11pt" fo:letter-spacing="0.2pt" fo:language="cs" style:language-complex="ar" fo:country="CZ" style:country-complex="SA"/>
    </style:style>
    <style:style style:family="text" style:name="T859">
      <style:text-properties fo:color="#4b4b4d" fo:font-family="Montserrat" style:font-family-complex="Montserrat" fo:font-size="8.5pt" style:font-size-complex="11pt" fo:letter-spacing="0.2pt" fo:language="cs" style:language-complex="ar" fo:country="CZ" style:country-complex="SA"/>
    </style:style>
    <style:style style:family="text" style:name="T860">
      <style:text-properties fo:color="#4b4b4d" fo:font-family="Montserrat" style:font-family-complex="Montserrat" fo:font-size="8.5pt" style:font-size-complex="11pt" fo:letter-spacing="0.2pt" fo:language="cs" style:language-complex="ar" fo:country="CZ" style:country-complex="SA"/>
    </style:style>
    <style:style style:parent-style-name="766" style:list-style-name="WWNum17" style:family="paragraph" style:name="P132">
      <style:paragraph-properties/>
      <style:text-properties fo:color="#4b4b4d" fo:font-family="Montserrat" style:font-family-asian="Times New Roman" style:font-family-complex="Montserrat" fo:font-size="8.5pt" style:font-size-complex="11pt" fo:letter-spacing="0.2pt" fo:language="cs" style:language-complex="ar" fo:country="CZ" style:country-complex="SA"/>
    </style:style>
    <style:style style:family="text" style:name="T861">
      <style:text-properties fo:color="#4b4b4d" fo:font-family="Montserrat" style:font-family-complex="Montserrat" fo:font-size="8.5pt" style:font-size-complex="11pt" fo:letter-spacing="0.2pt" fo:language="cs" style:language-complex="ar" fo:country="CZ" style:country-complex="SA"/>
    </style:style>
    <style:style style:family="text" style:name="T862">
      <style:text-properties fo:color="#4b4b4d" fo:font-family="Montserrat" style:font-family-complex="Montserrat" fo:font-size="8.5pt" style:font-size-complex="11pt" fo:letter-spacing="0.2pt" fo:language="cs" style:language-complex="ar" fo:country="CZ" style:country-complex="SA"/>
    </style:style>
    <style:style style:family="text" style:name="T863">
      <style:text-properties fo:color="#4b4b4d" fo:font-family="Montserrat" style:font-family-complex="Montserrat" fo:font-size="8.5pt" style:font-size-complex="11pt" fo:letter-spacing="0.2pt" fo:language="cs" style:language-complex="ar" fo:country="CZ" style:country-complex="SA"/>
    </style:style>
    <style:style style:parent-style-name="766" style:list-style-name="WWNum18" style:family="paragraph" style:name="P133">
      <style:paragraph-properties/>
      <style:text-properties fo:color="#4b4b4d" fo:font-family="Montserrat" style:font-family-asian="Times New Roman" style:font-family-complex="Montserrat" fo:font-size="8.5pt" style:font-size-complex="11pt" fo:letter-spacing="0.2pt" fo:language="cs" style:language-complex="ar" fo:country="CZ" style:country-complex="SA"/>
    </style:style>
    <style:style style:family="text" style:name="T864">
      <style:text-properties fo:color="#4b4b4d" fo:font-family="Montserrat" style:font-family-complex="Montserrat" fo:font-size="8.5pt" style:font-size-complex="11pt" fo:letter-spacing="0.2pt" fo:language="cs" style:language-complex="ar" fo:country="CZ" style:country-complex="SA"/>
    </style:style>
    <style:style style:family="text" style:name="T865">
      <style:text-properties fo:color="#4b4b4d" fo:font-family="Montserrat" style:font-family-complex="Montserrat" fo:font-size="8.5pt" style:font-size-complex="11pt" fo:letter-spacing="0.2pt" fo:language="cs" style:language-complex="ar" fo:country="CZ" style:country-complex="SA"/>
    </style:style>
    <style:style style:family="text" style:name="T866">
      <style:text-properties fo:color="#4b4b4d" fo:font-family="Montserrat" style:font-family-complex="Montserrat" fo:font-size="8.5pt" style:font-size-complex="11pt" fo:letter-spacing="0.2pt" fo:language="cs" style:language-complex="ar" fo:country="CZ" style:country-complex="SA"/>
    </style:style>
    <style:style style:family="text" style:name="T867">
      <style:text-properties fo:color="#4b4b4d" fo:font-family="Montserrat" style:font-family-complex="Montserrat" fo:font-size="8.5pt" style:font-size-complex="11pt" fo:letter-spacing="0.2pt" fo:language="cs" style:language-complex="ar" fo:country="CZ" style:country-complex="SA"/>
    </style:style>
    <style:style style:family="text" style:name="T868">
      <style:text-properties fo:color="#4b4b4d" fo:font-family="Montserrat" style:font-family-complex="Montserrat" fo:font-size="8.5pt" style:font-size-complex="11pt" fo:letter-spacing="0.2pt" fo:language="cs" style:language-complex="ar" fo:country="CZ" style:country-complex="SA"/>
    </style:style>
    <style:style style:family="paragraph" style:name="P134">
      <style:paragraph-properties fo:margin-left="0cm" fo:text-indent="0cm"/>
      <style:text-properties fo:color="#4b4b4d" fo:font-family="Montserrat" style:font-family-complex="Montserrat" fo:font-size="8.5pt" style:font-size-complex="8.5pt" fo:letter-spacing="0.2pt" fo:language="cs" style:language-complex="ar" fo:country="CZ" style:country-complex="SA"/>
    </style:style>
    <style:style style:family="text" style:name="T869">
      <style:text-properties fo:color="#4b4b4d" fo:font-family="Montserrat" style:font-family-complex="Montserrat" fo:font-size="8.5pt" style:font-size-complex="11pt" fo:letter-spacing="0.2pt" fo:language="cs" style:language-complex="cs" fo:country="CZ" style:country-complex="CZ"/>
    </style:style>
    <style:style style:family="text" style:name="T870">
      <style:text-properties fo:color="#4b4b4d" fo:font-family="Montserrat" style:font-family-complex="Montserrat" fo:font-size="8.5pt" style:font-size-complex="8.5pt" fo:letter-spacing="0.2pt" fo:language="cs" style:language-complex="ar" fo:country="CZ" style:country-complex="SA"/>
    </style:style>
    <style:style style:family="text" style:name="T871">
      <style:text-properties fo:color="#4b4b4d" fo:font-family="Montserrat" style:font-family-complex="Montserrat" fo:font-size="8.5pt" style:font-size-complex="8.5pt" fo:letter-spacing="0.2pt" fo:language="cs" style:language-complex="ar" fo:country="CZ" style:country-complex="SA"/>
    </style:style>
    <style:style style:family="paragraph" style:name="P135">
      <style:paragraph-properties style:line-height-at-least="8pt" fo:margin-left="0cm" fo:margin-right="0cm" fo:text-indent="0cm" fo:background-color="#282b2e" fo:border="none"/>
      <style:text-properties/>
    </style:style>
    <style:style style:family="text" style:name="T872">
      <style:text-properties fo:color="#a9b7c6" fo:font-family="Arial" style:font-family-complex="Arial" fo:font-size="8pt"/>
    </style:style>
    <style:style style:family="paragraph" style:name="P136">
      <style:paragraph-properties style:line-height-at-least="8pt" fo:margin-left="0cm" fo:margin-right="0cm" fo:text-indent="0cm" fo:background-color="#282b2e" fo:border="none"/>
      <style:text-properties/>
    </style:style>
    <style:style style:family="text" style:name="T873">
      <style:text-properties fo:color="#a9b7c6" fo:font-family="Arial" style:font-family-complex="Arial" fo:font-size="8pt"/>
    </style:style>
    <style:style style:family="text" style:name="T874">
      <style:text-properties fo:color="#6a8759" fo:font-family="Arial" style:font-family-complex="Arial" fo:font-size="8pt"/>
    </style:style>
    <style:style style:family="text" style:name="T875">
      <style:text-properties fo:color="#a9b7c6" fo:font-family="Arial" style:font-family-complex="Arial" fo:font-size="8pt"/>
    </style:style>
    <style:style style:family="text" style:name="T876">
      <style:text-properties fo:color="#6897bb" fo:font-family="Arial" style:font-family-complex="Arial" fo:font-size="8pt"/>
    </style:style>
    <style:style style:family="text" style:name="T877">
      <style:text-properties fo:color="#a9b7c6" fo:font-family="Arial" style:font-family-complex="Arial" fo:font-size="8pt"/>
    </style:style>
    <style:style style:family="text" style:name="T878">
      <style:text-properties fo:color="#6897bb" fo:font-family="Arial" style:font-family-complex="Arial" fo:font-size="8pt"/>
    </style:style>
    <style:style style:family="text" style:name="T879">
      <style:text-properties fo:color="#a9b7c6" fo:font-family="Arial" style:font-family-complex="Arial" fo:font-size="8pt"/>
    </style:style>
    <style:style style:family="paragraph" style:name="P137">
      <style:paragraph-properties style:line-height-at-least="8pt" fo:margin-left="0cm" fo:margin-right="0cm" fo:text-indent="0cm" fo:background-color="#282b2e" fo:border="none"/>
      <style:text-properties/>
    </style:style>
    <style:style style:family="text" style:name="T880">
      <style:text-properties fo:color="#a9b7c6" fo:font-family="Arial" style:font-family-complex="Arial" fo:font-size="8pt"/>
    </style:style>
    <style:style style:family="text" style:name="T881">
      <style:text-properties fo:color="#6a8759" fo:font-family="Arial" style:font-family-complex="Arial" fo:font-size="8pt"/>
    </style:style>
    <style:style style:family="text" style:name="T882">
      <style:text-properties fo:color="#a9b7c6" fo:font-family="Arial" style:font-family-complex="Arial" fo:font-size="8pt"/>
    </style:style>
    <style:style style:family="text" style:name="T883">
      <style:text-properties fo:color="#6897bb" fo:font-family="Arial" style:font-family-complex="Arial" fo:font-size="8pt"/>
    </style:style>
    <style:style style:family="text" style:name="T884">
      <style:text-properties fo:color="#a9b7c6" fo:font-family="Arial" style:font-family-complex="Arial" fo:font-size="8pt"/>
    </style:style>
    <style:style style:family="text" style:name="T885">
      <style:text-properties fo:color="#6897bb" fo:font-family="Arial" style:font-family-complex="Arial" fo:font-size="8pt"/>
    </style:style>
    <style:style style:family="text" style:name="T886">
      <style:text-properties fo:color="#a9b7c6" fo:font-family="Arial" style:font-family-complex="Arial" fo:font-size="8pt"/>
    </style:style>
    <style:style style:family="paragraph" style:name="P138">
      <style:paragraph-properties style:line-height-at-least="8pt" fo:margin-left="0cm" fo:margin-right="0cm" fo:text-indent="0cm" fo:background-color="#282b2e" fo:border="none"/>
      <style:text-properties/>
    </style:style>
    <style:style style:family="text" style:name="T887">
      <style:text-properties fo:color="#a9b7c6" fo:font-family="Arial" style:font-family-complex="Arial" fo:font-size="8pt"/>
    </style:style>
    <style:style style:family="text" style:name="T888">
      <style:text-properties fo:color="#6a8759" fo:font-family="Arial" style:font-family-complex="Arial" fo:font-size="8pt"/>
    </style:style>
    <style:style style:family="text" style:name="T889">
      <style:text-properties fo:color="#a9b7c6" fo:font-family="Arial" style:font-family-complex="Arial" fo:font-size="8pt"/>
    </style:style>
    <style:style style:family="text" style:name="T890">
      <style:text-properties fo:color="#6897bb" fo:font-family="Arial" style:font-family-complex="Arial" fo:font-size="8pt"/>
    </style:style>
    <style:style style:family="text" style:name="T891">
      <style:text-properties fo:color="#a9b7c6" fo:font-family="Arial" style:font-family-complex="Arial" fo:font-size="8pt"/>
    </style:style>
    <style:style style:family="text" style:name="T892">
      <style:text-properties fo:color="#6897bb" fo:font-family="Arial" style:font-family-complex="Arial" fo:font-size="8pt"/>
    </style:style>
    <style:style style:family="text" style:name="T893">
      <style:text-properties fo:color="#a9b7c6" fo:font-family="Arial" style:font-family-complex="Arial" fo:font-size="8pt"/>
    </style:style>
    <style:style style:family="paragraph" style:name="P139">
      <style:paragraph-properties style:line-height-at-least="8pt" fo:margin-left="0cm" fo:margin-right="0cm" fo:text-indent="0cm" fo:background-color="#282b2e" fo:border="none"/>
      <style:text-properties/>
    </style:style>
    <style:style style:family="text" style:name="T894">
      <style:text-properties fo:color="#a9b7c6" fo:font-family="Arial" style:font-family-complex="Arial" fo:font-size="8pt"/>
    </style:style>
    <style:style style:family="text" style:name="T895">
      <style:text-properties fo:color="#6a8759" fo:font-family="Arial" style:font-family-complex="Arial" fo:font-size="8pt"/>
    </style:style>
    <style:style style:family="text" style:name="T896">
      <style:text-properties fo:color="#a9b7c6" fo:font-family="Arial" style:font-family-complex="Arial" fo:font-size="8pt"/>
    </style:style>
    <style:style style:family="text" style:name="T897">
      <style:text-properties fo:color="#6897bb" fo:font-family="Arial" style:font-family-complex="Arial" fo:font-size="8pt"/>
    </style:style>
    <style:style style:family="text" style:name="T898">
      <style:text-properties fo:color="#a9b7c6" fo:font-family="Arial" style:font-family-complex="Arial" fo:font-size="8pt"/>
    </style:style>
    <style:style style:family="text" style:name="T899">
      <style:text-properties fo:color="#6897bb" fo:font-family="Arial" style:font-family-complex="Arial" fo:font-size="8pt"/>
    </style:style>
    <style:style style:family="text" style:name="T900">
      <style:text-properties fo:color="#a9b7c6" fo:font-family="Arial" style:font-family-complex="Arial" fo:font-size="8pt"/>
    </style:style>
    <style:style style:family="paragraph" style:name="P140">
      <style:paragraph-properties style:line-height-at-least="8pt" fo:margin-left="0cm" fo:margin-right="0cm" fo:text-indent="0cm" fo:background-color="#282b2e" fo:border="none"/>
      <style:text-properties/>
    </style:style>
    <style:style style:family="text" style:name="T901">
      <style:text-properties fo:color="#a9b7c6" fo:font-family="Arial" style:font-family-complex="Arial" fo:font-size="8pt"/>
    </style:style>
    <style:style style:family="text" style:name="T902">
      <style:text-properties fo:color="#6a8759" fo:font-family="Arial" style:font-family-complex="Arial" fo:font-size="8pt"/>
    </style:style>
    <style:style style:family="text" style:name="T903">
      <style:text-properties fo:color="#a9b7c6" fo:font-family="Arial" style:font-family-complex="Arial" fo:font-size="8pt"/>
    </style:style>
    <style:style style:family="text" style:name="T904">
      <style:text-properties fo:color="#6897bb" fo:font-family="Arial" style:font-family-complex="Arial" fo:font-size="8pt"/>
    </style:style>
    <style:style style:family="text" style:name="T905">
      <style:text-properties fo:color="#a9b7c6" fo:font-family="Arial" style:font-family-complex="Arial" fo:font-size="8pt"/>
    </style:style>
    <style:style style:family="text" style:name="T906">
      <style:text-properties fo:color="#6897bb" fo:font-family="Arial" style:font-family-complex="Arial" fo:font-size="8pt"/>
    </style:style>
    <style:style style:family="text" style:name="T907">
      <style:text-properties fo:color="#a9b7c6" fo:font-family="Arial" style:font-family-complex="Arial" fo:font-size="8pt"/>
    </style:style>
    <style:style style:family="paragraph" style:name="P141">
      <style:paragraph-properties style:line-height-at-least="8pt" fo:margin-left="0cm" fo:margin-right="0cm" fo:text-indent="0cm" fo:background-color="#282b2e" fo:border="none"/>
      <style:text-properties/>
    </style:style>
    <style:style style:family="text" style:name="T908">
      <style:text-properties fo:color="#a9b7c6" fo:font-family="Arial" style:font-family-complex="Arial" fo:font-size="8pt"/>
    </style:style>
    <style:style style:family="text" style:name="T909">
      <style:text-properties fo:color="#6a8759" fo:font-family="Arial" style:font-family-complex="Arial" fo:font-size="8pt"/>
    </style:style>
    <style:style style:family="text" style:name="T910">
      <style:text-properties fo:color="#a9b7c6" fo:font-family="Arial" style:font-family-complex="Arial" fo:font-size="8pt"/>
    </style:style>
    <style:style style:family="text" style:name="T911">
      <style:text-properties fo:color="#6897bb" fo:font-family="Arial" style:font-family-complex="Arial" fo:font-size="8pt"/>
    </style:style>
    <style:style style:family="text" style:name="T912">
      <style:text-properties fo:color="#a9b7c6" fo:font-family="Arial" style:font-family-complex="Arial" fo:font-size="8pt"/>
    </style:style>
    <style:style style:family="text" style:name="T913">
      <style:text-properties fo:color="#6897bb" fo:font-family="Arial" style:font-family-complex="Arial" fo:font-size="8pt"/>
    </style:style>
    <style:style style:family="text" style:name="T914">
      <style:text-properties fo:color="#a9b7c6" fo:font-family="Arial" style:font-family-complex="Arial" fo:font-size="8pt"/>
    </style:style>
    <style:style style:family="paragraph" style:name="P142">
      <style:paragraph-properties style:line-height-at-least="8pt" fo:margin-left="0cm" fo:margin-right="0cm" fo:text-indent="0cm" fo:background-color="#282b2e" fo:border="none"/>
      <style:text-properties/>
    </style:style>
    <style:style style:family="text" style:name="T915">
      <style:text-properties fo:color="#a9b7c6" fo:font-family="Arial" style:font-family-complex="Arial" fo:font-size="8pt"/>
    </style:style>
    <style:style style:family="text" style:name="T916">
      <style:text-properties fo:color="#6a8759" fo:font-family="Arial" style:font-family-complex="Arial" fo:font-size="8pt"/>
    </style:style>
    <style:style style:family="text" style:name="T917">
      <style:text-properties fo:color="#a9b7c6" fo:font-family="Arial" style:font-family-complex="Arial" fo:font-size="8pt"/>
    </style:style>
    <style:style style:family="text" style:name="T918">
      <style:text-properties fo:color="#6897bb" fo:font-family="Arial" style:font-family-complex="Arial" fo:font-size="8pt"/>
    </style:style>
    <style:style style:family="text" style:name="T919">
      <style:text-properties fo:color="#a9b7c6" fo:font-family="Arial" style:font-family-complex="Arial" fo:font-size="8pt"/>
    </style:style>
    <style:style style:family="text" style:name="T920">
      <style:text-properties fo:color="#6897bb" fo:font-family="Arial" style:font-family-complex="Arial" fo:font-size="8pt"/>
    </style:style>
    <style:style style:family="text" style:name="T921">
      <style:text-properties fo:color="#a9b7c6" fo:font-family="Arial" style:font-family-complex="Arial" fo:font-size="8pt"/>
    </style:style>
    <style:style style:family="paragraph" style:name="P143">
      <style:paragraph-properties style:line-height-at-least="8pt" fo:margin-left="0cm" fo:margin-right="0cm" fo:text-indent="0cm" fo:background-color="#282b2e" fo:border="none"/>
      <style:text-properties/>
    </style:style>
    <style:style style:family="text" style:name="T922">
      <style:text-properties fo:color="#a9b7c6" fo:font-family="Arial" style:font-family-complex="Arial" fo:font-size="8pt"/>
    </style:style>
    <style:style style:family="text" style:name="T923">
      <style:text-properties fo:color="#6a8759" fo:font-family="Arial" style:font-family-complex="Arial" fo:font-size="8pt"/>
    </style:style>
    <style:style style:family="text" style:name="T924">
      <style:text-properties fo:color="#a9b7c6" fo:font-family="Arial" style:font-family-complex="Arial" fo:font-size="8pt"/>
    </style:style>
    <style:style style:family="text" style:name="T925">
      <style:text-properties fo:color="#6897bb" fo:font-family="Arial" style:font-family-complex="Arial" fo:font-size="8pt"/>
    </style:style>
    <style:style style:family="text" style:name="T926">
      <style:text-properties fo:color="#a9b7c6" fo:font-family="Arial" style:font-family-complex="Arial" fo:font-size="8pt"/>
    </style:style>
    <style:style style:family="text" style:name="T927">
      <style:text-properties fo:color="#6897bb" fo:font-family="Arial" style:font-family-complex="Arial" fo:font-size="8pt"/>
    </style:style>
    <style:style style:family="text" style:name="T928">
      <style:text-properties fo:color="#a9b7c6" fo:font-family="Arial" style:font-family-complex="Arial" fo:font-size="8pt"/>
    </style:style>
    <style:style style:family="paragraph" style:name="P144">
      <style:paragraph-properties style:line-height-at-least="8pt" fo:margin-left="0cm" fo:margin-right="0cm" fo:text-indent="0cm" fo:background-color="#282b2e" fo:border="none"/>
      <style:text-properties/>
    </style:style>
    <style:style style:family="text" style:name="T929">
      <style:text-properties fo:color="#a9b7c6" fo:font-family="Arial" style:font-family-complex="Arial" fo:font-size="8pt"/>
    </style:style>
    <style:style style:family="paragraph" style:name="P145">
      <style:paragraph-properties/>
      <style:text-properties/>
    </style:style>
    <style:style style:family="text" style:name="T930">
      <style:text-properties fo:language="en" fo:country="US"/>
    </style:style>
    <style:style style:master-page-name="MasterPage6" style:family="paragraph" style:name="P146">
      <style:paragraph-properties fo:margin-left="0cm" fo:margin-right="0cm" fo:text-indent="0cm" fo:break-before="page"/>
      <style:text-properties fo:language="en" fo:country="US"/>
    </style:style>
    <style:style style:family="text" style:name="T931">
      <style:text-properties fo:language="en" style:language-complex="en" fo:country="US" style:country-complex="US"/>
    </style:style>
    <style:style style:family="text" style:name="T932">
      <style:text-properties fo:language="en" fo:country="US"/>
    </style:style>
    <style:style style:family="text" style:name="T933">
      <style:text-properties fo:language="en" fo:country="US"/>
    </style:style>
    <style:style style:parent-style-name="756" style:family="paragraph" style:name="P149">
      <style:paragraph-properties/>
      <style:text-properties fo:color="#009baa" fo:font-family="Montserrat ExtraBold" style:font-family-asian="Times New Roman" style:font-family-complex="Montserrat ExtraBold" fo:font-size="12pt" style:font-size-complex="12pt" fo:letter-spacing="0.1pt" fo:language="cs" style:language-complex="ar" fo:country="CZ" style:country-complex="SA"/>
    </style:style>
    <style:style style:family="text" style:name="T934">
      <style:text-properties fo:color="#009baa" fo:font-family="Montserrat ExtraBold" style:font-family-complex="Montserrat ExtraBold" fo:font-size="12pt" style:font-size-complex="12pt" fo:letter-spacing="0.1pt" fo:language="en" style:language-complex="ar" fo:country="US" style:country-complex="SA"/>
    </style:style>
    <style:style style:family="text" style:name="T935">
      <style:text-properties fo:color="#009baa" fo:font-family="Montserrat ExtraBold" style:font-family-complex="Montserrat ExtraBold" fo:font-size="12pt" style:font-size-complex="12pt" fo:letter-spacing="0.1pt" fo:language="en" style:language-complex="ar" fo:country="US" style:country-complex="SA"/>
    </style:style>
    <style:style style:family="text" style:name="T936">
      <style:text-properties fo:color="#009baa" fo:font-family="Montserrat ExtraBold" style:font-family-complex="Montserrat ExtraBold" fo:font-size="12pt" style:font-size-complex="12pt" fo:letter-spacing="0.1pt" fo:language="en" style:language-complex="ar" fo:country="US" style:country-complex="SA"/>
    </style:style>
    <style:style style:family="paragraph" style:name="P150">
      <style:paragraph-properties/>
      <style:text-properties fo:language="cs" style:language-complex="cs" fo:country="CZ" style:country-complex="CZ"/>
    </style:style>
    <style:style style:family="text" style:name="T937">
      <style:text-properties fo:language="cs" style:language-complex="cs" fo:country="CZ" style:country-complex="CZ"/>
    </style:style>
    <style:style style:family="text" style:name="T938">
      <style:text-properties fo:language="cs" style:language-complex="cs" fo:country="CZ" style:country-complex="CZ"/>
    </style:style>
    <style:style style:family="text" style:name="T939">
      <style:text-properties fo:language="cs" style:language-complex="cs" fo:country="CZ" style:country-complex="CZ"/>
    </style:style>
    <style:style style:family="paragraph" style:name="P151">
      <style:paragraph-properties style:line-height-at-least="8pt" fo:margin-left="0cm" fo:margin-right="0cm" fo:text-indent="0cm" fo:background-color="#282b2e" fo:border="none"/>
      <style:text-properties fo:font-family="Arial" style:font-family-asian="Arial" style:font-family-complex="Arial" fo:font-size="8pt"/>
    </style:style>
    <style:style style:family="text" style:name="T940">
      <style:text-properties fo:color="#a9b7c6" fo:font-family="Arial" style:font-family-asian="Arial" style:font-family-complex="Arial" fo:font-size="8pt"/>
    </style:style>
    <style:style style:family="text" style:name="T941">
      <style:text-properties fo:font-family="Arial" style:font-family-asian="Arial" style:font-family-complex="Arial" fo:font-size="8pt"/>
    </style:style>
    <style:style style:family="text" style:name="T942">
      <style:text-properties fo:font-family="Arial" style:font-family-asian="Arial" style:font-family-complex="Arial" fo:font-size="8pt"/>
    </style:style>
    <style:style style:family="paragraph" style:name="P152">
      <style:paragraph-properties style:line-height-at-least="8pt" fo:margin-left="0cm" fo:margin-right="0cm" fo:text-indent="0cm" fo:background-color="#282b2e" fo:border="none"/>
      <style:text-properties fo:font-family="Arial" style:font-family-asian="Arial" style:font-family-complex="Arial" fo:font-size="8pt"/>
    </style:style>
    <style:style style:family="text" style:name="T943">
      <style:text-properties fo:color="#a9b7c6" fo:font-family="Arial" style:font-family-asian="Arial" style:font-family-complex="Arial" fo:font-size="8pt"/>
    </style:style>
    <style:style style:family="text" style:name="T944">
      <style:text-properties fo:font-family="Arial" style:font-family-asian="Arial" style:font-family-complex="Arial" fo:font-size="8pt"/>
    </style:style>
    <style:style style:family="text" style:name="T945">
      <style:text-properties fo:font-family="Arial" style:font-family-asian="Arial" style:font-family-complex="Arial" fo:font-size="8pt"/>
    </style:style>
    <style:style style:family="paragraph" style:name="P153">
      <style:paragraph-properties style:line-height-at-least="8pt" fo:margin-left="0cm" fo:margin-right="0cm" fo:text-indent="0cm" fo:background-color="#282b2e" fo:border="none"/>
      <style:text-properties fo:font-family="Arial" style:font-family-asian="Arial" style:font-family-complex="Arial" fo:font-size="8pt"/>
    </style:style>
    <style:style style:family="text" style:name="T946">
      <style:text-properties fo:color="#a9b7c6" fo:font-family="Arial" style:font-family-asian="Arial" style:font-family-complex="Arial" fo:font-size="8pt"/>
    </style:style>
    <style:style style:family="text" style:name="T947">
      <style:text-properties fo:color="#6a8759" fo:font-family="Arial" style:font-family-asian="Arial" style:font-family-complex="Arial" fo:font-size="8pt"/>
    </style:style>
    <style:style style:family="text" style:name="T948">
      <style:text-properties fo:color="#a9b7c6" fo:font-family="Arial" style:font-family-asian="Arial" style:font-family-complex="Arial" fo:font-size="8pt"/>
    </style:style>
    <style:style style:family="text" style:name="T949">
      <style:text-properties fo:font-family="Arial" style:font-family-asian="Arial" style:font-family-complex="Arial" fo:font-size="8pt"/>
    </style:style>
    <style:style style:family="text" style:name="T950">
      <style:text-properties fo:font-family="Arial" style:font-family-asian="Arial" style:font-family-complex="Arial" fo:font-size="8pt"/>
    </style:style>
    <style:style style:family="paragraph" style:name="P154">
      <style:paragraph-properties style:line-height-at-least="8pt" fo:margin-left="0cm" fo:margin-right="0cm" fo:text-indent="0cm" fo:background-color="#282b2e" fo:border="none"/>
      <style:text-properties fo:font-family="Arial" style:font-family-asian="Arial" style:font-family-complex="Arial" fo:font-size="8pt"/>
    </style:style>
    <style:style style:family="text" style:name="T951">
      <style:text-properties fo:color="#a9b7c6" fo:font-family="Arial" style:font-family-asian="Arial" style:font-family-complex="Arial" fo:font-size="8pt"/>
    </style:style>
    <style:style style:family="text" style:name="T952">
      <style:text-properties fo:color="#6a8759" fo:font-family="Arial" style:font-family-asian="Arial" style:font-family-complex="Arial" fo:font-size="8pt"/>
    </style:style>
    <style:style style:family="text" style:name="T953">
      <style:text-properties fo:color="#a9b7c6" fo:font-family="Arial" style:font-family-asian="Arial" style:font-family-complex="Arial" fo:font-size="8pt"/>
    </style:style>
    <style:style style:family="text" style:name="T954">
      <style:text-properties fo:color="#6a8759" fo:font-family="Arial" style:font-family-asian="Arial" style:font-family-complex="Arial" fo:font-size="8pt"/>
    </style:style>
    <style:style style:family="text" style:name="T955">
      <style:text-properties fo:color="#a9b7c6" fo:font-family="Arial" style:font-family-asian="Arial" style:font-family-complex="Arial" fo:font-size="8pt"/>
    </style:style>
    <style:style style:family="text" style:name="T956">
      <style:text-properties fo:font-family="Arial" style:font-family-asian="Arial" style:font-family-complex="Arial" fo:font-size="8pt"/>
    </style:style>
    <style:style style:family="text" style:name="T957">
      <style:text-properties fo:font-family="Arial" style:font-family-asian="Arial" style:font-family-complex="Arial" fo:font-size="8pt"/>
    </style:style>
    <style:style style:family="paragraph" style:name="P155">
      <style:paragraph-properties style:line-height-at-least="8pt" fo:margin-left="0cm" fo:margin-right="0cm" fo:text-indent="0cm" fo:background-color="#282b2e" fo:border="none"/>
      <style:text-properties fo:font-family="Arial" style:font-family-asian="Arial" style:font-family-complex="Arial" fo:font-size="8pt"/>
    </style:style>
    <style:style style:family="text" style:name="T958">
      <style:text-properties fo:color="#a9b7c6" fo:font-family="Arial" style:font-family-asian="Arial" style:font-family-complex="Arial" fo:font-size="8pt"/>
    </style:style>
    <style:style style:family="text" style:name="T959">
      <style:text-properties fo:color="#6a8759" fo:font-family="Arial" style:font-family-asian="Arial" style:font-family-complex="Arial" fo:font-size="8pt"/>
    </style:style>
    <style:style style:family="text" style:name="T960">
      <style:text-properties fo:color="#a9b7c6" fo:font-family="Arial" style:font-family-asian="Arial" style:font-family-complex="Arial" fo:font-size="8pt"/>
    </style:style>
    <style:style style:family="text" style:name="T961">
      <style:text-properties fo:color="#6a8759" fo:font-family="Arial" style:font-family-asian="Arial" style:font-family-complex="Arial" fo:font-size="8pt"/>
    </style:style>
    <style:style style:family="text" style:name="T962">
      <style:text-properties fo:color="#a9b7c6" fo:font-family="Arial" style:font-family-asian="Arial" style:font-family-complex="Arial" fo:font-size="8pt"/>
    </style:style>
    <style:style style:family="text" style:name="T963">
      <style:text-properties fo:color="#a9b7c6" fo:font-family="Arial" style:font-family-asian="Arial" style:font-family-complex="Arial" fo:font-size="8pt"/>
    </style:style>
    <style:style style:family="text" style:name="T964">
      <style:text-properties fo:font-family="Arial" style:font-family-asian="Arial" style:font-family-complex="Arial" fo:font-size="8pt"/>
    </style:style>
    <style:style style:family="text" style:name="T965">
      <style:text-properties fo:font-family="Arial" style:font-family-asian="Arial" style:font-family-complex="Arial" fo:font-size="8pt"/>
    </style:style>
    <style:style style:family="paragraph" style:name="P156">
      <style:paragraph-properties style:line-height-at-least="8pt" fo:margin-left="0cm" fo:margin-right="0cm" fo:text-indent="0cm" fo:background-color="#282b2e" fo:border="none"/>
      <style:text-properties fo:font-family="Arial" style:font-family-asian="Arial" style:font-family-complex="Arial" fo:font-size="8pt"/>
    </style:style>
    <style:style style:family="text" style:name="T966">
      <style:text-properties fo:color="#a9b7c6" fo:font-family="Arial" style:font-family-asian="Arial" style:font-family-complex="Arial" fo:font-size="8pt"/>
    </style:style>
    <style:style style:family="text" style:name="T967">
      <style:text-properties fo:color="#6a8759" fo:font-family="Arial" style:font-family-asian="Arial" style:font-family-complex="Arial" fo:font-size="8pt"/>
    </style:style>
    <style:style style:family="text" style:name="T968">
      <style:text-properties fo:color="#a9b7c6" fo:font-family="Arial" style:font-family-asian="Arial" style:font-family-complex="Arial" fo:font-size="8pt"/>
    </style:style>
    <style:style style:family="text" style:name="T969">
      <style:text-properties fo:font-family="Arial" style:font-family-asian="Arial" style:font-family-complex="Arial" fo:font-size="8pt"/>
    </style:style>
    <style:style style:family="text" style:name="T970">
      <style:text-properties fo:font-family="Arial" style:font-family-asian="Arial" style:font-family-complex="Arial" fo:font-size="8pt"/>
    </style:style>
    <style:style style:family="paragraph" style:name="P157">
      <style:paragraph-properties style:line-height-at-least="8pt" fo:margin-left="0cm" fo:margin-right="0cm" fo:text-indent="0cm" fo:background-color="#282b2e" fo:border="none"/>
      <style:text-properties fo:font-family="Arial" style:font-family-asian="Arial" style:font-family-complex="Arial" fo:font-size="8pt"/>
    </style:style>
    <style:style style:family="text" style:name="T971">
      <style:text-properties fo:color="#a9b7c6" fo:font-family="Arial" style:font-family-asian="Arial" style:font-family-complex="Arial" fo:font-size="8pt"/>
    </style:style>
    <style:style style:family="text" style:name="T972">
      <style:text-properties fo:color="#6897bb" fo:font-family="Arial" style:font-family-asian="Arial" style:font-family-complex="Arial" fo:font-size="8pt"/>
    </style:style>
    <style:style style:family="text" style:name="T973">
      <style:text-properties fo:color="#a9b7c6" fo:font-family="Arial" style:font-family-asian="Arial" style:font-family-complex="Arial" fo:font-size="8pt"/>
    </style:style>
    <style:style style:family="text" style:name="T974">
      <style:text-properties fo:color="#6897bb" fo:font-family="Arial" style:font-family-asian="Arial" style:font-family-complex="Arial" fo:font-size="8pt"/>
    </style:style>
    <style:style style:family="text" style:name="T975">
      <style:text-properties fo:color="#a9b7c6" fo:font-family="Arial" style:font-family-asian="Arial" style:font-family-complex="Arial" fo:font-size="8pt"/>
    </style:style>
    <style:style style:family="text" style:name="T976">
      <style:text-properties fo:font-family="Arial" style:font-family-asian="Arial" style:font-family-complex="Arial" fo:font-size="8pt"/>
    </style:style>
    <style:style style:family="text" style:name="T977">
      <style:text-properties fo:font-family="Arial" style:font-family-asian="Arial" style:font-family-complex="Arial" fo:font-size="8pt"/>
    </style:style>
    <style:style style:family="paragraph" style:name="P158">
      <style:paragraph-properties style:line-height-at-least="8pt" fo:margin-left="0cm" fo:margin-right="0cm" fo:text-indent="0cm" fo:background-color="#282b2e" fo:border="none"/>
      <style:text-properties fo:font-family="Arial" style:font-family-asian="Arial" style:font-family-complex="Arial" fo:font-size="8pt"/>
    </style:style>
    <style:style style:family="text" style:name="T978">
      <style:text-properties fo:color="#a9b7c6" fo:font-family="Arial" style:font-family-asian="Arial" style:font-family-complex="Arial" fo:font-size="8pt"/>
    </style:style>
    <style:style style:family="text" style:name="T979">
      <style:text-properties fo:color="#6897bb" fo:font-family="Arial" style:font-family-asian="Arial" style:font-family-complex="Arial" fo:font-size="8pt"/>
    </style:style>
    <style:style style:family="text" style:name="T980">
      <style:text-properties fo:color="#a9b7c6" fo:font-family="Arial" style:font-family-asian="Arial" style:font-family-complex="Arial" fo:font-size="8pt"/>
    </style:style>
    <style:style style:family="text" style:name="T981">
      <style:text-properties fo:color="#6897bb" fo:font-family="Arial" style:font-family-asian="Arial" style:font-family-complex="Arial" fo:font-size="8pt"/>
    </style:style>
    <style:style style:family="text" style:name="T982">
      <style:text-properties fo:color="#a9b7c6" fo:font-family="Arial" style:font-family-asian="Arial" style:font-family-complex="Arial" fo:font-size="8pt"/>
    </style:style>
    <style:style style:family="text" style:name="T983">
      <style:text-properties fo:color="#6897bb" fo:font-family="Arial" style:font-family-asian="Arial" style:font-family-complex="Arial" fo:font-size="8pt"/>
    </style:style>
    <style:style style:family="text" style:name="T984">
      <style:text-properties fo:color="#a9b7c6" fo:font-family="Arial" style:font-family-asian="Arial" style:font-family-complex="Arial" fo:font-size="8pt"/>
    </style:style>
    <style:style style:family="text" style:name="T985">
      <style:text-properties fo:color="#6897bb" fo:font-family="Arial" style:font-family-asian="Arial" style:font-family-complex="Arial" fo:font-size="8pt"/>
    </style:style>
    <style:style style:family="text" style:name="T986">
      <style:text-properties fo:color="#a9b7c6" fo:font-family="Arial" style:font-family-asian="Arial" style:font-family-complex="Arial" fo:font-size="8pt"/>
    </style:style>
    <style:style style:family="text" style:name="T987">
      <style:text-properties fo:font-family="Arial" style:font-family-asian="Arial" style:font-family-complex="Arial" fo:font-size="8pt"/>
    </style:style>
    <style:style style:family="text" style:name="T988">
      <style:text-properties fo:font-family="Arial" style:font-family-asian="Arial" style:font-family-complex="Arial" fo:font-size="8pt"/>
    </style:style>
    <style:style style:family="paragraph" style:name="P159">
      <style:paragraph-properties style:line-height-at-least="8pt" fo:margin-left="0cm" fo:margin-right="0cm" fo:text-indent="0cm" fo:background-color="#282b2e" fo:border="none"/>
      <style:text-properties fo:font-family="Arial" style:font-family-asian="Arial" style:font-family-complex="Arial" fo:font-size="8pt"/>
    </style:style>
    <style:style style:family="text" style:name="T989">
      <style:text-properties fo:color="#a9b7c6" fo:font-family="Arial" style:font-family-asian="Arial" style:font-family-complex="Arial" fo:font-size="8pt"/>
    </style:style>
    <style:style style:family="text" style:name="T990">
      <style:text-properties fo:color="#6a8759" fo:font-family="Arial" style:font-family-asian="Arial" style:font-family-complex="Arial" fo:font-size="8pt"/>
    </style:style>
    <style:style style:family="text" style:name="T991">
      <style:text-properties fo:color="#a9b7c6" fo:font-family="Arial" style:font-family-asian="Arial" style:font-family-complex="Arial" fo:font-size="8pt"/>
    </style:style>
    <style:style style:family="text" style:name="T992">
      <style:text-properties fo:font-family="Arial" style:font-family-asian="Arial" style:font-family-complex="Arial" fo:font-size="8pt"/>
    </style:style>
    <style:style style:family="text" style:name="T993">
      <style:text-properties fo:font-family="Arial" style:font-family-asian="Arial" style:font-family-complex="Arial" fo:font-size="8pt"/>
    </style:style>
    <style:style style:family="paragraph" style:name="P160">
      <style:paragraph-properties style:line-height-at-least="8pt" fo:margin-left="0cm" fo:margin-right="0cm" fo:text-indent="0cm" fo:background-color="#282b2e" fo:border="none"/>
      <style:text-properties fo:font-family="Arial" style:font-family-asian="Arial" style:font-family-complex="Arial" fo:font-size="8pt"/>
    </style:style>
    <style:style style:family="text" style:name="T994">
      <style:text-properties fo:color="#a9b7c6" fo:font-family="Arial" style:font-family-asian="Arial" style:font-family-complex="Arial" fo:font-size="8pt"/>
    </style:style>
    <style:style style:family="text" style:name="T995">
      <style:text-properties fo:font-family="Arial" style:font-family-asian="Arial" style:font-family-complex="Arial" fo:font-size="8pt"/>
    </style:style>
    <style:style style:family="text" style:name="T996">
      <style:text-properties fo:font-family="Arial" style:font-family-asian="Arial" style:font-family-complex="Arial" fo:font-size="8pt"/>
    </style:style>
    <style:style style:family="paragraph" style:name="P161">
      <style:paragraph-properties style:line-height-at-least="8pt" fo:margin-left="0cm" fo:margin-right="0cm" fo:text-indent="0cm" fo:background-color="#282b2e" fo:border="none"/>
      <style:text-properties fo:font-family="Arial" style:font-family-asian="Arial" style:font-family-complex="Arial" fo:font-size="8pt"/>
    </style:style>
    <style:style style:family="text" style:name="T997">
      <style:text-properties fo:color="#a9b7c6" fo:font-family="Arial" style:font-family-asian="Arial" style:font-family-complex="Arial" fo:font-size="8pt"/>
    </style:style>
    <style:style style:family="text" style:name="T998">
      <style:text-properties fo:font-family="Arial" style:font-family-asian="Arial" style:font-family-complex="Arial" fo:font-size="8pt"/>
    </style:style>
    <style:style style:family="text" style:name="T999">
      <style:text-properties fo:font-family="Arial" style:font-family-asian="Arial" style:font-family-complex="Arial" fo:font-size="8pt"/>
    </style:style>
    <style:style style:family="paragraph" style:name="P162">
      <style:paragraph-properties style:line-height-at-least="8pt" fo:margin-left="0cm" fo:margin-right="0cm" fo:text-indent="0cm" fo:background-color="#282b2e" fo:border="none"/>
      <style:text-properties fo:font-family="Arial" style:font-family-asian="Arial" style:font-family-complex="Arial" fo:font-size="8pt"/>
    </style:style>
    <style:style style:family="text" style:name="T1000">
      <style:text-properties fo:color="#a9b7c6" fo:font-family="Arial" style:font-family-asian="Arial" style:font-family-complex="Arial" fo:font-size="8pt"/>
    </style:style>
    <style:style style:family="text" style:name="T1001">
      <style:text-properties fo:color="#6a8759" fo:font-family="Arial" style:font-family-asian="Arial" style:font-family-complex="Arial" fo:font-size="8pt"/>
    </style:style>
    <style:style style:family="text" style:name="T1002">
      <style:text-properties fo:color="#a9b7c6" fo:font-family="Arial" style:font-family-asian="Arial" style:font-family-complex="Arial" fo:font-size="8pt"/>
    </style:style>
    <style:style style:family="text" style:name="T1003">
      <style:text-properties fo:font-family="Arial" style:font-family-asian="Arial" style:font-family-complex="Arial" fo:font-size="8pt"/>
    </style:style>
    <style:style style:family="text" style:name="T1004">
      <style:text-properties fo:font-family="Arial" style:font-family-asian="Arial" style:font-family-complex="Arial" fo:font-size="8pt"/>
    </style:style>
    <style:style style:family="paragraph" style:name="P163">
      <style:paragraph-properties style:line-height-at-least="8pt" fo:margin-left="0cm" fo:margin-right="0cm" fo:text-indent="0cm" fo:background-color="#282b2e" fo:border="none"/>
      <style:text-properties fo:font-family="Arial" style:font-family-asian="Arial" style:font-family-complex="Arial" fo:font-size="8pt"/>
    </style:style>
    <style:style style:family="text" style:name="T1005">
      <style:text-properties fo:color="#a9b7c6" fo:font-family="Arial" style:font-family-asian="Arial" style:font-family-complex="Arial" fo:font-size="8pt"/>
    </style:style>
    <style:style style:family="text" style:name="T1006">
      <style:text-properties fo:color="#6a8759" fo:font-family="Arial" style:font-family-asian="Arial" style:font-family-complex="Arial" fo:font-size="8pt"/>
    </style:style>
    <style:style style:family="text" style:name="T1007">
      <style:text-properties fo:color="#a9b7c6" fo:font-family="Arial" style:font-family-asian="Arial" style:font-family-complex="Arial" fo:font-size="8pt"/>
    </style:style>
    <style:style style:family="text" style:name="T1008">
      <style:text-properties fo:color="#6a8759" fo:font-family="Arial" style:font-family-asian="Arial" style:font-family-complex="Arial" fo:font-size="8pt"/>
    </style:style>
    <style:style style:family="text" style:name="T1009">
      <style:text-properties fo:color="#a9b7c6" fo:font-family="Arial" style:font-family-asian="Arial" style:font-family-complex="Arial" fo:font-size="8pt"/>
    </style:style>
    <style:style style:family="text" style:name="T1010">
      <style:text-properties fo:font-family="Arial" style:font-family-asian="Arial" style:font-family-complex="Arial" fo:font-size="8pt"/>
    </style:style>
    <style:style style:family="text" style:name="T1011">
      <style:text-properties fo:font-family="Arial" style:font-family-asian="Arial" style:font-family-complex="Arial" fo:font-size="8pt"/>
    </style:style>
    <style:style style:family="paragraph" style:name="P164">
      <style:paragraph-properties style:line-height-at-least="8pt" fo:margin-left="0cm" fo:margin-right="0cm" fo:text-indent="0cm" fo:background-color="#282b2e" fo:border="none"/>
      <style:text-properties fo:font-family="Arial" style:font-family-asian="Arial" style:font-family-complex="Arial" fo:font-size="8pt"/>
    </style:style>
    <style:style style:family="text" style:name="T1012">
      <style:text-properties fo:color="#a9b7c6" fo:font-family="Arial" style:font-family-asian="Arial" style:font-family-complex="Arial" fo:font-size="8pt"/>
    </style:style>
    <style:style style:family="text" style:name="T1013">
      <style:text-properties fo:color="#6a8759" fo:font-family="Arial" style:font-family-asian="Arial" style:font-family-complex="Arial" fo:font-size="8pt"/>
    </style:style>
    <style:style style:family="text" style:name="T1014">
      <style:text-properties fo:color="#a9b7c6" fo:font-family="Arial" style:font-family-asian="Arial" style:font-family-complex="Arial" fo:font-size="8pt"/>
    </style:style>
    <style:style style:family="text" style:name="T1015">
      <style:text-properties fo:color="#6a8759" fo:font-family="Arial" style:font-family-asian="Arial" style:font-family-complex="Arial" fo:font-size="8pt"/>
    </style:style>
    <style:style style:family="text" style:name="T1016">
      <style:text-properties fo:color="#a9b7c6" fo:font-family="Arial" style:font-family-asian="Arial" style:font-family-complex="Arial" fo:font-size="8pt"/>
    </style:style>
    <style:style style:family="text" style:name="T1017">
      <style:text-properties fo:font-family="Arial" style:font-family-asian="Arial" style:font-family-complex="Arial" fo:font-size="8pt"/>
    </style:style>
    <style:style style:family="text" style:name="T1018">
      <style:text-properties fo:font-family="Arial" style:font-family-asian="Arial" style:font-family-complex="Arial" fo:font-size="8pt"/>
    </style:style>
    <style:style style:family="paragraph" style:name="P165">
      <style:paragraph-properties style:line-height-at-least="8pt" fo:margin-left="0cm" fo:margin-right="0cm" fo:text-indent="0cm" fo:background-color="#282b2e" fo:border="none"/>
      <style:text-properties fo:font-family="Arial" style:font-family-asian="Arial" style:font-family-complex="Arial" fo:font-size="8pt"/>
    </style:style>
    <style:style style:family="text" style:name="T1019">
      <style:text-properties fo:color="#a9b7c6" fo:font-family="Arial" style:font-family-asian="Arial" style:font-family-complex="Arial" fo:font-size="8pt"/>
    </style:style>
    <style:style style:family="text" style:name="T1020">
      <style:text-properties fo:color="#6a8759" fo:font-family="Arial" style:font-family-asian="Arial" style:font-family-complex="Arial" fo:font-size="8pt"/>
    </style:style>
    <style:style style:family="text" style:name="T1021">
      <style:text-properties fo:color="#a9b7c6" fo:font-family="Arial" style:font-family-asian="Arial" style:font-family-complex="Arial" fo:font-size="8pt"/>
    </style:style>
    <style:style style:family="text" style:name="T1022">
      <style:text-properties fo:font-family="Arial" style:font-family-asian="Arial" style:font-family-complex="Arial" fo:font-size="8pt"/>
    </style:style>
    <style:style style:family="text" style:name="T1023">
      <style:text-properties fo:font-family="Arial" style:font-family-asian="Arial" style:font-family-complex="Arial" fo:font-size="8pt"/>
    </style:style>
    <style:style style:family="paragraph" style:name="P166">
      <style:paragraph-properties style:line-height-at-least="8pt" fo:margin-left="0cm" fo:margin-right="0cm" fo:text-indent="0cm" fo:background-color="#282b2e" fo:border="none"/>
      <style:text-properties fo:font-family="Arial" style:font-family-asian="Arial" style:font-family-complex="Arial" fo:font-size="8pt"/>
    </style:style>
    <style:style style:family="text" style:name="T1024">
      <style:text-properties fo:color="#a9b7c6" fo:font-family="Arial" style:font-family-asian="Arial" style:font-family-complex="Arial" fo:font-size="8pt"/>
    </style:style>
    <style:style style:family="text" style:name="T1025">
      <style:text-properties fo:color="#6897bb" fo:font-family="Arial" style:font-family-asian="Arial" style:font-family-complex="Arial" fo:font-size="8pt"/>
    </style:style>
    <style:style style:family="text" style:name="T1026">
      <style:text-properties fo:color="#a9b7c6" fo:font-family="Arial" style:font-family-asian="Arial" style:font-family-complex="Arial" fo:font-size="8pt"/>
    </style:style>
    <style:style style:family="text" style:name="T1027">
      <style:text-properties fo:color="#6897bb" fo:font-family="Arial" style:font-family-asian="Arial" style:font-family-complex="Arial" fo:font-size="8pt"/>
    </style:style>
    <style:style style:family="text" style:name="T1028">
      <style:text-properties fo:color="#a9b7c6" fo:font-family="Arial" style:font-family-asian="Arial" style:font-family-complex="Arial" fo:font-size="8pt"/>
    </style:style>
    <style:style style:family="text" style:name="T1029">
      <style:text-properties fo:font-family="Arial" style:font-family-asian="Arial" style:font-family-complex="Arial" fo:font-size="8pt"/>
    </style:style>
    <style:style style:family="text" style:name="T1030">
      <style:text-properties fo:font-family="Arial" style:font-family-asian="Arial" style:font-family-complex="Arial" fo:font-size="8pt"/>
    </style:style>
    <style:style style:family="paragraph" style:name="P167">
      <style:paragraph-properties style:line-height-at-least="8pt" fo:margin-left="0cm" fo:margin-right="0cm" fo:text-indent="0cm" fo:background-color="#282b2e" fo:border="none"/>
      <style:text-properties fo:font-family="Arial" style:font-family-asian="Arial" style:font-family-complex="Arial" fo:font-size="8pt"/>
    </style:style>
    <style:style style:family="text" style:name="T1031">
      <style:text-properties fo:color="#a9b7c6" fo:font-family="Arial" style:font-family-asian="Arial" style:font-family-complex="Arial" fo:font-size="8pt"/>
    </style:style>
    <style:style style:family="text" style:name="T1032">
      <style:text-properties fo:color="#6897bb" fo:font-family="Arial" style:font-family-asian="Arial" style:font-family-complex="Arial" fo:font-size="8pt"/>
    </style:style>
    <style:style style:family="text" style:name="T1033">
      <style:text-properties fo:color="#a9b7c6" fo:font-family="Arial" style:font-family-asian="Arial" style:font-family-complex="Arial" fo:font-size="8pt"/>
    </style:style>
    <style:style style:family="text" style:name="T1034">
      <style:text-properties fo:color="#6897bb" fo:font-family="Arial" style:font-family-asian="Arial" style:font-family-complex="Arial" fo:font-size="8pt"/>
    </style:style>
    <style:style style:family="text" style:name="T1035">
      <style:text-properties fo:color="#a9b7c6" fo:font-family="Arial" style:font-family-asian="Arial" style:font-family-complex="Arial" fo:font-size="8pt"/>
    </style:style>
    <style:style style:family="text" style:name="T1036">
      <style:text-properties fo:color="#6897bb" fo:font-family="Arial" style:font-family-asian="Arial" style:font-family-complex="Arial" fo:font-size="8pt"/>
    </style:style>
    <style:style style:family="text" style:name="T1037">
      <style:text-properties fo:color="#a9b7c6" fo:font-family="Arial" style:font-family-asian="Arial" style:font-family-complex="Arial" fo:font-size="8pt"/>
    </style:style>
    <style:style style:family="text" style:name="T1038">
      <style:text-properties fo:color="#6897bb" fo:font-family="Arial" style:font-family-asian="Arial" style:font-family-complex="Arial" fo:font-size="8pt"/>
    </style:style>
    <style:style style:family="text" style:name="T1039">
      <style:text-properties fo:color="#a9b7c6" fo:font-family="Arial" style:font-family-asian="Arial" style:font-family-complex="Arial" fo:font-size="8pt"/>
    </style:style>
    <style:style style:family="text" style:name="T1040">
      <style:text-properties fo:font-family="Arial" style:font-family-asian="Arial" style:font-family-complex="Arial" fo:font-size="8pt"/>
    </style:style>
    <style:style style:family="text" style:name="T1041">
      <style:text-properties fo:font-family="Arial" style:font-family-asian="Arial" style:font-family-complex="Arial" fo:font-size="8pt"/>
    </style:style>
    <style:style style:family="paragraph" style:name="P168">
      <style:paragraph-properties style:line-height-at-least="8pt" fo:margin-left="0cm" fo:margin-right="0cm" fo:text-indent="0cm" fo:background-color="#282b2e" fo:border="none"/>
      <style:text-properties fo:font-family="Arial" style:font-family-asian="Arial" style:font-family-complex="Arial" fo:font-size="8pt"/>
    </style:style>
    <style:style style:family="text" style:name="T1042">
      <style:text-properties fo:color="#a9b7c6" fo:font-family="Arial" style:font-family-asian="Arial" style:font-family-complex="Arial" fo:font-size="8pt"/>
    </style:style>
    <style:style style:family="text" style:name="T1043">
      <style:text-properties fo:color="#cc7832" fo:font-family="Arial" style:font-family-asian="Arial" style:font-family-complex="Arial" fo:font-size="8pt"/>
    </style:style>
    <style:style style:family="text" style:name="T1044">
      <style:text-properties fo:font-family="Arial" style:font-family-asian="Arial" style:font-family-complex="Arial" fo:font-size="8pt"/>
    </style:style>
    <style:style style:family="text" style:name="T1045">
      <style:text-properties fo:font-family="Arial" style:font-family-asian="Arial" style:font-family-complex="Arial" fo:font-size="8pt"/>
    </style:style>
    <style:style style:family="paragraph" style:name="P169">
      <style:paragraph-properties style:line-height-at-least="8pt" fo:margin-left="0cm" fo:margin-right="0cm" fo:text-indent="0cm" fo:background-color="#282b2e" fo:border="none"/>
      <style:text-properties fo:font-family="Arial" style:font-family-asian="Arial" style:font-family-complex="Arial" fo:font-size="8pt"/>
    </style:style>
    <style:style style:family="text" style:name="T1046">
      <style:text-properties fo:color="#a9b7c6" fo:font-family="Arial" style:font-family-asian="Arial" style:font-family-complex="Arial" fo:font-size="8pt"/>
    </style:style>
    <style:style style:family="text" style:name="T1047">
      <style:text-properties fo:font-family="Arial" style:font-family-asian="Arial" style:font-family-complex="Arial" fo:font-size="8pt"/>
    </style:style>
    <style:style style:family="text" style:name="T1048">
      <style:text-properties fo:font-family="Arial" style:font-family-asian="Arial" style:font-family-complex="Arial" fo:font-size="8pt"/>
    </style:style>
    <style:style style:family="paragraph" style:name="P170">
      <style:paragraph-properties style:line-height-at-least="8pt" fo:margin-left="0cm" fo:margin-right="0cm" fo:text-indent="0cm" fo:background-color="#282b2e" fo:border="none"/>
      <style:text-properties fo:font-family="Arial" style:font-family-asian="Arial" style:font-family-complex="Arial" fo:font-size="8pt" style:font-size-complex="8pt"/>
    </style:style>
    <style:style style:family="text" style:name="T1049">
      <style:text-properties fo:color="#a9b7c6" fo:font-family="Arial" style:font-family-asian="Arial" style:font-family-complex="Arial" fo:font-size="8pt"/>
    </style:style>
    <style:style style:family="text" style:name="T1050">
      <style:text-properties fo:font-family="Arial" style:font-family-asian="Arial" style:font-family-complex="Arial" fo:font-size="8pt" style:font-size-complex="8pt"/>
    </style:style>
    <style:style style:family="text" style:name="T1051">
      <style:text-properties fo:font-family="Arial" style:font-family-asian="Arial" style:font-family-complex="Arial" fo:font-size="8pt" style:font-size-complex="8pt"/>
    </style:style>
    <style:style style:family="paragraph" style:name="P171">
      <style:paragraph-properties style:line-height-at-least="8pt" fo:margin-left="0cm" fo:margin-right="0cm" fo:text-indent="0cm" fo:background-color="#282b2e" fo:border="none"/>
      <style:text-properties fo:color="#a9b7c6" fo:font-family="Arial" style:font-family-asian="Arial" style:font-family-complex="Arial" fo:font-size="8pt" style:font-size-complex="8pt"/>
    </style:style>
    <style:style style:family="text" style:name="T1052">
      <style:text-properties fo:color="#a9b7c6" fo:font-family="Arial" style:font-family-asian="Arial" style:font-family-complex="Arial" fo:font-size="8pt"/>
    </style:style>
    <style:style style:family="text" style:name="T1053">
      <style:text-properties fo:color="#a9b7c6" fo:font-family="Arial" style:font-family-asian="Arial" style:font-family-complex="Arial" fo:font-size="8pt" style:font-size-complex="8pt"/>
    </style:style>
    <style:style style:family="text" style:name="T1054">
      <style:text-properties fo:color="#a9b7c6" fo:font-family="Arial" style:font-family-asian="Arial" style:font-family-complex="Arial" fo:font-size="8pt" style:font-size-complex="8pt"/>
    </style:style>
    <style:style style:family="paragraph" style:name="P172">
      <style:paragraph-properties style:line-height-at-least="8pt" fo:margin-left="0cm" fo:margin-right="0cm" fo:text-indent="0cm" fo:background-color="#282b2e" fo:border="none"/>
      <style:text-properties fo:font-family="Arial" style:font-family-asian="Arial" style:font-family-complex="Arial" fo:font-size="8pt"/>
    </style:style>
    <style:style style:family="text" style:name="T1055">
      <style:text-properties fo:color="#a9b7c6" fo:font-family="Arial" style:font-family-asian="Arial" style:font-family-complex="Arial" fo:font-size="8pt"/>
    </style:style>
    <style:style style:family="text" style:name="T1056">
      <style:text-properties fo:color="#6a8759" fo:font-family="Arial" style:font-family-asian="Arial" style:font-family-complex="Arial" fo:font-size="8pt"/>
    </style:style>
    <style:style style:family="text" style:name="T1057">
      <style:text-properties fo:color="#a9b7c6" fo:font-family="Arial" style:font-family-asian="Arial" style:font-family-complex="Arial" fo:font-size="8pt"/>
    </style:style>
    <style:style style:family="text" style:name="T1058">
      <style:text-properties fo:font-family="Arial" style:font-family-asian="Arial" style:font-family-complex="Arial" fo:font-size="8pt"/>
    </style:style>
    <style:style style:family="text" style:name="T1059">
      <style:text-properties fo:font-family="Arial" style:font-family-asian="Arial" style:font-family-complex="Arial" fo:font-size="8pt"/>
    </style:style>
    <style:style style:family="paragraph" style:name="P173">
      <style:paragraph-properties style:line-height-at-least="8pt" fo:margin-left="0cm" fo:margin-right="0cm" fo:text-indent="0cm" fo:background-color="#282b2e" fo:border="none"/>
      <style:text-properties fo:font-family="Arial" style:font-family-asian="Arial" style:font-family-complex="Arial" fo:font-size="8pt"/>
    </style:style>
    <style:style style:family="text" style:name="T1060">
      <style:text-properties fo:color="#a9b7c6" fo:font-family="Arial" style:font-family-asian="Arial" style:font-family-complex="Arial" fo:font-size="8pt"/>
    </style:style>
    <style:style style:family="text" style:name="T1061">
      <style:text-properties fo:color="#6a8759" fo:font-family="Arial" style:font-family-asian="Arial" style:font-family-complex="Arial" fo:font-size="8pt"/>
    </style:style>
    <style:style style:family="text" style:name="T1062">
      <style:text-properties fo:color="#a9b7c6" fo:font-family="Arial" style:font-family-asian="Arial" style:font-family-complex="Arial" fo:font-size="8pt"/>
    </style:style>
    <style:style style:family="text" style:name="T1063">
      <style:text-properties fo:color="#6a8759" fo:font-family="Arial" style:font-family-asian="Arial" style:font-family-complex="Arial" fo:font-size="8pt"/>
    </style:style>
    <style:style style:family="text" style:name="T1064">
      <style:text-properties fo:color="#a9b7c6" fo:font-family="Arial" style:font-family-asian="Arial" style:font-family-complex="Arial" fo:font-size="8pt"/>
    </style:style>
    <style:style style:family="text" style:name="T1065">
      <style:text-properties fo:color="#6897bb" fo:font-family="Arial" style:font-family-asian="Arial" style:font-family-complex="Arial" fo:font-size="8pt"/>
    </style:style>
    <style:style style:family="text" style:name="T1066">
      <style:text-properties fo:color="#a9b7c6" fo:font-family="Arial" style:font-family-asian="Arial" style:font-family-complex="Arial" fo:font-size="8pt"/>
    </style:style>
    <style:style style:family="text" style:name="T1067">
      <style:text-properties fo:font-family="Arial" style:font-family-asian="Arial" style:font-family-complex="Arial" fo:font-size="8pt"/>
    </style:style>
    <style:style style:family="text" style:name="T1068">
      <style:text-properties fo:font-family="Arial" style:font-family-asian="Arial" style:font-family-complex="Arial" fo:font-size="8pt"/>
    </style:style>
    <style:style style:family="paragraph" style:name="P174">
      <style:paragraph-properties style:line-height-at-least="8pt" fo:margin-left="0cm" fo:margin-right="0cm" fo:text-indent="0cm" fo:background-color="#282b2e" fo:border="none"/>
      <style:text-properties fo:font-family="Arial" style:font-family-asian="Arial" style:font-family-complex="Arial" fo:font-size="8pt"/>
    </style:style>
    <style:style style:family="text" style:name="T1069">
      <style:text-properties fo:color="#a9b7c6" fo:font-family="Arial" style:font-family-asian="Arial" style:font-family-complex="Arial" fo:font-size="8pt"/>
    </style:style>
    <style:style style:family="text" style:name="T1070">
      <style:text-properties fo:color="#6a8759" fo:font-family="Arial" style:font-family-asian="Arial" style:font-family-complex="Arial" fo:font-size="8pt"/>
    </style:style>
    <style:style style:family="text" style:name="T1071">
      <style:text-properties fo:color="#a9b7c6" fo:font-family="Arial" style:font-family-asian="Arial" style:font-family-complex="Arial" fo:font-size="8pt"/>
    </style:style>
    <style:style style:family="text" style:name="T1072">
      <style:text-properties fo:color="#6a8759" fo:font-family="Arial" style:font-family-asian="Arial" style:font-family-complex="Arial" fo:font-size="8pt"/>
    </style:style>
    <style:style style:family="text" style:name="T1073">
      <style:text-properties fo:color="#a9b7c6" fo:font-family="Arial" style:font-family-asian="Arial" style:font-family-complex="Arial" fo:font-size="8pt"/>
    </style:style>
    <style:style style:family="text" style:name="T1074">
      <style:text-properties fo:color="#6897bb" fo:font-family="Arial" style:font-family-asian="Arial" style:font-family-complex="Arial" fo:font-size="8pt"/>
    </style:style>
    <style:style style:family="text" style:name="T1075">
      <style:text-properties fo:color="#a9b7c6" fo:font-family="Arial" style:font-family-asian="Arial" style:font-family-complex="Arial" fo:font-size="8pt"/>
    </style:style>
    <style:style style:family="text" style:name="T1076">
      <style:text-properties fo:font-family="Arial" style:font-family-asian="Arial" style:font-family-complex="Arial" fo:font-size="8pt"/>
    </style:style>
    <style:style style:family="text" style:name="T1077">
      <style:text-properties fo:font-family="Arial" style:font-family-asian="Arial" style:font-family-complex="Arial" fo:font-size="8pt"/>
    </style:style>
    <style:style style:family="paragraph" style:name="P175">
      <style:paragraph-properties style:line-height-at-least="8pt" fo:margin-left="0cm" fo:margin-right="0cm" fo:text-indent="0cm" fo:background-color="#282b2e" fo:border="none"/>
      <style:text-properties fo:font-family="Arial" style:font-family-asian="Arial" style:font-family-complex="Arial" fo:font-size="8pt"/>
    </style:style>
    <style:style style:family="text" style:name="T1078">
      <style:text-properties fo:color="#a9b7c6" fo:font-family="Arial" style:font-family-asian="Arial" style:font-family-complex="Arial" fo:font-size="8pt"/>
    </style:style>
    <style:style style:family="text" style:name="T1079">
      <style:text-properties fo:color="#6a8759" fo:font-family="Arial" style:font-family-asian="Arial" style:font-family-complex="Arial" fo:font-size="8pt"/>
    </style:style>
    <style:style style:family="text" style:name="T1080">
      <style:text-properties fo:color="#a9b7c6" fo:font-family="Arial" style:font-family-asian="Arial" style:font-family-complex="Arial" fo:font-size="8pt"/>
    </style:style>
    <style:style style:family="text" style:name="T1081">
      <style:text-properties fo:color="#6897bb" fo:font-family="Arial" style:font-family-asian="Arial" style:font-family-complex="Arial" fo:font-size="8pt"/>
    </style:style>
    <style:style style:family="text" style:name="T1082">
      <style:text-properties fo:color="#a9b7c6" fo:font-family="Arial" style:font-family-asian="Arial" style:font-family-complex="Arial" fo:font-size="8pt"/>
    </style:style>
    <style:style style:family="text" style:name="T1083">
      <style:text-properties fo:color="#6897bb" fo:font-family="Arial" style:font-family-asian="Arial" style:font-family-complex="Arial" fo:font-size="8pt"/>
    </style:style>
    <style:style style:family="text" style:name="T1084">
      <style:text-properties fo:color="#a9b7c6" fo:font-family="Arial" style:font-family-asian="Arial" style:font-family-complex="Arial" fo:font-size="8pt"/>
    </style:style>
    <style:style style:family="text" style:name="T1085">
      <style:text-properties fo:font-family="Arial" style:font-family-asian="Arial" style:font-family-complex="Arial" fo:font-size="8pt"/>
    </style:style>
    <style:style style:family="text" style:name="T1086">
      <style:text-properties fo:font-family="Arial" style:font-family-asian="Arial" style:font-family-complex="Arial" fo:font-size="8pt"/>
    </style:style>
    <style:style style:family="paragraph" style:name="P176">
      <style:paragraph-properties style:line-height-at-least="8pt" fo:margin-left="0cm" fo:margin-right="0cm" fo:text-indent="0cm" fo:background-color="#282b2e" fo:border="none"/>
      <style:text-properties fo:font-family="Arial" style:font-family-asian="Arial" style:font-family-complex="Arial" fo:font-size="8pt"/>
    </style:style>
    <style:style style:family="text" style:name="T1087">
      <style:text-properties fo:color="#a9b7c6" fo:font-family="Arial" style:font-family-asian="Arial" style:font-family-complex="Arial" fo:font-size="8pt"/>
    </style:style>
    <style:style style:family="text" style:name="T1088">
      <style:text-properties fo:color="#6897bb" fo:font-family="Arial" style:font-family-asian="Arial" style:font-family-complex="Arial" fo:font-size="8pt"/>
    </style:style>
    <style:style style:family="text" style:name="T1089">
      <style:text-properties fo:color="#a9b7c6" fo:font-family="Arial" style:font-family-asian="Arial" style:font-family-complex="Arial" fo:font-size="8pt"/>
    </style:style>
    <style:style style:family="text" style:name="T1090">
      <style:text-properties fo:color="#6897bb" fo:font-family="Arial" style:font-family-asian="Arial" style:font-family-complex="Arial" fo:font-size="8pt"/>
    </style:style>
    <style:style style:family="text" style:name="T1091">
      <style:text-properties fo:color="#a9b7c6" fo:font-family="Arial" style:font-family-asian="Arial" style:font-family-complex="Arial" fo:font-size="8pt"/>
    </style:style>
    <style:style style:family="text" style:name="T1092">
      <style:text-properties fo:color="#6897bb" fo:font-family="Arial" style:font-family-asian="Arial" style:font-family-complex="Arial" fo:font-size="8pt"/>
    </style:style>
    <style:style style:family="text" style:name="T1093">
      <style:text-properties fo:color="#a9b7c6" fo:font-family="Arial" style:font-family-asian="Arial" style:font-family-complex="Arial" fo:font-size="8pt"/>
    </style:style>
    <style:style style:family="text" style:name="T1094">
      <style:text-properties fo:color="#6897bb" fo:font-family="Arial" style:font-family-asian="Arial" style:font-family-complex="Arial" fo:font-size="8pt"/>
    </style:style>
    <style:style style:family="text" style:name="T1095">
      <style:text-properties fo:color="#a9b7c6" fo:font-family="Arial" style:font-family-asian="Arial" style:font-family-complex="Arial" fo:font-size="8pt"/>
    </style:style>
    <style:style style:family="text" style:name="T1096">
      <style:text-properties fo:font-family="Arial" style:font-family-asian="Arial" style:font-family-complex="Arial" fo:font-size="8pt"/>
    </style:style>
    <style:style style:family="text" style:name="T1097">
      <style:text-properties fo:font-family="Arial" style:font-family-asian="Arial" style:font-family-complex="Arial" fo:font-size="8pt"/>
    </style:style>
    <style:style style:family="paragraph" style:name="P177">
      <style:paragraph-properties style:line-height-at-least="8pt" fo:margin-left="0cm" fo:margin-right="0cm" fo:text-indent="0cm" fo:background-color="#282b2e" fo:border="none"/>
      <style:text-properties fo:font-family="Arial" style:font-family-asian="Arial" style:font-family-complex="Arial" fo:font-size="8pt"/>
    </style:style>
    <style:style style:family="text" style:name="T1098">
      <style:text-properties fo:color="#a9b7c6" fo:font-family="Arial" style:font-family-asian="Arial" style:font-family-complex="Arial" fo:font-size="8pt"/>
    </style:style>
    <style:style style:family="text" style:name="T1099">
      <style:text-properties fo:color="#cc7832" fo:font-family="Arial" style:font-family-asian="Arial" style:font-family-complex="Arial" fo:font-size="8pt"/>
    </style:style>
    <style:style style:family="text" style:name="T1100">
      <style:text-properties fo:font-family="Arial" style:font-family-asian="Arial" style:font-family-complex="Arial" fo:font-size="8pt"/>
    </style:style>
    <style:style style:family="text" style:name="T1101">
      <style:text-properties fo:font-family="Arial" style:font-family-asian="Arial" style:font-family-complex="Arial" fo:font-size="8pt"/>
    </style:style>
    <style:style style:family="paragraph" style:name="P178">
      <style:paragraph-properties style:line-height-at-least="8pt" fo:margin-left="0cm" fo:margin-right="0cm" fo:text-indent="0cm" fo:background-color="#282b2e" fo:border="none"/>
      <style:text-properties fo:font-family="Arial" style:font-family-asian="Arial" style:font-family-complex="Arial" fo:font-size="8pt"/>
    </style:style>
    <style:style style:family="text" style:name="T1102">
      <style:text-properties fo:color="#a9b7c6" fo:font-family="Arial" style:font-family-asian="Arial" style:font-family-complex="Arial" fo:font-size="8pt"/>
    </style:style>
    <style:style style:family="text" style:name="T1103">
      <style:text-properties fo:font-family="Arial" style:font-family-asian="Arial" style:font-family-complex="Arial" fo:font-size="8pt"/>
    </style:style>
    <style:style style:family="text" style:name="T1104">
      <style:text-properties fo:font-family="Arial" style:font-family-asian="Arial" style:font-family-complex="Arial" fo:font-size="8pt"/>
    </style:style>
    <style:style style:family="paragraph" style:name="P179">
      <style:paragraph-properties style:line-height-at-least="8pt" fo:margin-left="0cm" fo:margin-right="0cm" fo:text-indent="0cm" fo:background-color="#282b2e" fo:border="none"/>
      <style:text-properties fo:font-family="Arial" style:font-family-asian="Arial" style:font-family-complex="Arial" fo:font-size="8pt"/>
    </style:style>
    <style:style style:family="text" style:name="T1105">
      <style:text-properties fo:color="#a9b7c6" fo:font-family="Arial" style:font-family-asian="Arial" style:font-family-complex="Arial" fo:font-size="8pt"/>
    </style:style>
    <style:style style:family="text" style:name="T1106">
      <style:text-properties fo:font-family="Arial" style:font-family-asian="Arial" style:font-family-complex="Arial" fo:font-size="8pt"/>
    </style:style>
    <style:style style:family="text" style:name="T1107">
      <style:text-properties fo:font-family="Arial" style:font-family-asian="Arial" style:font-family-complex="Arial" fo:font-size="8pt"/>
    </style:style>
    <style:style style:family="paragraph" style:name="P180">
      <style:paragraph-properties/>
      <style:text-properties fo:language="cs" style:language-complex="ar" fo:country="CZ" style:country-complex="SA"/>
    </style:style>
    <style:style style:family="text" style:name="T1108">
      <style:text-properties fo:language="cs" style:language-complex="ar" fo:country="CZ" style:country-complex="SA"/>
    </style:style>
    <style:style style:family="text" style:name="T1109">
      <style:text-properties fo:language="cs" style:language-complex="ar" fo:country="CZ" style:country-complex="SA"/>
    </style:style>
    <style:style style:family="text" style:name="T1110">
      <style:text-properties fo:language="cs" style:language-complex="ar" fo:country="CZ" style:country-complex="SA"/>
    </style:style>
    <style:style style:family="paragraph" style:name="P181">
      <style:paragraph-properties fo:break-before="page"/>
      <style:text-properties fo:color="#009baa" fo:font-family="Montserrat ExtraBold" style:font-family-complex="Montserrat ExtraBold" fo:font-size="12pt" style:font-size-complex="12pt" fo:letter-spacing="0.1pt" fo:language="en" style:language-complex="ar" fo:country="US" style:country-complex="SA"/>
    </style:style>
    <style:style style:family="text" style:name="T1111">
      <style:text-properties fo:color="#009baa" fo:font-family="Montserrat ExtraBold" style:font-family-complex="Montserrat ExtraBold" fo:font-size="12pt" style:font-size-complex="12pt" fo:letter-spacing="0.1pt" fo:language="en" style:language-complex="ar" fo:country="US" style:country-complex="SA"/>
    </style:style>
    <style:style style:family="text" style:name="T1112">
      <style:text-properties fo:color="#009baa" fo:font-family="Montserrat ExtraBold" style:font-family-complex="Montserrat ExtraBold" fo:font-size="12pt" style:font-size-complex="12pt" fo:letter-spacing="0.1pt" fo:language="en" style:language-complex="ar" fo:country="US" style:country-complex="SA"/>
    </style:style>
    <style:style style:family="text" style:name="T1113">
      <style:text-properties fo:color="#009baa" fo:font-family="Montserrat ExtraBold" style:font-family-complex="Montserrat ExtraBold" fo:font-size="12pt" style:font-size-complex="12pt" fo:letter-spacing="0.1pt" fo:language="en" style:language-complex="ar" fo:country="US" style:country-complex="SA"/>
    </style:style>
    <style:style style:family="paragraph" style:name="P182">
      <style:paragraph-properties/>
      <style:text-properties fo:language="cs" fo:country="CZ"/>
    </style:style>
    <style:style style:family="text" style:name="T1114">
      <style:text-properties fo:language="cs" fo:country="CZ"/>
    </style:style>
    <style:style style:family="text" style:name="T1115">
      <style:text-properties fo:language="cs" fo:country="CZ"/>
    </style:style>
    <style:style style:family="text" style:name="T1116">
      <style:text-properties fo:language="cs" fo:country="CZ"/>
    </style:style>
    <style:style style:family="paragraph" style:name="P183">
      <style:paragraph-properties style:line-height-at-least="8pt" fo:margin-left="0cm" fo:margin-right="0cm" fo:text-indent="0cm" fo:background-color="#282b2e" fo:border="none"/>
      <style:text-properties fo:font-family="Arial" style:font-family-asian="Arial" style:font-family-complex="Arial" fo:font-size="8pt"/>
    </style:style>
    <style:style style:family="text" style:name="T1117">
      <style:text-properties fo:color="#a9b7c6" fo:font-family="Arial" style:font-family-asian="Arial" style:font-family-complex="Arial" fo:font-size="8pt"/>
    </style:style>
    <style:style style:family="text" style:name="T1118">
      <style:text-properties fo:font-family="Arial" style:font-family-asian="Arial" style:font-family-complex="Arial" fo:font-size="8pt"/>
    </style:style>
    <style:style style:family="text" style:name="T1119">
      <style:text-properties fo:font-family="Arial" style:font-family-asian="Arial" style:font-family-complex="Arial" fo:font-size="8pt"/>
    </style:style>
    <style:style style:family="paragraph" style:name="P184">
      <style:paragraph-properties style:line-height-at-least="8pt" fo:margin-left="0cm" fo:margin-right="0cm" fo:text-indent="0cm" fo:background-color="#282b2e" fo:border="none"/>
      <style:text-properties fo:font-family="Arial" style:font-family-asian="Arial" style:font-family-complex="Arial" fo:font-size="8pt"/>
    </style:style>
    <style:style style:family="text" style:name="T1120">
      <style:text-properties fo:color="#a9b7c6" fo:font-family="Arial" style:font-family-asian="Arial" style:font-family-complex="Arial" fo:font-size="8pt"/>
    </style:style>
    <style:style style:family="text" style:name="T1121">
      <style:text-properties fo:font-family="Arial" style:font-family-asian="Arial" style:font-family-complex="Arial" fo:font-size="8pt"/>
    </style:style>
    <style:style style:family="text" style:name="T1122">
      <style:text-properties fo:font-family="Arial" style:font-family-asian="Arial" style:font-family-complex="Arial" fo:font-size="8pt"/>
    </style:style>
    <style:style style:family="paragraph" style:name="P185">
      <style:paragraph-properties style:line-height-at-least="8pt" fo:margin-left="0cm" fo:margin-right="0cm" fo:text-indent="0cm" fo:background-color="#282b2e" fo:border="none"/>
      <style:text-properties fo:font-family="Arial" style:font-family-asian="Arial" style:font-family-complex="Arial" fo:font-size="8pt"/>
    </style:style>
    <style:style style:family="text" style:name="T1123">
      <style:text-properties fo:color="#a9b7c6" fo:font-family="Arial" style:font-family-asian="Arial" style:font-family-complex="Arial" fo:font-size="8pt"/>
    </style:style>
    <style:style style:family="text" style:name="T1124">
      <style:text-properties fo:color="#6a8759" fo:font-family="Arial" style:font-family-asian="Arial" style:font-family-complex="Arial" fo:font-size="8pt"/>
    </style:style>
    <style:style style:family="text" style:name="T1125">
      <style:text-properties fo:color="#a9b7c6" fo:font-family="Arial" style:font-family-asian="Arial" style:font-family-complex="Arial" fo:font-size="8pt"/>
    </style:style>
    <style:style style:family="text" style:name="T1126">
      <style:text-properties fo:color="#6a8759" fo:font-family="Arial" style:font-family-asian="Arial" style:font-family-complex="Arial" fo:font-size="8pt"/>
    </style:style>
    <style:style style:family="text" style:name="T1127">
      <style:text-properties fo:color="#a9b7c6" fo:font-family="Arial" style:font-family-asian="Arial" style:font-family-complex="Arial" fo:font-size="8pt"/>
    </style:style>
    <style:style style:family="text" style:name="T1128">
      <style:text-properties fo:font-family="Arial" style:font-family-asian="Arial" style:font-family-complex="Arial" fo:font-size="8pt"/>
    </style:style>
    <style:style style:family="text" style:name="T1129">
      <style:text-properties fo:font-family="Arial" style:font-family-asian="Arial" style:font-family-complex="Arial" fo:font-size="8pt"/>
    </style:style>
    <style:style style:family="paragraph" style:name="P186">
      <style:paragraph-properties style:line-height-at-least="8pt" fo:margin-left="0cm" fo:margin-right="0cm" fo:text-indent="0cm" fo:background-color="#282b2e" fo:border="none"/>
      <style:text-properties fo:font-family="Arial" style:font-family-asian="Arial" style:font-family-complex="Arial" fo:font-size="8pt"/>
    </style:style>
    <style:style style:family="text" style:name="T1130">
      <style:text-properties fo:color="#a9b7c6" fo:font-family="Arial" style:font-family-asian="Arial" style:font-family-complex="Arial" fo:font-size="8pt"/>
    </style:style>
    <style:style style:family="text" style:name="T1131">
      <style:text-properties fo:color="#6a8759" fo:font-family="Arial" style:font-family-asian="Arial" style:font-family-complex="Arial" fo:font-size="8pt"/>
    </style:style>
    <style:style style:family="text" style:name="T1132">
      <style:text-properties fo:color="#a9b7c6" fo:font-family="Arial" style:font-family-asian="Arial" style:font-family-complex="Arial" fo:font-size="8pt"/>
    </style:style>
    <style:style style:family="text" style:name="T1133">
      <style:text-properties fo:color="#6a8759" fo:font-family="Arial" style:font-family-asian="Arial" style:font-family-complex="Arial" fo:font-size="8pt"/>
    </style:style>
    <style:style style:family="text" style:name="T1134">
      <style:text-properties fo:color="#a9b7c6" fo:font-family="Arial" style:font-family-asian="Arial" style:font-family-complex="Arial" fo:font-size="8pt"/>
    </style:style>
    <style:style style:family="text" style:name="T1135">
      <style:text-properties fo:color="#a9b7c6" fo:font-family="Arial" style:font-family-asian="Arial" style:font-family-complex="Arial" fo:font-size="8pt"/>
    </style:style>
    <style:style style:family="text" style:name="T1136">
      <style:text-properties fo:color="#a9b7c6" fo:font-family="Arial" style:font-family-asian="Arial" style:font-family-complex="Arial" fo:font-size="8pt"/>
    </style:style>
    <style:style style:family="text" style:name="T1137">
      <style:text-properties fo:font-family="Arial" style:font-family-asian="Arial" style:font-family-complex="Arial" fo:font-size="8pt"/>
    </style:style>
    <style:style style:family="text" style:name="T1138">
      <style:text-properties fo:font-family="Arial" style:font-family-asian="Arial" style:font-family-complex="Arial" fo:font-size="8pt"/>
    </style:style>
    <style:style style:family="paragraph" style:name="P187">
      <style:paragraph-properties style:line-height-at-least="8pt" fo:margin-left="0cm" fo:margin-right="0cm" fo:text-indent="0cm" fo:background-color="#282b2e" fo:border="none"/>
      <style:text-properties fo:font-family="Arial" style:font-family-asian="Arial" style:font-family-complex="Arial" fo:font-size="8pt"/>
    </style:style>
    <style:style style:family="text" style:name="T1139">
      <style:text-properties fo:color="#a9b7c6" fo:font-family="Arial" style:font-family-asian="Arial" style:font-family-complex="Arial" fo:font-size="8pt"/>
    </style:style>
    <style:style style:family="text" style:name="T1140">
      <style:text-properties fo:color="#6897bb" fo:font-family="Arial" style:font-family-asian="Arial" style:font-family-complex="Arial" fo:font-size="8pt"/>
    </style:style>
    <style:style style:family="text" style:name="T1141">
      <style:text-properties fo:color="#a9b7c6" fo:font-family="Arial" style:font-family-asian="Arial" style:font-family-complex="Arial" fo:font-size="8pt"/>
    </style:style>
    <style:style style:family="text" style:name="T1142">
      <style:text-properties fo:color="#6897bb" fo:font-family="Arial" style:font-family-asian="Arial" style:font-family-complex="Arial" fo:font-size="8pt"/>
    </style:style>
    <style:style style:family="text" style:name="T1143">
      <style:text-properties fo:color="#a9b7c6" fo:font-family="Arial" style:font-family-asian="Arial" style:font-family-complex="Arial" fo:font-size="8pt"/>
    </style:style>
    <style:style style:family="text" style:name="T1144">
      <style:text-properties fo:font-family="Arial" style:font-family-asian="Arial" style:font-family-complex="Arial" fo:font-size="8pt"/>
    </style:style>
    <style:style style:family="text" style:name="T1145">
      <style:text-properties fo:font-family="Arial" style:font-family-asian="Arial" style:font-family-complex="Arial" fo:font-size="8pt"/>
    </style:style>
    <style:style style:family="paragraph" style:name="P188">
      <style:paragraph-properties style:line-height-at-least="8pt" fo:margin-left="0cm" fo:margin-right="0cm" fo:text-indent="0cm" fo:background-color="#282b2e" fo:border="none"/>
      <style:text-properties fo:font-family="Arial" style:font-family-asian="Arial" style:font-family-complex="Arial" fo:font-size="8pt"/>
    </style:style>
    <style:style style:family="text" style:name="T1146">
      <style:text-properties fo:color="#a9b7c6" fo:font-family="Arial" style:font-family-asian="Arial" style:font-family-complex="Arial" fo:font-size="8pt"/>
    </style:style>
    <style:style style:family="text" style:name="T1147">
      <style:text-properties fo:color="#6897bb" fo:font-family="Arial" style:font-family-asian="Arial" style:font-family-complex="Arial" fo:font-size="8pt"/>
    </style:style>
    <style:style style:family="text" style:name="T1148">
      <style:text-properties fo:color="#a9b7c6" fo:font-family="Arial" style:font-family-asian="Arial" style:font-family-complex="Arial" fo:font-size="8pt"/>
    </style:style>
    <style:style style:family="text" style:name="T1149">
      <style:text-properties fo:color="#6897bb" fo:font-family="Arial" style:font-family-asian="Arial" style:font-family-complex="Arial" fo:font-size="8pt"/>
    </style:style>
    <style:style style:family="text" style:name="T1150">
      <style:text-properties fo:color="#a9b7c6" fo:font-family="Arial" style:font-family-asian="Arial" style:font-family-complex="Arial" fo:font-size="8pt"/>
    </style:style>
    <style:style style:family="text" style:name="T1151">
      <style:text-properties fo:font-family="Arial" style:font-family-asian="Arial" style:font-family-complex="Arial" fo:font-size="8pt"/>
    </style:style>
    <style:style style:family="text" style:name="T1152">
      <style:text-properties fo:font-family="Arial" style:font-family-asian="Arial" style:font-family-complex="Arial" fo:font-size="8pt"/>
    </style:style>
    <style:style style:family="paragraph" style:name="P189">
      <style:paragraph-properties style:line-height-at-least="8pt" fo:margin-left="0cm" fo:margin-right="0cm" fo:text-indent="0cm" fo:background-color="#282b2e" fo:border="none"/>
      <style:text-properties fo:font-family="Arial" style:font-family-asian="Arial" style:font-family-complex="Arial" fo:font-size="8pt"/>
    </style:style>
    <style:style style:family="text" style:name="T1153">
      <style:text-properties fo:color="#a9b7c6" fo:font-family="Arial" style:font-family-asian="Arial" style:font-family-complex="Arial" fo:font-size="8pt"/>
    </style:style>
    <style:style style:family="text" style:name="T1154">
      <style:text-properties fo:color="#6897bb" fo:font-family="Arial" style:font-family-asian="Arial" style:font-family-complex="Arial" fo:font-size="8pt"/>
    </style:style>
    <style:style style:family="text" style:name="T1155">
      <style:text-properties fo:color="#a9b7c6" fo:font-family="Arial" style:font-family-asian="Arial" style:font-family-complex="Arial" fo:font-size="8pt"/>
    </style:style>
    <style:style style:family="text" style:name="T1156">
      <style:text-properties fo:color="#6897bb" fo:font-family="Arial" style:font-family-asian="Arial" style:font-family-complex="Arial" fo:font-size="8pt"/>
    </style:style>
    <style:style style:family="text" style:name="T1157">
      <style:text-properties fo:color="#a9b7c6" fo:font-family="Arial" style:font-family-asian="Arial" style:font-family-complex="Arial" fo:font-size="8pt"/>
    </style:style>
    <style:style style:family="text" style:name="T1158">
      <style:text-properties fo:font-family="Arial" style:font-family-asian="Arial" style:font-family-complex="Arial" fo:font-size="8pt"/>
    </style:style>
    <style:style style:family="text" style:name="T1159">
      <style:text-properties fo:font-family="Arial" style:font-family-asian="Arial" style:font-family-complex="Arial" fo:font-size="8pt"/>
    </style:style>
    <style:style style:family="paragraph" style:name="P190">
      <style:paragraph-properties style:line-height-at-least="8pt" fo:margin-left="0cm" fo:margin-right="0cm" fo:text-indent="0cm" fo:background-color="#282b2e" fo:border="none"/>
      <style:text-properties fo:font-family="Arial" style:font-family-asian="Arial" style:font-family-complex="Arial" fo:font-size="8pt"/>
    </style:style>
    <style:style style:family="text" style:name="T1160">
      <style:text-properties fo:color="#a9b7c6" fo:font-family="Arial" style:font-family-asian="Arial" style:font-family-complex="Arial" fo:font-size="8pt"/>
    </style:style>
    <style:style style:family="text" style:name="T1161">
      <style:text-properties fo:color="#6a8759" fo:font-family="Arial" style:font-family-asian="Arial" style:font-family-complex="Arial" fo:font-size="8pt"/>
    </style:style>
    <style:style style:family="text" style:name="T1162">
      <style:text-properties fo:color="#a9b7c6" fo:font-family="Arial" style:font-family-asian="Arial" style:font-family-complex="Arial" fo:font-size="8pt"/>
    </style:style>
    <style:style style:family="text" style:name="T1163">
      <style:text-properties fo:font-family="Arial" style:font-family-asian="Arial" style:font-family-complex="Arial" fo:font-size="8pt"/>
    </style:style>
    <style:style style:family="text" style:name="T1164">
      <style:text-properties fo:font-family="Arial" style:font-family-asian="Arial" style:font-family-complex="Arial" fo:font-size="8pt"/>
    </style:style>
    <style:style style:family="paragraph" style:name="P191">
      <style:paragraph-properties style:line-height-at-least="8pt" fo:margin-left="0cm" fo:margin-right="0cm" fo:text-indent="0cm" fo:background-color="#282b2e" fo:border="none"/>
      <style:text-properties fo:font-family="Arial" style:font-family-asian="Arial" style:font-family-complex="Arial" fo:font-size="8pt"/>
    </style:style>
    <style:style style:family="text" style:name="T1165">
      <style:text-properties fo:color="#a9b7c6" fo:font-family="Arial" style:font-family-asian="Arial" style:font-family-complex="Arial" fo:font-size="8pt"/>
    </style:style>
    <style:style style:family="text" style:name="T1166">
      <style:text-properties fo:color="#6897bb" fo:font-family="Arial" style:font-family-asian="Arial" style:font-family-complex="Arial" fo:font-size="8pt"/>
    </style:style>
    <style:style style:family="text" style:name="T1167">
      <style:text-properties fo:color="#a9b7c6" fo:font-family="Arial" style:font-family-asian="Arial" style:font-family-complex="Arial" fo:font-size="8pt"/>
    </style:style>
    <style:style style:family="text" style:name="T1168">
      <style:text-properties fo:color="#6897bb" fo:font-family="Arial" style:font-family-asian="Arial" style:font-family-complex="Arial" fo:font-size="8pt"/>
    </style:style>
    <style:style style:family="text" style:name="T1169">
      <style:text-properties fo:color="#a9b7c6" fo:font-family="Arial" style:font-family-asian="Arial" style:font-family-complex="Arial" fo:font-size="8pt"/>
    </style:style>
    <style:style style:family="text" style:name="T1170">
      <style:text-properties fo:font-family="Arial" style:font-family-asian="Arial" style:font-family-complex="Arial" fo:font-size="8pt"/>
    </style:style>
    <style:style style:family="text" style:name="T1171">
      <style:text-properties fo:font-family="Arial" style:font-family-asian="Arial" style:font-family-complex="Arial" fo:font-size="8pt"/>
    </style:style>
    <style:style style:family="paragraph" style:name="P192">
      <style:paragraph-properties style:line-height-at-least="8pt" fo:margin-left="0cm" fo:margin-right="0cm" fo:text-indent="0cm" fo:background-color="#282b2e" fo:border="none"/>
      <style:text-properties fo:font-family="Arial" style:font-family-asian="Arial" style:font-family-complex="Arial" fo:font-size="8pt"/>
    </style:style>
    <style:style style:family="text" style:name="T1172">
      <style:text-properties fo:color="#a9b7c6" fo:font-family="Arial" style:font-family-asian="Arial" style:font-family-complex="Arial" fo:font-size="8pt"/>
    </style:style>
    <style:style style:family="text" style:name="T1173">
      <style:text-properties fo:font-family="Arial" style:font-family-asian="Arial" style:font-family-complex="Arial" fo:font-size="8pt"/>
    </style:style>
    <style:style style:family="text" style:name="T1174">
      <style:text-properties fo:font-family="Arial" style:font-family-asian="Arial" style:font-family-complex="Arial" fo:font-size="8pt"/>
    </style:style>
    <style:style style:family="paragraph" style:name="P193">
      <style:paragraph-properties style:line-height-at-least="8pt" fo:margin-left="0cm" fo:margin-right="0cm" fo:text-indent="0cm" fo:background-color="#282b2e" fo:border="none"/>
      <style:text-properties fo:font-family="Arial" style:font-family-asian="Arial" style:font-family-complex="Arial" fo:font-size="8pt"/>
    </style:style>
    <style:style style:family="text" style:name="T1175">
      <style:text-properties fo:color="#a9b7c6" fo:font-family="Arial" style:font-family-asian="Arial" style:font-family-complex="Arial" fo:font-size="8pt"/>
    </style:style>
    <style:style style:family="text" style:name="T1176">
      <style:text-properties fo:font-family="Arial" style:font-family-asian="Arial" style:font-family-complex="Arial" fo:font-size="8pt"/>
    </style:style>
    <style:style style:family="text" style:name="T1177">
      <style:text-properties fo:font-family="Arial" style:font-family-asian="Arial" style:font-family-complex="Arial" fo:font-size="8pt"/>
    </style:style>
    <style:style style:family="paragraph" style:name="P194">
      <style:paragraph-properties style:line-height-at-least="8pt" fo:margin-left="0cm" fo:margin-right="0cm" fo:text-indent="0cm" fo:background-color="#282b2e" fo:border="none"/>
      <style:text-properties fo:font-family="Arial" style:font-family-asian="Arial" style:font-family-complex="Arial" fo:font-size="8pt"/>
    </style:style>
    <style:style style:family="text" style:name="T1178">
      <style:text-properties fo:color="#a9b7c6" fo:font-family="Arial" style:font-family-asian="Arial" style:font-family-complex="Arial" fo:font-size="8pt"/>
    </style:style>
    <style:style style:family="text" style:name="T1179">
      <style:text-properties fo:color="#6a8759" fo:font-family="Arial" style:font-family-asian="Arial" style:font-family-complex="Arial" fo:font-size="8pt"/>
    </style:style>
    <style:style style:family="text" style:name="T1180">
      <style:text-properties fo:color="#a9b7c6" fo:font-family="Arial" style:font-family-asian="Arial" style:font-family-complex="Arial" fo:font-size="8pt"/>
    </style:style>
    <style:style style:family="text" style:name="T1181">
      <style:text-properties fo:color="#6a8759" fo:font-family="Arial" style:font-family-asian="Arial" style:font-family-complex="Arial" fo:font-size="8pt"/>
    </style:style>
    <style:style style:family="text" style:name="T1182">
      <style:text-properties fo:color="#a9b7c6" fo:font-family="Arial" style:font-family-asian="Arial" style:font-family-complex="Arial" fo:font-size="8pt"/>
    </style:style>
    <style:style style:family="text" style:name="T1183">
      <style:text-properties fo:font-family="Arial" style:font-family-asian="Arial" style:font-family-complex="Arial" fo:font-size="8pt"/>
    </style:style>
    <style:style style:family="text" style:name="T1184">
      <style:text-properties fo:font-family="Arial" style:font-family-asian="Arial" style:font-family-complex="Arial" fo:font-size="8pt"/>
    </style:style>
    <style:style style:family="paragraph" style:name="P195">
      <style:paragraph-properties style:line-height-at-least="8pt" fo:margin-left="0cm" fo:margin-right="0cm" fo:text-indent="0cm" fo:background-color="#282b2e" fo:border="none"/>
      <style:text-properties fo:font-family="Arial" style:font-family-asian="Arial" style:font-family-complex="Arial" fo:font-size="8pt"/>
    </style:style>
    <style:style style:family="text" style:name="T1185">
      <style:text-properties fo:color="#a9b7c6" fo:font-family="Arial" style:font-family-asian="Arial" style:font-family-complex="Arial" fo:font-size="8pt"/>
    </style:style>
    <style:style style:family="text" style:name="T1186">
      <style:text-properties fo:color="#6a8759" fo:font-family="Arial" style:font-family-asian="Arial" style:font-family-complex="Arial" fo:font-size="8pt"/>
    </style:style>
    <style:style style:family="text" style:name="T1187">
      <style:text-properties fo:color="#a9b7c6" fo:font-family="Arial" style:font-family-asian="Arial" style:font-family-complex="Arial" fo:font-size="8pt"/>
    </style:style>
    <style:style style:family="text" style:name="T1188">
      <style:text-properties fo:color="#6a8759" fo:font-family="Arial" style:font-family-asian="Arial" style:font-family-complex="Arial" fo:font-size="8pt"/>
    </style:style>
    <style:style style:family="text" style:name="T1189">
      <style:text-properties fo:color="#a9b7c6" fo:font-family="Arial" style:font-family-asian="Arial" style:font-family-complex="Arial" fo:font-size="8pt"/>
    </style:style>
    <style:style style:family="text" style:name="T1190">
      <style:text-properties fo:font-family="Arial" style:font-family-asian="Arial" style:font-family-complex="Arial" fo:font-size="8pt"/>
    </style:style>
    <style:style style:family="text" style:name="T1191">
      <style:text-properties fo:font-family="Arial" style:font-family-asian="Arial" style:font-family-complex="Arial" fo:font-size="8pt"/>
    </style:style>
    <style:style style:family="paragraph" style:name="P196">
      <style:paragraph-properties style:line-height-at-least="8pt" fo:margin-left="0cm" fo:margin-right="0cm" fo:text-indent="0cm" fo:background-color="#282b2e" fo:border="none"/>
      <style:text-properties fo:font-family="Arial" style:font-family-asian="Arial" style:font-family-complex="Arial" fo:font-size="8pt"/>
    </style:style>
    <style:style style:family="text" style:name="T1192">
      <style:text-properties fo:color="#a9b7c6" fo:font-family="Arial" style:font-family-asian="Arial" style:font-family-complex="Arial" fo:font-size="8pt"/>
    </style:style>
    <style:style style:family="text" style:name="T1193">
      <style:text-properties fo:color="#6897bb" fo:font-family="Arial" style:font-family-asian="Arial" style:font-family-complex="Arial" fo:font-size="8pt"/>
    </style:style>
    <style:style style:family="text" style:name="T1194">
      <style:text-properties fo:color="#a9b7c6" fo:font-family="Arial" style:font-family-asian="Arial" style:font-family-complex="Arial" fo:font-size="8pt"/>
    </style:style>
    <style:style style:family="text" style:name="T1195">
      <style:text-properties fo:color="#6897bb" fo:font-family="Arial" style:font-family-asian="Arial" style:font-family-complex="Arial" fo:font-size="8pt"/>
    </style:style>
    <style:style style:family="text" style:name="T1196">
      <style:text-properties fo:color="#a9b7c6" fo:font-family="Arial" style:font-family-asian="Arial" style:font-family-complex="Arial" fo:font-size="8pt"/>
    </style:style>
    <style:style style:family="text" style:name="T1197">
      <style:text-properties fo:font-family="Arial" style:font-family-asian="Arial" style:font-family-complex="Arial" fo:font-size="8pt"/>
    </style:style>
    <style:style style:family="text" style:name="T1198">
      <style:text-properties fo:font-family="Arial" style:font-family-asian="Arial" style:font-family-complex="Arial" fo:font-size="8pt"/>
    </style:style>
    <style:style style:family="paragraph" style:name="P197">
      <style:paragraph-properties style:line-height-at-least="8pt" fo:margin-left="0cm" fo:margin-right="0cm" fo:text-indent="0cm" fo:background-color="#282b2e" fo:border="none"/>
      <style:text-properties fo:font-family="Arial" style:font-family-asian="Arial" style:font-family-complex="Arial" fo:font-size="8pt"/>
    </style:style>
    <style:style style:family="text" style:name="T1199">
      <style:text-properties fo:color="#a9b7c6" fo:font-family="Arial" style:font-family-asian="Arial" style:font-family-complex="Arial" fo:font-size="8pt"/>
    </style:style>
    <style:style style:family="text" style:name="T1200">
      <style:text-properties fo:color="#6897bb" fo:font-family="Arial" style:font-family-asian="Arial" style:font-family-complex="Arial" fo:font-size="8pt"/>
    </style:style>
    <style:style style:family="text" style:name="T1201">
      <style:text-properties fo:color="#a9b7c6" fo:font-family="Arial" style:font-family-asian="Arial" style:font-family-complex="Arial" fo:font-size="8pt"/>
    </style:style>
    <style:style style:family="text" style:name="T1202">
      <style:text-properties fo:color="#6897bb" fo:font-family="Arial" style:font-family-asian="Arial" style:font-family-complex="Arial" fo:font-size="8pt"/>
    </style:style>
    <style:style style:family="text" style:name="T1203">
      <style:text-properties fo:color="#a9b7c6" fo:font-family="Arial" style:font-family-asian="Arial" style:font-family-complex="Arial" fo:font-size="8pt"/>
    </style:style>
    <style:style style:family="text" style:name="T1204">
      <style:text-properties fo:font-family="Arial" style:font-family-asian="Arial" style:font-family-complex="Arial" fo:font-size="8pt"/>
    </style:style>
    <style:style style:family="text" style:name="T1205">
      <style:text-properties fo:font-family="Arial" style:font-family-asian="Arial" style:font-family-complex="Arial" fo:font-size="8pt"/>
    </style:style>
    <style:style style:family="paragraph" style:name="P198">
      <style:paragraph-properties style:line-height-at-least="8pt" fo:margin-left="0cm" fo:margin-right="0cm" fo:text-indent="0cm" fo:background-color="#282b2e" fo:border="none"/>
      <style:text-properties fo:font-family="Arial" style:font-family-asian="Arial" style:font-family-complex="Arial" fo:font-size="8pt"/>
    </style:style>
    <style:style style:family="text" style:name="T1206">
      <style:text-properties fo:color="#a9b7c6" fo:font-family="Arial" style:font-family-asian="Arial" style:font-family-complex="Arial" fo:font-size="8pt"/>
    </style:style>
    <style:style style:family="text" style:name="T1207">
      <style:text-properties fo:color="#6897bb" fo:font-family="Arial" style:font-family-asian="Arial" style:font-family-complex="Arial" fo:font-size="8pt"/>
    </style:style>
    <style:style style:family="text" style:name="T1208">
      <style:text-properties fo:color="#a9b7c6" fo:font-family="Arial" style:font-family-asian="Arial" style:font-family-complex="Arial" fo:font-size="8pt"/>
    </style:style>
    <style:style style:family="text" style:name="T1209">
      <style:text-properties fo:color="#6897bb" fo:font-family="Arial" style:font-family-asian="Arial" style:font-family-complex="Arial" fo:font-size="8pt"/>
    </style:style>
    <style:style style:family="text" style:name="T1210">
      <style:text-properties fo:color="#a9b7c6" fo:font-family="Arial" style:font-family-asian="Arial" style:font-family-complex="Arial" fo:font-size="8pt"/>
    </style:style>
    <style:style style:family="text" style:name="T1211">
      <style:text-properties fo:font-family="Arial" style:font-family-asian="Arial" style:font-family-complex="Arial" fo:font-size="8pt"/>
    </style:style>
    <style:style style:family="text" style:name="T1212">
      <style:text-properties fo:font-family="Arial" style:font-family-asian="Arial" style:font-family-complex="Arial" fo:font-size="8pt"/>
    </style:style>
    <style:style style:family="paragraph" style:name="P199">
      <style:paragraph-properties style:line-height-at-least="8pt" fo:margin-left="0cm" fo:margin-right="0cm" fo:text-indent="0cm" fo:background-color="#282b2e" fo:border="none"/>
      <style:text-properties fo:font-family="Arial" style:font-family-asian="Arial" style:font-family-complex="Arial" fo:font-size="8pt"/>
    </style:style>
    <style:style style:family="text" style:name="T1213">
      <style:text-properties fo:color="#a9b7c6" fo:font-family="Arial" style:font-family-asian="Arial" style:font-family-complex="Arial" fo:font-size="8pt"/>
    </style:style>
    <style:style style:family="text" style:name="T1214">
      <style:text-properties fo:color="#6a8759" fo:font-family="Arial" style:font-family-asian="Arial" style:font-family-complex="Arial" fo:font-size="8pt"/>
    </style:style>
    <style:style style:family="text" style:name="T1215">
      <style:text-properties fo:color="#a9b7c6" fo:font-family="Arial" style:font-family-asian="Arial" style:font-family-complex="Arial" fo:font-size="8pt"/>
    </style:style>
    <style:style style:family="text" style:name="T1216">
      <style:text-properties fo:font-family="Arial" style:font-family-asian="Arial" style:font-family-complex="Arial" fo:font-size="8pt"/>
    </style:style>
    <style:style style:family="text" style:name="T1217">
      <style:text-properties fo:font-family="Arial" style:font-family-asian="Arial" style:font-family-complex="Arial" fo:font-size="8pt"/>
    </style:style>
    <style:style style:family="paragraph" style:name="P200">
      <style:paragraph-properties style:line-height-at-least="8pt" fo:margin-left="0cm" fo:margin-right="0cm" fo:text-indent="0cm" fo:background-color="#282b2e" fo:border="none"/>
      <style:text-properties fo:font-family="Arial" style:font-family-asian="Arial" style:font-family-complex="Arial" fo:font-size="8pt"/>
    </style:style>
    <style:style style:family="text" style:name="T1218">
      <style:text-properties fo:color="#a9b7c6" fo:font-family="Arial" style:font-family-asian="Arial" style:font-family-complex="Arial" fo:font-size="8pt"/>
    </style:style>
    <style:style style:family="text" style:name="T1219">
      <style:text-properties fo:color="#6897bb" fo:font-family="Arial" style:font-family-asian="Arial" style:font-family-complex="Arial" fo:font-size="8pt"/>
    </style:style>
    <style:style style:family="text" style:name="T1220">
      <style:text-properties fo:color="#a9b7c6" fo:font-family="Arial" style:font-family-asian="Arial" style:font-family-complex="Arial" fo:font-size="8pt"/>
    </style:style>
    <style:style style:family="text" style:name="T1221">
      <style:text-properties fo:color="#6897bb" fo:font-family="Arial" style:font-family-asian="Arial" style:font-family-complex="Arial" fo:font-size="8pt"/>
    </style:style>
    <style:style style:family="text" style:name="T1222">
      <style:text-properties fo:color="#a9b7c6" fo:font-family="Arial" style:font-family-asian="Arial" style:font-family-complex="Arial" fo:font-size="8pt"/>
    </style:style>
    <style:style style:family="text" style:name="T1223">
      <style:text-properties fo:font-family="Arial" style:font-family-asian="Arial" style:font-family-complex="Arial" fo:font-size="8pt"/>
    </style:style>
    <style:style style:family="text" style:name="T1224">
      <style:text-properties fo:font-family="Arial" style:font-family-asian="Arial" style:font-family-complex="Arial" fo:font-size="8pt"/>
    </style:style>
    <style:style style:family="paragraph" style:name="P201">
      <style:paragraph-properties style:line-height-at-least="8pt" fo:margin-left="0cm" fo:margin-right="0cm" fo:text-indent="0cm" fo:background-color="#282b2e" fo:border="none"/>
      <style:text-properties fo:font-family="Arial" style:font-family-asian="Arial" style:font-family-complex="Arial" fo:font-size="8pt"/>
    </style:style>
    <style:style style:family="text" style:name="T1225">
      <style:text-properties fo:color="#a9b7c6" fo:font-family="Arial" style:font-family-asian="Arial" style:font-family-complex="Arial" fo:font-size="8pt"/>
    </style:style>
    <style:style style:family="text" style:name="T1226">
      <style:text-properties fo:font-family="Arial" style:font-family-asian="Arial" style:font-family-complex="Arial" fo:font-size="8pt"/>
    </style:style>
    <style:style style:family="text" style:name="T1227">
      <style:text-properties fo:font-family="Arial" style:font-family-asian="Arial" style:font-family-complex="Arial" fo:font-size="8pt"/>
    </style:style>
    <style:style style:family="paragraph" style:name="P202">
      <style:paragraph-properties/>
      <style:text-properties fo:language="en" style:language-complex="en" fo:country="US" style:country-complex="US"/>
    </style:style>
    <style:style style:family="text" style:name="T1228">
      <style:text-properties fo:language="en" style:language-complex="en" fo:country="US" style:country-complex="US"/>
    </style:style>
    <style:style style:family="text" style:name="T1229">
      <style:text-properties fo:language="en" style:language-complex="en" fo:country="US" style:country-complex="US"/>
    </style:style>
    <style:style style:family="text" style:name="T1230">
      <style:text-properties fo:language="en" style:language-complex="en" fo:country="US" style:country-complex="US"/>
    </style:style>
    <style:style style:family="paragraph" style:name="P203">
      <style:paragraph-properties/>
      <style:text-properties fo:language="en" style:language-complex="en" fo:country="US" style:country-complex="US"/>
    </style:style>
    <style:style style:family="text" style:name="T1231">
      <style:text-properties fo:language="en" style:language-complex="en" fo:country="US" style:country-complex="US"/>
    </style:style>
    <style:style style:family="text" style:name="T1232">
      <style:text-properties fo:language="en" style:language-complex="en" fo:country="US" style:country-complex="US"/>
    </style:style>
    <style:style style:family="text" style:name="T1233">
      <style:text-properties fo:language="en" style:language-complex="en" fo:country="US" style:country-complex="US"/>
    </style:style>
    <style:style style:parent-style-name="755" style:family="paragraph" style:name="P204">
      <style:paragraph-properties fo:break-before="page"/>
      <style:text-properties fo:color="#009baa" fo:font-family="Montserrat ExtraBold" style:font-family-asian="Times New Roman" style:font-family-complex="Montserrat ExtraBold" fo:font-size="16pt" style:font-size-complex="16pt" fo:letter-spacing="0.1pt" fo:language="cs" style:language-complex="ar" fo:country="CZ" style:country-complex="SA"/>
    </style:style>
    <style:style style:family="text" style:name="T1234">
      <style:text-properties fo:color="#009baa" fo:font-family="Montserrat ExtraBold" style:font-family-complex="Montserrat ExtraBold" fo:font-size="16pt" style:font-size-complex="16pt" fo:letter-spacing="0.1pt" fo:language="cs" style:language-complex="cs" fo:country="CZ" style:country-complex="CZ"/>
    </style:style>
    <style:style style:family="text" style:name="T1235">
      <style:text-properties fo:color="#009baa" fo:font-family="Montserrat ExtraBold" style:font-family-complex="Montserrat ExtraBold" fo:font-size="16pt" style:font-size-complex="16pt" fo:letter-spacing="0.1pt" fo:language="cs" style:language-complex="cs" fo:country="CZ" style:country-complex="CZ"/>
    </style:style>
    <style:style style:family="text" style:name="T1236">
      <style:text-properties fo:color="#009baa" fo:font-family="Montserrat ExtraBold" style:font-family-complex="Montserrat ExtraBold" fo:font-size="16pt" style:font-size-complex="16pt" fo:letter-spacing="0.1pt" fo:language="cs" style:language-complex="ar" fo:country="CZ" style:country-complex="SA"/>
    </style:style>
    <style:style style:parent-style-name="755" style:family="paragraph" style:name="P205">
      <style:paragraph-properties/>
      <style:text-properties fo:color="#009baa" fo:font-family="Montserrat ExtraBold" style:font-family-asian="Times New Roman" style:font-family-complex="Montserrat ExtraBold" fo:font-size="16pt" style:font-size-complex="16pt" fo:letter-spacing="0.1pt" fo:language="cs" style:language-complex="ar" fo:country="CZ" style:country-complex="SA"/>
    </style:style>
    <style:style style:family="text" style:name="T1237">
      <style:text-properties fo:color="#009baa" fo:font-family="Montserrat ExtraBold" style:font-family-complex="Montserrat ExtraBold" fo:font-size="16pt" style:font-size-complex="16pt" fo:letter-spacing="0.1pt" fo:language="en" style:language-complex="ar" fo:country="US" style:country-complex="SA"/>
    </style:style>
    <style:style style:family="text" style:name="T1238">
      <style:text-properties fo:color="#009baa" fo:font-family="Montserrat ExtraBold" style:font-family-complex="Montserrat ExtraBold" fo:font-size="16pt" style:font-size-complex="16pt" fo:letter-spacing="0.1pt" fo:language="en" style:language-complex="ar" fo:country="US" style:country-complex="SA"/>
    </style:style>
    <style:style style:family="text" style:name="T1239">
      <style:text-properties fo:color="#009baa" fo:font-family="Montserrat ExtraBold" style:font-family-complex="Montserrat ExtraBold" fo:font-size="16pt" style:font-size-complex="16pt" fo:letter-spacing="0.1pt" fo:language="cs" style:language-complex="ar" fo:country="CZ" style:country-complex="SA"/>
    </style:style>
    <style:style style:family="paragraph" style:name="P206">
      <style:paragraph-properties/>
      <style:text-properties fo:font-weight="normal"/>
    </style:style>
    <style:style style:family="text" style:name="T1240">
      <style:text-properties fo:language="cs" style:language-complex="cs" fo:country="CZ" style:country-complex="CZ"/>
    </style:style>
    <style:style style:family="text" style:name="T1241">
      <style:text-properties fo:language="cs" style:language-complex="cs" fo:country="CZ" style:country-complex="CZ" fo:font-weight="normal"/>
    </style:style>
    <style:style style:family="text" style:name="T1242">
      <style:text-properties fo:language="cs" style:language-complex="cs" fo:country="CZ" style:country-complex="CZ" fo:font-weight="bold"/>
    </style:style>
    <style:style style:family="text" style:name="T1243">
      <style:text-properties fo:language="cs" style:language-complex="cs" fo:country="CZ" style:country-complex="CZ" fo:font-weight="normal"/>
    </style:style>
    <style:style style:family="text" style:name="T1244">
      <style:text-properties fo:font-weight="normal"/>
    </style:style>
    <style:style style:family="paragraph" style:name="P207">
      <style:paragraph-properties/>
      <style:text-properties/>
    </style:style>
    <style:style style:family="text" style:name="T1245">
      <style:text-properties fo:language="en" style:language-complex="en" fo:country="US" style:country-complex="US"/>
    </style:style>
    <style:style style:family="text" style:name="T1246">
      <style:text-properties fo:language="en" fo:country="US"/>
    </style:style>
  </office:automatic-styles>
  <office:body>
    <office:text text:use-soft-page-breaks="true">
      <text:p text:style-name="P38"><text:span text:style-name="T426">How to use the LaskaKit Pinout Generator Script</text:span><text:span text:style-name="T427"/><text:span text:style-name="T428"/><text:span text:style-name="T429"/><text:span text:style-name="T430"/><text:span/><text:span text:style-name="T431"/><text:span text:style-name="T432"/><text:bookmark-start text:name="_Toc205966665"/><text:span text:style-name="T433"/><text:bookmark-end text:name="_Toc205966665"/><text:span text:style-name="T434"/><text:span/><text:span text:style-name="T435"/></text:p>
      <text:p text:style-name="P39"><text:span text:style-name="T436">Preamble</text:span><text:span text:style-name="T437"/><text:span text:style-name="T438"/></text:p>
      <text:p text:style-name="P40"><text:span text:style-name="T439">Any code in this document will be pre-filled from the example ESPInk project. The template file will, however, be mostly empty other than for some universally necessary things.</text:span><text:span text:style-name="T440"/><text:span/></text:p>
      <text:p text:style-name="P41"><text:span text:style-name="T441">Requirements and Rules</text:span><text:span text:style-name="T442"/><text:span text:style-name="T443"/></text:p>
      <text:p text:style-name="P42"><text:span text:style-name="T444">Before you run the program, do note that there are a few things that the program assumes, and thus they act as rules for you to follow:</text:span><text:span text:style-name="T445"/></text:p>
      <text:list text:style-name="WWNum19" text:continue-numbering="true">
        <text:list-item>
          <text:p text:style-name="P43"><text:span text:style-name="T446">You have a (preferrably otherwise empty) directory with 2 files:</text:span><text:span text:style-name="T447"/></text:p>
        </text:list-item>
        <text:list-item>
          <text:list>
            <text:list-item>
              <text:p text:style-name="P44"><text:span text:style-name="T448">A data.json file, the creation of which is described in the following chapter</text:span><text:span text:style-name="T449"/></text:p>
            </text:list-item>
            <text:list-item>
              <text:p text:style-name="P45"><text:span text:style-name="T450">An image of the board which you‘re annotating</text:span><text:span text:style-name="T451"/></text:p>
            </text:list-item>
          </text:list>
        </text:list-item>
        <text:list-item>
          <text:p text:style-name="P46"><text:span text:style-name="T452">For the program to run, you must install the pre-requisite python libraries, more on that in the How to run chapter. </text:span><text:span text:style-name="T453"/><text:span text:style-name="T454"/></text:p>
        </text:list-item>
      </text:list>
      <text:p text:style-name="P47"><text:span text:style-name="T455"><text:soft-page-break/></text:span><text:span text:style-name="T456"/><text:span/></text:p>
      <text:p text:style-name="P48"><text:span text:style-name="T457"/><text:span text:style-name="T458"/><text:span/></text:p>
      <text:p text:style-name="P49"><text:span text:style-name="T459">Data JSON</text:span><text:span text:style-name="T460"/><text:span text:style-name="T461"/></text:p>
      <text:p text:style-name="P50"><text:span text:style-name="T462">This chapter describes the process of creating a functional data.json file for use with the current version of the pinout generator script.</text:span><text:span text:style-name="T463"/></text:p>
      <text:p text:style-name="P51"><text:span text:style-name="T464"/><text:span text:style-name="T465">Basic information</text:span><text:span text:style-name="T466"/><text:span text:style-name="T467"/></text:p>
      <text:p text:style-name="P52"><text:span text:style-name="T468">The first part of the data.json is </text:span><text:span text:style-name="T469">a section with basic information about the board</text:span><text:span text:style-name="T470">.</text:span><text:span/><text:span/></text:p>
      <text:p text:style-name="P53"><text:span text:style-name="T471">"brdName": </text:span><text:span text:style-name="T472">"ESPink"</text:span><text:span text:style-name="T473">,</text:span><text:span text:style-name="T474"> – Filename of the image to be edited</text:span><text:span text:style-name="T475"/><text:span text:style-name="T476"/></text:p>
      <text:p text:style-name="P54"><text:span text:style-name="T477">"brdImgName": </text:span><text:span text:style-name="T478">"./espInk/ESPink.png"</text:span><text:span text:style-name="T479">, – Filepath from the directory where the script is located to where the image of the board is.</text:span><text:span text:style-name="T480"/><text:span text:style-name="T481"/></text:p>
      <text:p text:style-name="P55"><text:span text:style-name="T482">"D_WIDTH": </text:span><text:span text:style-name="T483">3180</text:span><text:span text:style-name="T484">,</text:span><text:span text:style-name="T485"> - Width of the resulting diagram in pixels.</text:span><text:span text:style-name="T486"/><text:span text:style-name="T487"/></text:p>
      <text:p text:style-name="P56"><text:span text:style-name="T488">"D_HEIGHT": </text:span><text:span text:style-name="T489">1860</text:span><text:span text:style-name="T490">,</text:span><text:span text:style-name="T491"><text:s/></text:span><text:span text:style-name="T492">– Height of the resulting diagram in pixels.</text:span><text:span text:style-name="T493"/><text:span text:style-name="T494"/></text:p>
      <text:p text:style-name="P57"><text:span text:style-name="T495"><text:s text:c="2"/>"_comment7": </text:span><text:span text:style-name="T496">"wid_shift = ((D_WIDTH-image.width) // 2) + 200, in this case (3180-619)//2-200 = 2670"</text:span><text:span text:style-name="T497">,</text:span><text:span text:style-name="T498"/><text:span text:style-name="T499"/></text:p>
      <text:p text:style-name="P58"><text:span text:style-name="T500">"wid_shift": </text:span><text:span text:style-name="T501">1480</text:span><text:span text:style-name="T502">,</text:span><text:span text:style-name="T503"> – By how much to shift the board Typically, the value can be derived from this formula: </text:span><text:span text:style-name="T504">wid_shift = ((D_WIDTH-image.width) // 2) + 200</text:span><text:span text:style-name="T505">, as seen in _comment7.</text:span><text:span text:style-name="T506"/><text:span text:style-name="T507"/></text:p>
      <text:p text:style-name="P59"><text:span text:style-name="T508">"hgt_shift": </text:span><text:span text:style-name="T509">128</text:span><text:span text:style-name="T510">, – By how much to shift the board down.</text:span><text:span text:style-name="T511"/><text:span text:style-name="T512"/></text:p>
      <text:p text:style-name="P60"><text:span text:style-name="T513">"title": </text:span><text:span text:style-name="T514">"LaskaKit ESP32-LPKit"</text:span><text:span text:style-name="T515">, – The tittle to be diplayed above the board</text:span><text:span text:style-name="T516"/><text:span text:style-name="T517"/></text:p>
      <text:p text:style-name="P61"><text:span text:style-name="T518">"customCssFilepath": </text:span><text:span text:style-name="T519">null</text:span><text:span text:style-name="T520">,</text:span><text:span text:style-name="T521"> – If you want to include custom CSS, add the filepath here, otherwise leave it as null.</text:span><text:span text:style-name="T522"/><text:span text:style-name="T523"/></text:p>
      <text:p text:style-name="P62"><text:span text:style-name="T524">"titleWidthShift": </text:span><text:span text:style-name="T525">-430</text:span><text:span text:style-name="T526">,</text:span><text:span text:style-name="T527"> – How much to shift the image to the right in pixels.</text:span><text:span text:style-name="T528"/><text:span text:style-name="T529"/></text:p>
      <text:p text:style-name="P63"><text:span text:style-name="T530">"titleHeightShift": </text:span><text:span text:style-name="T531">20</text:span><text:span text:style-name="T532">,</text:span><text:span text:style-name="T533"><text:s/></text:span><text:span text:style-name="T534">– How much to shift the image down in pixels.</text:span><text:span text:style-name="T535"/><text:span text:style-name="T536"/></text:p>
      <text:p text:style-name="P64"><text:span text:style-name="T537"/><text:span/><text:span/></text:p>
      <text:p text:style-name="P65"><text:span text:style-name="T538"/><text:span text:style-name="T539"/><text:span text:style-name="T540"/></text:p>
      <text:p text:style-name="P66"><text:span text:style-name="T541">Legends</text:span><text:span text:style-name="T542"/><text:span text:style-name="T543"/></text:p>
      <text:p text:style-name="P67"><text:span text:style-name="T544">Each legend is made up of 3 parts – An array with legend entries, its name in the list, and coordinates. The template comes with 3 legends pre-made – One for uŠup I2C, one for uŠup SPI, and one to describe the colors of pin labels. </text:span><text:span/><text:span/></text:p>
      <text:p text:style-name="P68"><text:span text:style-name="T545">It‘s important to note that the legend entries are an array of dictionaries, with each dictionary being one entry that contains some text as well as a tag, which determines the color of the example swatch which is displayed next to the text.</text:span><text:span/><text:span/></text:p>
      <text:p text:style-name="P69"><text:span text:style-name="T546">"legend": [</text:span><text:span text:style-name="T547"/><text:span text:style-name="T548"/></text:p>
      <text:p text:style-name="P70"><text:span text:style-name="T549"><text:s text:c="4"/>{"label": </text:span><text:span text:style-name="T550">"Analog"</text:span><text:span text:style-name="T551">, "tag": </text:span><text:span text:style-name="T552">"analog"</text:span><text:span text:style-name="T553">},</text:span><text:span text:style-name="T554"/><text:span text:style-name="T555"/></text:p>
      <text:p text:style-name="P71"><text:span text:style-name="T556"><text:s text:c="4"/>{"label": </text:span><text:span text:style-name="T557">"Other"</text:span><text:span text:style-name="T558">, "tag": </text:span><text:span text:style-name="T559">"other"</text:span><text:span text:style-name="T560">},</text:span><text:span text:style-name="T561"/><text:span text:style-name="T562"/></text:p>
      <text:p text:style-name="P72"><text:span text:style-name="T563"><text:s text:c="4"/>{"label": </text:span><text:span text:style-name="T564">"Ground"</text:span><text:span text:style-name="T565">, "tag": </text:span><text:span text:style-name="T566">"gnd"</text:span><text:span text:style-name="T567">},</text:span><text:span text:style-name="T568"/><text:span text:style-name="T569"/></text:p>
      <text:p text:style-name="P73"><text:span text:style-name="T570"><text:s text:c="4"/>{"label": </text:span><text:span text:style-name="T571">"GPIO"</text:span><text:span text:style-name="T572">, "tag": </text:span><text:span text:style-name="T573">"gpio"</text:span><text:span text:style-name="T574">},</text:span><text:span text:style-name="T575"/><text:span text:style-name="T576"/></text:p>
      <text:p text:style-name="P74"><text:span text:style-name="T577"><text:s text:c="4"/>{"label": </text:span><text:span text:style-name="T578">"Power"</text:span><text:span text:style-name="T579">, "tag": </text:span><text:span text:style-name="T580">"pwr"</text:span><text:span text:style-name="T581">},</text:span><text:span text:style-name="T582"/><text:span text:style-name="T583"/></text:p>
      <text:p text:style-name="P75"><text:span text:style-name="T584"><text:s text:c="4"/>{"label": </text:span><text:span text:style-name="T585">"RTC"</text:span><text:span text:style-name="T586">, "tag": </text:span><text:span text:style-name="T587">"rtc"</text:span><text:span text:style-name="T588">},</text:span><text:span text:style-name="T589"/><text:span text:style-name="T590"/></text:p>
      <text:p text:style-name="P76"><text:span text:style-name="T591"><text:s text:c="4"/>{"label": </text:span><text:span text:style-name="T592">"I2C"</text:span><text:span text:style-name="T593">, "tag": </text:span><text:span text:style-name="T594">"i2c"</text:span><text:span text:style-name="T595">},</text:span><text:span text:style-name="T596"/><text:span text:style-name="T597"/></text:p>
      <text:p text:style-name="P77"><text:span text:style-name="T598"><text:s text:c="4"/>{"label": </text:span><text:span text:style-name="T599">"SPI"</text:span><text:span text:style-name="T600">, "tag": </text:span><text:span text:style-name="T601">"spi"</text:span><text:span text:style-name="T602">},</text:span><text:span text:style-name="T603"/><text:span text:style-name="T604"/></text:p>
      <text:p text:style-name="P78"><text:span text:style-name="T605"><text:s text:c="4"/>{"label": </text:span><text:span text:style-name="T606">"UART"</text:span><text:span text:style-name="T607">, "tag": </text:span><text:span text:style-name="T608">"uart"</text:span><text:span text:style-name="T609">}</text:span><text:span text:style-name="T610"/><text:span text:style-name="T611"/></text:p>
      <text:p text:style-name="P79"><text:span text:style-name="T612"><text:s text:c="2"/>], – Basic legend with every color used for pin labels (- some used for things like uŠup SPI).</text:span><text:span text:style-name="T613"/><text:span text:style-name="T614"/></text:p>
      <text:p text:style-name="P80"><text:span text:style-name="T615"> </text:span><text:span text:style-name="T616"/><text:span text:style-name="T617"/></text:p>
      <text:p text:style-name="P81"><text:span text:style-name="T618">"legendSPI": [</text:span><text:span text:style-name="T619"/><text:span text:style-name="T620"/></text:p>
      <text:p text:style-name="P82"><text:span text:style-name="T621"><text:s text:c="4"/>{"label": </text:span><text:span text:style-name="T622">"CS - 46<text:s text:c="2"/>"</text:span><text:span text:style-name="T623">, "tag": </text:span><text:span text:style-name="T624">"rtc"</text:span><text:span text:style-name="T625">},</text:span><text:span text:style-name="T626"/><text:span text:style-name="T627"/></text:p>
      <text:p text:style-name="P83"><text:span text:style-name="T628"><text:s text:c="4"/>{"label": </text:span><text:span text:style-name="T629">"MOSI - 3 "</text:span><text:span text:style-name="T630">, "tag": </text:span><text:span text:style-name="T631">"mosi"</text:span><text:span text:style-name="T632">},</text:span><text:span text:style-name="T633"/><text:span text:style-name="T634"/></text:p>
      <text:p text:style-name="P84"><text:span text:style-name="T635"><text:s text:c="4"/>{"label": </text:span><text:span text:style-name="T636">"SCK - 14 "</text:span><text:span text:style-name="T637">, "tag": </text:span><text:span text:style-name="T638">"scl"</text:span><text:span text:style-name="T639">},</text:span><text:span text:style-name="T640"/><text:span text:style-name="T641"/></text:p>
      <text:p text:style-name="P85"><text:span text:style-name="T642"><text:s text:c="4"/>{"label": </text:span><text:span text:style-name="T643">"MISO - 21"</text:span><text:span text:style-name="T644">, "tag": </text:span><text:span text:style-name="T645">"sda"</text:span><text:span text:style-name="T646">},</text:span><text:span text:style-name="T647"/><text:span text:style-name="T648"/></text:p>
      <text:p text:style-name="P86"><text:span text:style-name="T649"><text:s text:c="4"/>{"label": </text:span><text:span text:style-name="T650">"3.3V - 47"</text:span><text:span text:style-name="T651">, "tag": </text:span><text:span text:style-name="T652">"pwr"</text:span><text:span text:style-name="T653">},</text:span><text:span text:style-name="T654"/><text:span text:style-name="T655"/></text:p>
      <text:p text:style-name="P87"><text:span text:style-name="T656"><text:s text:c="4"/>{"label": </text:span><text:span text:style-name="T657">"GND"</text:span><text:span text:style-name="T658">, "tag": </text:span><text:span text:style-name="T659">"gnd"</text:span><text:span text:style-name="T660">}</text:span><text:span text:style-name="T661"/><text:span text:style-name="T662"/></text:p>
      <text:p text:style-name="P88"><text:span text:style-name="T663">], – Legend for uŠup SPI for boards that use an ESP32S3. Change the pin number if you‘re describing a board with a different MCU.</text:span><text:span text:style-name="T664"/><text:span text:style-name="T665"/></text:p>
      <text:p text:style-name="P89"><text:span text:style-name="T666"> </text:span><text:span text:style-name="T667"/><text:span text:style-name="T668"/></text:p>
      <text:p text:style-name="P90"><text:span text:style-name="T669">"legendI2C": [</text:span><text:span text:style-name="T670"/><text:span text:style-name="T671"/></text:p>
      <text:p text:style-name="P91"><text:span text:style-name="T672"><text:s text:c="4"/>{"label": </text:span><text:span text:style-name="T673">"GND"</text:span><text:span text:style-name="T674">, "tag": </text:span><text:span text:style-name="T675">"gnd"</text:span><text:span text:style-name="T676">},</text:span><text:span text:style-name="T677"/><text:span text:style-name="T678"/></text:p>
      <text:p text:style-name="P92"><text:span text:style-name="T679"><text:s text:c="4"/>{"label": </text:span><text:span text:style-name="T680">"3.3V - 47"</text:span><text:span text:style-name="T681">, "tag": </text:span><text:span text:style-name="T682">"pwr"</text:span><text:span text:style-name="T683">},</text:span><text:span text:style-name="T684"/><text:span text:style-name="T685"/></text:p>
      <text:p text:style-name="P93"><text:span text:style-name="T686"><text:s text:c="4"/>{"label": </text:span><text:span text:style-name="T687">"SDA - 42"</text:span><text:span text:style-name="T688">, "tag": </text:span><text:span text:style-name="T689">"sda"</text:span><text:span text:style-name="T690">},</text:span><text:span text:style-name="T691"/><text:span text:style-name="T692"/></text:p>
      <text:p text:style-name="P94"><text:span text:style-name="T693"><text:s text:c="4"/>{"label": </text:span><text:span text:style-name="T694">"SCL - 2 "</text:span><text:span text:style-name="T695">, "tag": </text:span><text:span text:style-name="T696">"scl"</text:span><text:span text:style-name="T697">}</text:span><text:span text:style-name="T698"/><text:span text:style-name="T699"/></text:p>
      <text:p text:style-name="P95"><text:span text:style-name="T700">], </text:span><text:span text:style-name="T701">– Legend for uŠup for boards that use an ESP32S3. Change the pin number if you‘re describing a board with a different MCU.</text:span><text:span text:style-name="T702"/><text:span text:style-name="T703"/></text:p>
      <text:p text:style-name="P96"><text:span text:style-name="T704"> </text:span><text:span text:style-name="T705"/><text:span text:style-name="T706"/></text:p>
      <text:p text:style-name="P97"><text:span text:style-name="T707">"legendList": [</text:span><text:span text:style-name="T708">"legendI2C"</text:span><text:span text:style-name="T709">, </text:span><text:span text:style-name="T710">"legendSPI"</text:span><text:span text:style-name="T711">, </text:span><text:span text:style-name="T712">"legend"</text:span><text:span text:style-name="T713">], – List of all legends</text:span><text:span text:style-name="T714"/><text:span text:style-name="T715"/></text:p>
      <text:p text:style-name="P98"><text:span text:style-name="T716">"legendCoords": [{"x": </text:span><text:span text:style-name="T717">-500</text:span><text:span text:style-name="T718">, "y": </text:span><text:span text:style-name="T719">1075</text:span><text:span text:style-name="T720">}, {"x": </text:span><text:span text:style-name="T721">850</text:span><text:span text:style-name="T722">, "y": </text:span><text:span text:style-name="T723">550</text:span><text:span text:style-name="T724">}, {"x": </text:span><text:span text:style-name="T725">-1200</text:span><text:span text:style-name="T726">, "y": </text:span><text:span text:style-name="T727">0</text:span><text:span text:style-name="T728">}], – Coordinates for each legend in the order that they are listed above.</text:span><text:span text:style-name="T729"/><text:span text:style-name="T730"/></text:p>
      <text:p text:style-name="P99"><text:span text:style-name="T731"/><text:span/><text:span/></text:p>
      <text:p text:style-name="P100"><text:span text:style-name="T732"/><text:span text:style-name="T733"/><text:span text:style-name="T734"/></text:p>
      <text:p text:style-name="P101"><text:span text:style-name="T735"/><text:span text:style-name="T736">Headers</text:span><text:span text:style-name="T737"/><text:span text:style-name="T738"/></text:p>
      <text:p text:style-name="P102"><text:span text:style-name="T739">Headers are sets of exposed pins, typically exposed with dupont pin–compatible holes or as pads (such as on the ESPLan board). </text:span><text:span/><text:span/></text:p>
      <text:p text:style-name="P103"><text:span text:style-name="T740">Each header is defined by an array of arrays of dictionaries, where:</text:span><text:span/><text:span/></text:p>
      <text:list text:style-name="WWNum16" text:continue-numbering="true">
        <text:list-item>
          <text:p text:style-name="P104"><text:span text:style-name="T741">Each array is one pin</text:span><text:span text:style-name="T742"/><text:span text:style-name="T743"/></text:p>
        </text:list-item>
        <text:list-item>
          <text:p text:style-name="P105"><text:span text:style-name="T744">Each dictionary is one of the labels (the colorful rectangles with text) that is to be placed next to that pin. That dictionary contains 2 strings: A </text:span><text:span text:style-name="T745">“</text:span><text:span text:style-name="T746">label“ and a </text:span><text:span text:style-name="T747">“</text:span><text:span text:style-name="T748">tag“. The label being the text that is to be displayed within the rectangle, and the tag determining the rectangle‘s color.</text:span><text:span text:style-name="T749"/><text:span text:style-name="T750"/></text:p>
        </text:list-item>
      </text:list>
      <text:p text:style-name="P106"><text:span text:style-name="T751">"left_header": – Header definition</text:span><text:span text:style-name="T752"/><text:span text:style-name="T753"/></text:p>
      <text:p text:style-name="P107"><text:span text:style-name="T754">[ – Starting the header array</text:span><text:span text:style-name="T755"/><text:span text:style-name="T756"/></text:p>
      <text:p text:style-name="P108"><text:span text:style-name="T757"><text:s text:c="4"/>[ – First pin </text:span><text:span text:style-name="T758"/><text:span text:style-name="T759"/></text:p>
      <text:p text:style-name="P109"><text:span text:style-name="T760"><text:s text:c="8"/>{"label": </text:span><text:span text:style-name="T761">"3V3"</text:span><text:span text:style-name="T762">, "tag": </text:span><text:span text:style-name="T763">"pwr"</text:span><text:span text:style-name="T764">} – First label to be displayed next to the pin</text:span><text:span text:style-name="T765"/><text:span text:style-name="T766"/></text:p>
      <text:p text:style-name="P110"><text:span text:style-name="T767"><text:s text:c="4"/>],</text:span><text:span text:style-name="T768"/><text:span text:style-name="T769"/></text:p>
      <text:p text:style-name="P111"><text:span text:style-name="T770"><text:s text:c="4"/>[ – Second pin </text:span><text:span text:style-name="T771"/><text:span text:style-name="T772"/></text:p>
      <text:p text:style-name="P112"><text:span text:style-name="T773"><text:s text:c="8"/>{"label": </text:span><text:span text:style-name="T774">"EN"</text:span><text:span text:style-name="T775">, "tag": </text:span><text:span text:style-name="T776">"pwr"</text:span><text:span text:style-name="T777">}</text:span><text:span text:style-name="T778"/><text:span text:style-name="T779"/></text:p>
      <text:p text:style-name="P113"><text:span text:style-name="T780"><text:s text:c="4"/>],</text:span><text:span text:style-name="T781"/><text:span text:style-name="T782"/></text:p>
      <text:p text:style-name="P114"><text:span text:style-name="T783"><text:s text:c="4"/>[ – Third pin. This pin has 4 labels next to it, unlike the previous two, which only had one each.</text:span><text:span text:style-name="T784"/><text:span text:style-name="T785"/></text:p>
      <text:p text:style-name="P115"><text:span text:style-name="T786"><text:s text:c="8"/>{"label": </text:span><text:span text:style-name="T787">"GPIO4"</text:span><text:span text:style-name="T788">, "tag": </text:span><text:span text:style-name="T789">"gpio"</text:span><text:span text:style-name="T790">},</text:span><text:span text:style-name="T791"/><text:span text:style-name="T792"/></text:p>
      <text:p text:style-name="P116"><text:span text:style-name="T793"><text:s text:c="8"/>{"label": </text:span><text:span text:style-name="T794">"ADC1 CH3"</text:span><text:span text:style-name="T795">, "tag": </text:span><text:span text:style-name="T796">"analog"</text:span><text:span text:style-name="T797">},</text:span><text:span text:style-name="T798"/><text:span text:style-name="T799"/></text:p>
      <text:p text:style-name="P117"><text:span text:style-name="T800"><text:s text:c="8"/>{"label": </text:span><text:span text:style-name="T801">"TOUCH 4"</text:span><text:span text:style-name="T802">, "tag": </text:span><text:span text:style-name="T803">"other"</text:span><text:span text:style-name="T804">},</text:span><text:span text:style-name="T805"/><text:span text:style-name="T806"/></text:p>
      <text:p text:style-name="P118"><text:span text:style-name="T807"><text:s text:c="8"/>{"label": </text:span><text:span text:style-name="T808">"RTC_IO4"</text:span><text:span text:style-name="T809">, "tag": </text:span><text:span text:style-name="T810">"rtc"</text:span><text:span text:style-name="T811">}</text:span><text:span text:style-name="T812"/><text:span text:style-name="T813"/></text:p>
      <text:p text:style-name="P119"><text:span text:style-name="T814"><text:s text:c="4"/>],</text:span><text:span text:style-name="T815"/><text:span text:style-name="T816"/></text:p>
      <text:p text:style-name="P120"><text:span text:style-name="T817"><text:s text:c="4"/>Lines omitted...</text:span><text:span text:style-name="T818"/><text:span text:style-name="T819"/></text:p>
      <text:p text:style-name="P121"><text:span text:style-name="T820"><text:s text:c="4"/>[</text:span><text:span text:style-name="T821"/><text:span text:style-name="T822"/></text:p>
      <text:p text:style-name="P122"><text:span text:style-name="T823"><text:s text:c="8"/>{"label": </text:span><text:span text:style-name="T824">"GND"</text:span><text:span text:style-name="T825">, "tag": </text:span><text:span text:style-name="T826">"gnd"</text:span><text:span text:style-name="T827">}</text:span><text:span text:style-name="T828"/><text:span text:style-name="T829"/></text:p>
      <text:p text:style-name="P123"><text:span text:style-name="T830"><text:s text:c="4"/>],</text:span><text:span text:style-name="T831"/><text:span text:style-name="T832"/></text:p>
      <text:p text:style-name="P124"><text:span text:style-name="T833"><text:s text:c="4"/>[</text:span><text:span text:style-name="T834"/><text:span text:style-name="T835"/></text:p>
      <text:p text:style-name="P125"><text:span text:style-name="T836"><text:s text:c="8"/>{"label": </text:span><text:span text:style-name="T837">"VCC"</text:span><text:span text:style-name="T838">, "tag": </text:span><text:span text:style-name="T839">"pwr"</text:span><text:span text:style-name="T840">}</text:span><text:span text:style-name="T841"/><text:span text:style-name="T842"/></text:p>
      <text:p text:style-name="P126"><text:span text:style-name="T843"><text:s text:c="4"/>]</text:span><text:span text:style-name="T844"/><text:span text:style-name="T845"/></text:p>
      <text:p text:style-name="P127"><text:span text:style-name="T846">], – Ending </text:span><text:span text:style-name="T847">the header array</text:span><text:span text:style-name="T848"/><text:span text:style-name="T849"/></text:p>
      <text:p text:style-name="P128"><text:span text:style-name="T850"/><text:span/><text:span/></text:p>
      <text:p text:style-name="P129"><text:span text:style-name="T851"/><text:span text:style-name="T852">HW Coordinates</text:span><text:span text:style-name="T853"/><text:span text:style-name="T854"/></text:p>
      <text:p text:style-name="P130"><text:span text:style-name="T855">The </text:span><text:span text:style-name="T856">“</text:span><text:span text:style-name="T857">hwCoordinates“ array conains the coordinates for any and all important pins, namely:</text:span><text:span/><text:span/></text:p>
      <text:list text:style-name="WWNum17" text:continue-numbering="true">
        <text:list-item>
          <text:p text:style-name="P131"><text:span text:style-name="T858">Pins that define the start of Pin Label Groups (typically the first pins on each pin header)</text:span><text:span text:style-name="T859"/><text:span text:style-name="T860"/></text:p>
        </text:list-item>
        <text:list-item>
          <text:p text:style-name="P132"><text:span text:style-name="T861">USB, uŠup, and other connectors</text:span><text:span text:style-name="T862"/><text:span text:style-name="T863"/></text:p>
        </text:list-item>
      </text:list>
      <text:list text:style-name="WWNum18" text:continue-numbering="true">
        <text:list-item>
          <text:p text:style-name="P133"><text:span text:style-name="T864">pin_pitch,</text:span><text:span text:style-name="T865"> which describes the pitch </text:span><text:span text:style-name="T866">between pins on headers</text:span><text:span text:style-name="T867"/><text:span text:style-name="T868"/></text:p>
        </text:list-item>
      </text:list>
      <text:p text:style-name="P134"><text:span text:style-name="T869">The pin coordinates are taken from the BASE IMAGE.</text:span><text:span text:style-name="T870"/><text:span text:style-name="T871"/></text:p>
      <text:p text:style-name="P135"><text:span text:style-name="T872">"hwCoordiantes": [</text:span><text:span/><text:span/></text:p>
      <text:p text:style-name="P136"><text:span text:style-name="T873"><text:s text:c="4"/>{"name": </text:span><text:span text:style-name="T874">"3v3"</text:span><text:span text:style-name="T875">, "x": </text:span><text:span text:style-name="T876">50</text:span><text:span text:style-name="T877">, "y": </text:span><text:span text:style-name="T878">143</text:span><text:span text:style-name="T879">},</text:span><text:span/><text:span/></text:p>
      <text:p text:style-name="P137"><text:span text:style-name="T880"><text:s text:c="4"/>{"name": </text:span><text:span text:style-name="T881">"gnd"</text:span><text:span text:style-name="T882">, "x": </text:span><text:span text:style-name="T883">560</text:span><text:span text:style-name="T884">, "y": </text:span><text:span text:style-name="T885">145</text:span><text:span text:style-name="T886">},</text:span><text:span/><text:span/></text:p>
      <text:p text:style-name="P138"><text:span text:style-name="T887"><text:s text:c="4"/>{"name": </text:span><text:span text:style-name="T888">"pin_pitch"</text:span><text:span text:style-name="T889">, "x": </text:span><text:span text:style-name="T890">0</text:span><text:span text:style-name="T891">, "y": </text:span><text:span text:style-name="T892">51</text:span><text:span text:style-name="T893">},</text:span><text:span/><text:span/></text:p>
      <text:p text:style-name="P139"><text:span text:style-name="T894"><text:s text:c="4"/>{"name": </text:span><text:span text:style-name="T895">"usb_power"</text:span><text:span text:style-name="T896">, "x": </text:span><text:span text:style-name="T897">320</text:span><text:span text:style-name="T898">, "y": </text:span><text:span text:style-name="T899">1435</text:span><text:span text:style-name="T900">},</text:span><text:span/><text:span/></text:p>
      <text:p text:style-name="P140"><text:span text:style-name="T901"><text:s text:c="4"/>{"name": </text:span><text:span text:style-name="T902">"usup"</text:span><text:span text:style-name="T903">, "x": </text:span><text:span text:style-name="T904">80</text:span><text:span text:style-name="T905">, "y": </text:span><text:span text:style-name="T906">1140</text:span><text:span text:style-name="T907">},</text:span><text:span/><text:span/></text:p>
      <text:p text:style-name="P141"><text:span text:style-name="T908"><text:s text:c="4"/>{"name": </text:span><text:span text:style-name="T909">"bat"</text:span><text:span text:style-name="T910">, "x": </text:span><text:span text:style-name="T911">530</text:span><text:span text:style-name="T912">, "y": </text:span><text:span text:style-name="T913">790</text:span><text:span text:style-name="T914">},</text:span><text:span/><text:span/></text:p>
      <text:p text:style-name="P142"><text:span text:style-name="T915"><text:s text:c="4"/>{"name": </text:span><text:span text:style-name="T916">"disp"</text:span><text:span text:style-name="T917">, "x": </text:span><text:span text:style-name="T918">570</text:span><text:span text:style-name="T919">, "y": </text:span><text:span text:style-name="T920">1150</text:span><text:span text:style-name="T921">},</text:span><text:span/><text:span/></text:p>
      <text:p text:style-name="P143"><text:span text:style-name="T922"><text:s text:c="4"/>{"name": </text:span><text:span text:style-name="T923">"SPI"</text:span><text:span text:style-name="T924">, "x": </text:span><text:span text:style-name="T925">530</text:span><text:span text:style-name="T926">, "y": </text:span><text:span text:style-name="T927">640</text:span><text:span text:style-name="T928">}</text:span><text:span/><text:span/></text:p>
      <text:p text:style-name="P144"><text:span text:style-name="T929">],</text:span><text:span/><text:span/></text:p>
      <text:p text:style-name="P145"><text:span text:style-name="T930"/><text:span/><text:span/></text:p>
      <text:p text:style-name="P146"><text:span text:style-name="T931"/><text:span text:style-name="T932"/><text:span text:style-name="T933"/></text:p>
      <text:p text:style-name="P149"><text:span text:style-name="T934">Pin Labels</text:span><text:span text:style-name="T935"/><text:span text:style-name="T936"/></text:p>
      <text:p text:style-name="P150"><text:span text:style-name="T937">Pin labels are used for annotating important hardware on the board.</text:span><text:span text:style-name="T938"/><text:span text:style-name="T939"/></text:p>
      <text:p text:style-name="P151"><text:span text:style-name="T940">"graphicPinLabelData": [</text:span><text:span text:style-name="T941"/><text:span text:style-name="T942"/></text:p>
      <text:p text:style-name="P152"><text:span text:style-name="T943"><text:s text:c="4"/>{</text:span><text:span text:style-name="T944"/><text:span text:style-name="T945"/></text:p>
      <text:p text:style-name="P153"><text:span text:style-name="T946"><text:s text:c="8"/>"pin": </text:span><text:span text:style-name="T947">"USB-POWER"</text:span><text:span text:style-name="T948">, – Text to be displayed on the label</text:span><text:span text:style-name="T949"/><text:span text:style-name="T950"/></text:p>
      <text:p text:style-name="P154"><text:span text:style-name="T951"><text:s text:c="8"/>"start_X": {"arr": </text:span><text:span text:style-name="T952">"hwCoordiantes"</text:span><text:span text:style-name="T953">, "searchTerm": </text:span><text:span text:style-name="T954">"usb_power"</text:span><text:span text:style-name="T955">}, – name of the array where the start X coordinates <text:tab/><text:tab/><text:tab/><text:tab/><text:tab/><text:tab/><text:tab/><text:tab/><text:s text:c="8"/>are, usually HW coordinates + the name of the <text:tab/><text:tab/><text:tab/><text:tab/><text:tab/><text:tab/><text:tab/><text:tab/><text:s text:c="8"/>HW</text:span><text:span text:style-name="T956"/><text:span text:style-name="T957"/></text:p>
      <text:p text:style-name="P155"><text:span text:style-name="T958"><text:s text:c="8"/>"start_Y": {"arr": </text:span><text:span text:style-name="T959">"hwCoordiantes"</text:span><text:span text:style-name="T960">, "searcherm": </text:span><text:span text:style-name="T961">"usb_power"</text:span><text:span text:style-name="T962">},</text:span><text:span text:style-name="T963">– name of the array where the start Y coordinates <text:tab/><text:tab/><text:tab/><text:tab/><text:tab/><text:tab/><text:tab/><text:tab/><text:s text:c="8"/>are, usually HW coordinates + the name of the <text:tab/><text:tab/><text:tab/><text:tab/><text:tab/><text:tab/><text:tab/><text:tab/><text:s text:c="8"/>HW</text:span><text:span text:style-name="T964"/><text:span text:style-name="T965"/></text:p>
      <text:p text:style-name="P156"><text:span text:style-name="T966"><text:s text:c="8"/>"tag": </text:span><text:span text:style-name="T967">"pwr"</text:span><text:span text:style-name="T968">, – tag to determine color of the label</text:span><text:span text:style-name="T969"/><text:span text:style-name="T970"/></text:p>
      <text:p text:style-name="P157"><text:span text:style-name="T971"><text:s text:c="8"/>"scale": {"x": </text:span><text:span text:style-name="T972">1</text:span><text:span text:style-name="T973">, "y": </text:span><text:span text:style-name="T974">1</text:span><text:span text:style-name="T975">}, – determines the scale as well as the orientation of the tag, where changing the scale X or Y <text:tab/><text:tab/><text:tab/><text:tab/><text:s text:c="3"/>to a negative value will change where the line pointing to the board will come out of </text:span><text:span text:style-name="T976"/><text:span text:style-name="T977"/></text:p>
      <text:p text:style-name="P158"><text:span text:style-name="T978"><text:s text:c="8"/>"body": {"x": </text:span><text:span text:style-name="T979">0</text:span><text:span text:style-name="T980">, "y": </text:span><text:span text:style-name="T981">200</text:span><text:span text:style-name="T982">, "width": </text:span><text:span text:style-name="T983">300</text:span><text:span text:style-name="T984">, "height": </text:span><text:span text:style-name="T985">40</text:span><text:span text:style-name="T986">}, x/y move the label, width/height determine the size of the label</text:span><text:span text:style-name="T987"/><text:span text:style-name="T988"/></text:p>
      <text:p text:style-name="P159"><text:span text:style-name="T989"><text:s text:c="8"/>"leaderline": {"direction": </text:span><text:span text:style-name="T990">"vh"</text:span><text:span text:style-name="T991">} – determines how the line point to the HW will look (options: hh, vh, hv, vv)</text:span><text:span text:style-name="T992"/><text:span text:style-name="T993"/></text:p>
      <text:p text:style-name="P160"><text:span text:style-name="T994"><text:s text:c="4"/>},</text:span><text:span text:style-name="T995"/><text:span text:style-name="T996"/></text:p>
      <text:p text:style-name="P161"><text:span text:style-name="T997"><text:s text:c="4"/>{</text:span><text:span text:style-name="T998"/><text:span text:style-name="T999"/></text:p>
      <text:p text:style-name="P162"><text:span text:style-name="T1000"><text:s text:c="8"/>"pin": </text:span><text:span text:style-name="T1001">"μŠup i2c"</text:span><text:span text:style-name="T1002">,</text:span><text:span text:style-name="T1003"/><text:span text:style-name="T1004"/></text:p>
      <text:p text:style-name="P163"><text:span text:style-name="T1005"><text:s text:c="8"/>"start_X": {"arr": </text:span><text:span text:style-name="T1006">"hwCoordiantes"</text:span><text:span text:style-name="T1007">, "searchTerm": </text:span><text:span text:style-name="T1008">"usup"</text:span><text:span text:style-name="T1009">},</text:span><text:span text:style-name="T1010"/><text:span text:style-name="T1011"/></text:p>
      <text:p text:style-name="P164"><text:span text:style-name="T1012"><text:s text:c="8"/>"start_Y": {"arr": </text:span><text:span text:style-name="T1013">"hwCoordiantes"</text:span><text:span text:style-name="T1014">, "searchTerm": </text:span><text:span text:style-name="T1015">"usup"</text:span><text:span text:style-name="T1016">},</text:span><text:span text:style-name="T1017"/><text:span text:style-name="T1018"/></text:p>
      <text:p text:style-name="P165"><text:span text:style-name="T1019"><text:s text:c="8"/>"tag": </text:span><text:span text:style-name="T1020">"i2c"</text:span><text:span text:style-name="T1021">,</text:span><text:span text:style-name="T1022"/><text:span text:style-name="T1023"/></text:p>
      <text:p text:style-name="P166"><text:span text:style-name="T1024"><text:s text:c="8"/>"scale": {"x": </text:span><text:span text:style-name="T1025">-1</text:span><text:span text:style-name="T1026">,"y": </text:span><text:span text:style-name="T1027">-1</text:span><text:span text:style-name="T1028">},</text:span><text:span text:style-name="T1029"/><text:span text:style-name="T1030"/></text:p>
      <text:p text:style-name="P167"><text:span text:style-name="T1031"><text:s text:c="8"/>"body": {"x": </text:span><text:span text:style-name="T1032">100</text:span><text:span text:style-name="T1033">, "y": </text:span><text:span text:style-name="T1034">0</text:span><text:span text:style-name="T1035">, "width": </text:span><text:span text:style-name="T1036">200</text:span><text:span text:style-name="T1037">, "height": </text:span><text:span text:style-name="T1038">40</text:span><text:span text:style-name="T1039">},</text:span><text:span text:style-name="T1040"/><text:span text:style-name="T1041"/></text:p>
      <text:p text:style-name="P168"><text:span text:style-name="T1042"><text:s text:c="8"/>"leaderline": </text:span><text:span text:style-name="T1043">null</text:span><text:span text:style-name="T1044"/><text:span text:style-name="T1045"/></text:p>
      <text:p text:style-name="P169"><text:span text:style-name="T1046"><text:s text:c="4"/>},</text:span><text:span text:style-name="T1047"/><text:span text:style-name="T1048"/></text:p>
      <text:p text:style-name="P170"><text:span text:style-name="T1049"><text:tab/>...lines omitted...</text:span><text:span text:style-name="T1050"/><text:span text:style-name="T1051"/></text:p>
      <text:p text:style-name="P171"><text:span text:style-name="T1052"><text:s text:c="4"/>{</text:span><text:span text:style-name="T1053"/><text:span text:style-name="T1054"/></text:p>
      <text:p text:style-name="P172"><text:span text:style-name="T1055"><text:s text:c="8"/>"pin": </text:span><text:span text:style-name="T1056">"μŠup SPI"</text:span><text:span text:style-name="T1057">,</text:span><text:span text:style-name="T1058"/><text:span text:style-name="T1059"/></text:p>
      <text:p text:style-name="P173"><text:span text:style-name="T1060"><text:s text:c="8"/>"start_X": {"arr": </text:span><text:span text:style-name="T1061">"hwCoordiantes"</text:span><text:span text:style-name="T1062">, "searchTerm": </text:span><text:span text:style-name="T1063">"SPI"</text:span><text:span text:style-name="T1064">, "index": </text:span><text:span text:style-name="T1065">1</text:span><text:span text:style-name="T1066">},</text:span><text:span text:style-name="T1067"/><text:span text:style-name="T1068"/></text:p>
      <text:p text:style-name="P174"><text:span text:style-name="T1069"><text:s text:c="8"/>"start_Y": {"arr": </text:span><text:span text:style-name="T1070">"hwCoordiantes"</text:span><text:span text:style-name="T1071">, "searchTerm": </text:span><text:span text:style-name="T1072">"SPI"</text:span><text:span text:style-name="T1073">, "index": </text:span><text:span text:style-name="T1074">2</text:span><text:span text:style-name="T1075">},</text:span><text:span text:style-name="T1076"/><text:span text:style-name="T1077"/></text:p>
      <text:p text:style-name="P175"><text:span text:style-name="T1078"><text:s text:c="8"/>"tag": </text:span><text:span text:style-name="T1079">"spi"</text:span><text:span text:style-name="T1080">, "scale": {"x": </text:span><text:span text:style-name="T1081">1</text:span><text:span text:style-name="T1082">, "y": </text:span><text:span text:style-name="T1083">1</text:span><text:span text:style-name="T1084">},</text:span><text:span text:style-name="T1085"/><text:span text:style-name="T1086"/></text:p>
      <text:p text:style-name="P176"><text:span text:style-name="T1087"><text:s text:c="8"/>"body": {"x": </text:span><text:span text:style-name="T1088">100</text:span><text:span text:style-name="T1089">, "y": </text:span><text:span text:style-name="T1090">0</text:span><text:span text:style-name="T1091">, "width": </text:span><text:span text:style-name="T1092">210</text:span><text:span text:style-name="T1093">, "height": </text:span><text:span text:style-name="T1094">40</text:span><text:span text:style-name="T1095">},</text:span><text:span text:style-name="T1096"/><text:span text:style-name="T1097"/></text:p>
      <text:p text:style-name="P177"><text:span text:style-name="T1098"><text:s text:c="8"/>"leaderline": </text:span><text:span text:style-name="T1099">null</text:span><text:span text:style-name="T1100"/><text:span text:style-name="T1101"/></text:p>
      <text:p text:style-name="P178"><text:span text:style-name="T1102"><text:s text:c="4"/>}</text:span><text:span text:style-name="T1103"/><text:span text:style-name="T1104"/></text:p>
      <text:p text:style-name="P179"><text:span text:style-name="T1105">],</text:span><text:span text:style-name="T1106"/><text:span text:style-name="T1107"/></text:p>
      <text:p text:style-name="P180"><text:span text:style-name="T1108"><text:soft-page-break/></text:span><text:span text:style-name="T1109"/><text:span text:style-name="T1110"/></text:p>
      <text:p text:style-name="P181"><text:span text:style-name="T1111">PinLabelGroups</text:span><text:span text:style-name="T1112"/><text:span text:style-name="T1113"/></text:p>
      <text:p text:style-name="P182"><text:span text:style-name="T1114">Here is where we define how the pin label groups we defined earlier are generated. They defined very similarly to pin labels. </text:span><text:span text:style-name="T1115"/><text:span text:style-name="T1116"/></text:p>
      <text:p text:style-name="P183"><text:span text:style-name="T1117">"graphicPinLabelGroupsData": [</text:span><text:span text:style-name="T1118"/><text:span text:style-name="T1119"/></text:p>
      <text:p text:style-name="P184"><text:span text:style-name="T1120"><text:s text:c="4"/>{</text:span><text:span text:style-name="T1121"/><text:span text:style-name="T1122"/></text:p>
      <text:p text:style-name="P185"><text:span text:style-name="T1123"><text:s text:c="8"/>"start": {"arr": </text:span><text:span text:style-name="T1124">"hwCoordiantes"</text:span><text:span text:style-name="T1125">, "searchTerm": </text:span><text:span text:style-name="T1126">"gnd"</text:span><text:span text:style-name="T1127">}, – name of array and term to search to find the first pin in the <text:tab/><text:tab/><text:tab/><text:tab/><text:tab/><text:tab/><text:tab/><text:s text:c="7"/>group</text:span><text:span text:style-name="T1128"/><text:span text:style-name="T1129"/></text:p>
      <text:p text:style-name="P186"><text:span text:style-name="T1130"><text:s text:c="8"/>"pinPitch": {"arr": </text:span><text:span text:style-name="T1131">"hwCoordiantes"</text:span><text:span text:style-name="T1132">, "searchTerm": </text:span><text:span text:style-name="T1133">"pin_pitch"</text:span><text:span text:style-name="T1134">}, </text:span><text:span text:style-name="T1135">– name of array and term to search to find the </text:span><text:span text:style-name="T1136">pin <text:tab/><text:tab/><text:tab/><text:tab/><text:tab/><text:tab/><text:tab/><text:tab/><text:s text:c="6"/>pitch</text:span><text:span text:style-name="T1137"/><text:span text:style-name="T1138"/></text:p>
      <text:p text:style-name="P187"><text:span text:style-name="T1139"><text:s text:c="8"/>"label_start": {"x": </text:span><text:span text:style-name="T1140">50</text:span><text:span text:style-name="T1141">, "y": </text:span><text:span text:style-name="T1142">0</text:span><text:span text:style-name="T1143">}, – Where to move the first label in relation to the first pin</text:span><text:span text:style-name="T1144"/><text:span text:style-name="T1145"/></text:p>
      <text:p text:style-name="P188"><text:span text:style-name="T1146"><text:s text:c="8"/>"label_pitch": {"x": </text:span><text:span text:style-name="T1147">0</text:span><text:span text:style-name="T1148">, "y": </text:span><text:span text:style-name="T1149">50</text:span><text:span text:style-name="T1150">}, – Pitch between the labels</text:span><text:span text:style-name="T1151"/><text:span text:style-name="T1152"/></text:p>
      <text:p text:style-name="P189"><text:span text:style-name="T1153"><text:s text:c="8"/>"scale": {"x": </text:span><text:span text:style-name="T1154">1</text:span><text:span text:style-name="T1155">, "y": </text:span><text:span text:style-name="T1156">1</text:span><text:span text:style-name="T1157">}, – Same as pin labels</text:span><text:span text:style-name="T1158"/><text:span text:style-name="T1159"/></text:p>
      <text:p text:style-name="P190"><text:span text:style-name="T1160"><text:s text:c="8"/>"name": </text:span><text:span text:style-name="T1161">"right_header"</text:span><text:span text:style-name="T1162">, – Name of the pin label group array </text:span><text:span text:style-name="T1163"/><text:span text:style-name="T1164"/></text:p>
      <text:p text:style-name="P191"><text:span text:style-name="T1165"><text:s text:c="8"/>"size": {"height": </text:span><text:span text:style-name="T1166">38</text:span><text:span text:style-name="T1167">, "width": </text:span><text:span text:style-name="T1168">280</text:span><text:span text:style-name="T1169">} – Size of each pin label</text:span><text:span text:style-name="T1170"/><text:span text:style-name="T1171"/></text:p>
      <text:p text:style-name="P192"><text:span text:style-name="T1172"><text:s text:c="4"/>},</text:span><text:span text:style-name="T1173"/><text:span text:style-name="T1174"/></text:p>
      <text:p text:style-name="P193"><text:span text:style-name="T1175"><text:s text:c="4"/>{</text:span><text:span text:style-name="T1176"/><text:span text:style-name="T1177"/></text:p>
      <text:p text:style-name="P194"><text:span text:style-name="T1178"><text:s text:c="8"/>"start": {"arr": </text:span><text:span text:style-name="T1179">"hwCoordiantes"</text:span><text:span text:style-name="T1180">, "searchTerm": </text:span><text:span text:style-name="T1181">"3v3"</text:span><text:span text:style-name="T1182">},</text:span><text:span text:style-name="T1183"/><text:span text:style-name="T1184"/></text:p>
      <text:p text:style-name="P195"><text:span text:style-name="T1185"><text:s text:c="8"/>"pinPitch": {"arr": </text:span><text:span text:style-name="T1186">"hwCoordiantes"</text:span><text:span text:style-name="T1187">, "searchTerm": </text:span><text:span text:style-name="T1188">"pin_pitch_v"</text:span><text:span text:style-name="T1189">},</text:span><text:span text:style-name="T1190"/><text:span text:style-name="T1191"/></text:p>
      <text:p text:style-name="P196"><text:span text:style-name="T1192"><text:s text:c="8"/>"label_start": {"x": </text:span><text:span text:style-name="T1193">50</text:span><text:span text:style-name="T1194">, "y": </text:span><text:span text:style-name="T1195">0</text:span><text:span text:style-name="T1196">},</text:span><text:span text:style-name="T1197"/><text:span text:style-name="T1198"/></text:p>
      <text:p text:style-name="P197"><text:span text:style-name="T1199"><text:s text:c="8"/>"label_pitch": {"x": </text:span><text:span text:style-name="T1200">0</text:span><text:span text:style-name="T1201">, "y": </text:span><text:span text:style-name="T1202">50</text:span><text:span text:style-name="T1203">},</text:span><text:span text:style-name="T1204"/><text:span text:style-name="T1205"/></text:p>
      <text:p text:style-name="P198"><text:span text:style-name="T1206"><text:s text:c="8"/>"scale": {"x": </text:span><text:span text:style-name="T1207">-1</text:span><text:span text:style-name="T1208">, "y": </text:span><text:span text:style-name="T1209">1</text:span><text:span text:style-name="T1210">},</text:span><text:span text:style-name="T1211"/><text:span text:style-name="T1212"/></text:p>
      <text:p text:style-name="P199"><text:span text:style-name="T1213"><text:s text:c="8"/>"name": </text:span><text:span text:style-name="T1214">"left_header"</text:span><text:span text:style-name="T1215">,</text:span><text:span text:style-name="T1216"/><text:span text:style-name="T1217"/></text:p>
      <text:p text:style-name="P200"><text:span text:style-name="T1218"><text:s text:c="8"/>"size": {"height": </text:span><text:span text:style-name="T1219">38</text:span><text:span text:style-name="T1220">, "width": </text:span><text:span text:style-name="T1221">200</text:span><text:span text:style-name="T1222">}</text:span><text:span text:style-name="T1223"/><text:span text:style-name="T1224"/></text:p>
      <text:p text:style-name="P201"><text:span text:style-name="T1225"><text:s text:c="4"/>}</text:span><text:span text:style-name="T1226"/><text:span text:style-name="T1227"/></text:p>
      <text:p text:style-name="P202"><text:span text:style-name="T1228"/><text:span text:style-name="T1229"/><text:span text:style-name="T1230"/></text:p>
      <text:p text:style-name="P203"><text:span text:style-name="T1231"><text:soft-page-break/></text:span><text:span text:style-name="T1232"/><text:span text:style-name="T1233"/></text:p>
      <text:p text:style-name="P204"><text:span text:style-name="T1234"/><text:span text:style-name="T1235"/><text:span text:style-name="T1236"/></text:p>
      <text:p text:style-name="P205"><text:span text:style-name="T1237">Running the script</text:span><text:span text:style-name="T1238"/><text:span text:style-name="T1239"/></text:p>
      <text:p text:style-name="P206"><text:span text:style-name="T1240">To make things as simple as possible, it‘s recommended to run the script through </text:span><text:span text:style-name="T1241">the </text:span><text:span text:style-name="T1242">uv </text:span><text:span text:style-name="T1243">command line tool.</text:span><text:span text:style-name="T1244"/></text:p>
      <text:p text:style-name="P207"><text:span text:style-name="T1245"/><text:span text:style-name="T1246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fo:line-height="13pt" style:tab-stop-distance="35.4pt" fo:margin-top="0pt" fo:margin-bottom="6pt"/>
      <style:text-properties fo:font-family="Calibri" style:font-family-asian="Times New Roman" style:font-family-complex="Calibri" fo:font-size="11pt" style:font-size-complex="11pt"/>
    </style:default-style>
    <style:default-style style:family="text">
      <style:text-properties fo:font-family="Calibri" style:font-family-asian="Times New Roman" style:font-family-complex="Calibri" fo:font-size="11pt" style:font-size-complex="11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707">
      <style:paragraph-properties fo:line-height="13pt" fo:margin-top="0pt" fo:margin-bottom="6pt"/>
      <style:text-properties fo:font-family="Calibri" style:font-family-complex="Calibri" fo:font-size="11pt" style:font-size-complex="11pt"/>
    </style:style>
    <style:style style:display-name="DStyle_text" style:family="text" style:name="708">
      <style:paragraph-properties/>
      <style:text-properties fo:font-family="Calibri" style:font-family-complex="Calibri" fo:font-size="11pt" style:font-size-complex="11pt"/>
    </style:style>
    <style:style style:parent-style-name="707" style:display-name="DStyle_paragraph" style:family="paragraph" style:name="709">
      <style:paragraph-properties fo:line-height="13pt" fo:margin-top="0pt" fo:margin-bottom="6pt"/>
      <style:text-properties fo:font-family="Calibri" style:font-family-complex="Calibri" fo:font-size="11pt" style:font-size-complex="11pt" fo:language="cs" style:language-complex="ar" fo:country="CZ" style:country-complex="SA"/>
    </style:style>
    <style:style style:parent-style-name="707" style:display-name="DStyle_text" style:family="text" style:name="710">
      <style:paragraph-properties/>
      <style:text-properties fo:font-family="Calibri" style:font-family-complex="Calibri" fo:font-size="11pt" style:font-size-complex="11pt" fo:language="cs" style:language-complex="ar" fo:country="CZ" style:country-complex="SA"/>
    </style:style>
    <style:style style:parent-style-name="753" style:display-name="Heading 4" style:family="paragraph" style:name="711">
      <style:paragraph-properties fo:margin-top="4pt" fo:margin-bottom="2pt"/>
      <style:text-properties fo:color="#0f4761" fo:font-family="Arial" style:font-family-complex="Arial" fo:font-style="italic"/>
    </style:style>
    <style:style style:parent-style-name="753" style:display-name="Heading 5" style:family="paragraph" style:name="712">
      <style:paragraph-properties fo:margin-top="4pt" fo:margin-bottom="2pt"/>
      <style:text-properties fo:color="#0f4761" fo:font-family="Arial" style:font-family-complex="Arial"/>
    </style:style>
    <style:style style:parent-style-name="753" style:display-name="Heading 6" style:family="paragraph" style:name="713">
      <style:paragraph-properties fo:margin-top="2pt" fo:margin-bottom="0pt"/>
      <style:text-properties fo:color="#595959" fo:font-family="Arial" style:font-family-complex="Arial" fo:font-style="italic"/>
    </style:style>
    <style:style style:parent-style-name="753" style:display-name="Heading 7" style:family="paragraph" style:name="714">
      <style:paragraph-properties fo:margin-top="2pt" fo:margin-bottom="0pt"/>
      <style:text-properties fo:color="#595959" fo:font-family="Arial" style:font-family-complex="Arial"/>
    </style:style>
    <style:style style:parent-style-name="753" style:display-name="Heading 8" style:family="paragraph" style:name="715">
      <style:paragraph-properties fo:margin-bottom="0pt"/>
      <style:text-properties fo:color="#272727" fo:font-family="Arial" style:font-family-complex="Arial" fo:font-style="italic"/>
    </style:style>
    <style:style style:parent-style-name="753" style:display-name="Heading 9" style:family="paragraph" style:name="716">
      <style:paragraph-properties fo:margin-bottom="0pt"/>
      <style:text-properties fo:color="#272727" fo:font-family="Arial" style:font-family-complex="Arial" fo:font-style="italic"/>
    </style:style>
    <style:style style:parent-style-name="757" style:display-name="Heading 4 Char" style:family="text" style:name="717">
      <style:paragraph-properties/>
      <style:text-properties fo:color="#0f4761" fo:font-family="Arial" style:font-family-complex="Arial" fo:font-style="italic"/>
    </style:style>
    <style:style style:parent-style-name="757" style:display-name="Heading 5 Char" style:family="text" style:name="718">
      <style:paragraph-properties/>
      <style:text-properties fo:color="#0f4761" fo:font-family="Arial" style:font-family-complex="Arial"/>
    </style:style>
    <style:style style:parent-style-name="757" style:display-name="Heading 6 Char" style:family="text" style:name="719">
      <style:paragraph-properties/>
      <style:text-properties fo:color="#595959" fo:font-family="Arial" style:font-family-complex="Arial" fo:font-style="italic"/>
    </style:style>
    <style:style style:parent-style-name="757" style:display-name="Heading 7 Char" style:family="text" style:name="720">
      <style:paragraph-properties/>
      <style:text-properties fo:color="#595959" fo:font-family="Arial" style:font-family-complex="Arial"/>
    </style:style>
    <style:style style:parent-style-name="757" style:display-name="Heading 8 Char" style:family="text" style:name="721">
      <style:paragraph-properties/>
      <style:text-properties fo:color="#272727" fo:font-family="Arial" style:font-family-complex="Arial" fo:font-style="italic"/>
    </style:style>
    <style:style style:parent-style-name="757" style:display-name="Heading 9 Char" style:family="text" style:name="722">
      <style:paragraph-properties/>
      <style:text-properties fo:color="#272727" fo:font-family="Arial" style:font-family-complex="Arial" fo:font-style="italic"/>
    </style:style>
    <style:style style:parent-style-name="753" style:display-name="Subtitle" style:family="paragraph" style:name="723">
      <style:paragraph-properties/>
      <style:text-properties fo:color="#595959" fo:font-size="14pt" style:font-size-complex="14pt" fo:letter-spacing="0.75pt"/>
    </style:style>
    <style:style style:parent-style-name="757" style:display-name="Subtitle Char" style:family="text" style:name="724">
      <style:paragraph-properties/>
      <style:text-properties fo:color="#595959" fo:font-size="14pt" style:font-size-complex="14pt" fo:letter-spacing="0.75pt"/>
    </style:style>
    <style:style style:parent-style-name="753" style:display-name="Quote" style:family="paragraph" style:name="725">
      <style:paragraph-properties fo:text-align="center" fo:margin-top="8pt"/>
      <style:text-properties fo:color="#404040" fo:font-style="italic"/>
    </style:style>
    <style:style style:parent-style-name="757" style:display-name="Quote Char" style:family="text" style:name="726">
      <style:paragraph-properties/>
      <style:text-properties fo:color="#404040" fo:font-style="italic"/>
    </style:style>
    <style:style style:parent-style-name="757" style:display-name="Intense Emphasis" style:family="text" style:name="727">
      <style:paragraph-properties/>
      <style:text-properties fo:color="#0f4761" fo:font-style="italic"/>
    </style:style>
    <style:style style:parent-style-name="753" style:display-name="Intense Quote" style:family="paragraph" style:name="728">
      <style:paragraph-properties fo:text-align="center" fo:margin-left="1.524cm" fo:margin-right="1.524cm" fo:text-indent="0cm" fo:margin-top="18pt" fo:margin-bottom="18pt" fo:border-top="0.01764cm solid #0F4761" fo:border-bottom="0.01764cm solid #0F4761"/>
      <style:text-properties fo:color="#0f4761" fo:font-style="italic"/>
    </style:style>
    <style:style style:parent-style-name="757" style:display-name="Intense Quote Char" style:family="text" style:name="729">
      <style:paragraph-properties/>
      <style:text-properties fo:color="#0f4761" fo:font-style="italic"/>
    </style:style>
    <style:style style:parent-style-name="757" style:display-name="Intense Reference" style:family="text" style:name="730">
      <style:paragraph-properties/>
      <style:text-properties fo:font-variant="small-caps" fo:color="#0f4761" fo:letter-spacing="0.25pt" fo:font-weight="bold"/>
    </style:style>
    <style:style style:parent-style-name="757" style:display-name="Subtle Emphasis" style:family="text" style:name="731">
      <style:paragraph-properties/>
      <style:text-properties fo:color="#404040" fo:font-style="italic"/>
    </style:style>
    <style:style style:parent-style-name="757" style:display-name="Emphasis" style:family="text" style:name="732">
      <style:paragraph-properties/>
      <style:text-properties fo:font-style="italic"/>
    </style:style>
    <style:style style:parent-style-name="757" style:display-name="Strong" style:family="text" style:name="733">
      <style:paragraph-properties/>
      <style:text-properties fo:font-weight="bold"/>
    </style:style>
    <style:style style:parent-style-name="757" style:display-name="Subtle Reference" style:family="text" style:name="734">
      <style:paragraph-properties/>
      <style:text-properties fo:font-variant="small-caps" fo:color="#5a5a5a"/>
    </style:style>
    <style:style style:parent-style-name="757" style:display-name="Book Title" style:family="text" style:name="735">
      <style:paragraph-properties/>
      <style:text-properties fo:letter-spacing="0.25pt" fo:font-style="italic" fo:font-weight="bold"/>
    </style:style>
    <style:style style:parent-style-name="753" style:display-name="Caption" style:family="paragraph" style:name="736">
      <style:paragraph-properties fo:line-height="100%" fo:margin-bottom="10pt"/>
      <style:text-properties fo:color="#0e2841" fo:font-size="9pt" style:font-size-complex="9pt" fo:font-style="italic"/>
    </style:style>
    <style:style style:parent-style-name="753" style:display-name="footnote text" style:family="paragraph" style:name="737">
      <style:paragraph-properties fo:line-height="100%" fo:margin-bottom="0pt"/>
      <style:text-properties fo:font-size="10pt" style:font-size-complex="10pt"/>
    </style:style>
    <style:style style:parent-style-name="757" style:display-name="Footnote Text Char" style:family="text" style:name="738">
      <style:paragraph-properties/>
      <style:text-properties fo:font-size="10pt" style:font-size-complex="10pt"/>
    </style:style>
    <style:style style:parent-style-name="757" style:display-name="footnote reference" style:family="text" style:name="739">
      <style:paragraph-properties/>
      <style:text-properties style:text-position="super 58%"/>
    </style:style>
    <style:style style:parent-style-name="753" style:display-name="endnote text" style:family="paragraph" style:name="740">
      <style:paragraph-properties fo:line-height="100%" fo:margin-bottom="0pt"/>
      <style:text-properties fo:font-size="10pt" style:font-size-complex="10pt"/>
    </style:style>
    <style:style style:parent-style-name="757" style:display-name="Endnote Text Char" style:family="text" style:name="741">
      <style:paragraph-properties/>
      <style:text-properties fo:font-size="10pt" style:font-size-complex="10pt"/>
    </style:style>
    <style:style style:parent-style-name="757" style:display-name="endnote reference" style:family="text" style:name="742">
      <style:paragraph-properties/>
      <style:text-properties style:text-position="super 58%"/>
    </style:style>
    <style:style style:parent-style-name="757" style:display-name="FollowedHyperlink" style:family="text" style:name="743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753" style:display-name="toc 3" style:family="paragraph" style:name="744">
      <style:paragraph-properties fo:margin-left="0.7762cm" fo:margin-right="0cm" fo:text-indent="0cm" fo:margin-bottom="5pt"/>
    </style:style>
    <style:style style:parent-style-name="753" style:display-name="toc 4" style:family="paragraph" style:name="745">
      <style:paragraph-properties fo:margin-left="1.164cm" fo:margin-right="0cm" fo:text-indent="0cm" fo:margin-bottom="5pt"/>
    </style:style>
    <style:style style:parent-style-name="753" style:display-name="toc 5" style:family="paragraph" style:name="746">
      <style:paragraph-properties fo:margin-left="1.552cm" fo:margin-right="0cm" fo:text-indent="0cm" fo:margin-bottom="5pt"/>
    </style:style>
    <style:style style:parent-style-name="753" style:display-name="toc 6" style:family="paragraph" style:name="747">
      <style:paragraph-properties fo:margin-left="1.94cm" fo:margin-right="0cm" fo:text-indent="0cm" fo:margin-bottom="5pt"/>
    </style:style>
    <style:style style:parent-style-name="753" style:display-name="toc 7" style:family="paragraph" style:name="748">
      <style:paragraph-properties fo:margin-left="2.328cm" fo:margin-right="0cm" fo:text-indent="0cm" fo:margin-bottom="5pt"/>
    </style:style>
    <style:style style:parent-style-name="753" style:display-name="toc 8" style:family="paragraph" style:name="749">
      <style:paragraph-properties fo:margin-left="2.717cm" fo:margin-right="0cm" fo:text-indent="0cm" fo:margin-bottom="5pt"/>
    </style:style>
    <style:style style:parent-style-name="753" style:display-name="toc 9" style:family="paragraph" style:name="750">
      <style:paragraph-properties fo:margin-left="3.105cm" fo:margin-right="0cm" fo:text-indent="0cm" fo:margin-bottom="5pt"/>
    </style:style>
    <style:style style:parent-style-name="757" style:display-name="Placeholder Text" style:family="text" style:name="751">
      <style:paragraph-properties/>
      <style:text-properties fo:color="#666666"/>
    </style:style>
    <style:style style:parent-style-name="753" style:display-name="table of figures" style:family="paragraph" style:name="752">
      <style:paragraph-properties fo:margin-bottom="0pt"/>
    </style:style>
    <style:style style:class="default" style:display-name="Normal" style:family="paragraph" style:name="753">
      <style:paragraph-properties fo:line-height="13pt" fo:margin-top="0pt" fo:margin-bottom="6pt"/>
      <style:text-properties fo:color="#4b4b4d" fo:font-family="Montserrat" style:font-family-asian="Times New Roman" style:font-family-complex="Montserrat" fo:font-size="8.5pt" style:font-size-complex="11pt" fo:letter-spacing="0.2pt" fo:language="cs" style:language-complex="ar" fo:country="CZ" style:country-complex="SA"/>
    </style:style>
    <style:style style:parent-style-name="753" style:display-name="Heading 1" style:family="paragraph" style:name="754">
      <style:paragraph-properties fo:line-height="110%" fo:margin-bottom="30pt"/>
      <style:text-properties fo:color="#009baa" fo:font-family="Montserrat ExtraBold" style:font-family-complex="Montserrat ExtraBold" fo:font-size="26pt" style:font-size-complex="20pt"/>
    </style:style>
    <style:style style:parent-style-name="754" style:display-name="Heading 2" style:family="paragraph" style:name="755">
      <style:paragraph-properties fo:margin-top="18pt" fo:margin-bottom="6pt"/>
      <style:text-properties fo:font-size="16pt" style:font-size-complex="16pt" fo:letter-spacing="0.1pt"/>
    </style:style>
    <style:style style:parent-style-name="754" style:display-name="Heading 3" style:family="paragraph" style:name="756">
      <style:paragraph-properties fo:margin-top="15pt" fo:margin-bottom="4pt"/>
      <style:text-properties fo:font-size="12pt" style:font-size-complex="12pt" fo:letter-spacing="0.1pt"/>
    </style:style>
    <style:style style:class="default" style:display-name="Default Paragraph Font" style:family="text" style:name="757">
      <style:paragraph-properties fo:line-height="13pt" fo:margin-top="0pt" fo:margin-bottom="6pt"/>
    </style:style>
    <style:style style:parent-style-name="753" style:display-name="Header" style:family="paragraph" style:name="758">
      <style:paragraph-properties fo:line-height="100%" fo:margin-bottom="0pt">
        <style:tab-stops>
          <style:tab-stop style:position="8.002cm" style:type="center"/>
          <style:tab-stop style:position="16cm" style:type="right"/>
        </style:tab-stops>
      </style:paragraph-properties>
    </style:style>
    <style:style style:parent-style-name="757" style:display-name="Header Char" style:family="text" style:name="759">
      <style:paragraph-properties/>
    </style:style>
    <style:style style:parent-style-name="753" style:display-name="Footer" style:family="paragraph" style:name="760">
      <style:paragraph-properties fo:line-height="100%" fo:margin-bottom="0pt">
        <style:tab-stops>
          <style:tab-stop style:position="8.002cm" style:type="center"/>
          <style:tab-stop style:position="16cm" style:type="right"/>
        </style:tab-stops>
      </style:paragraph-properties>
    </style:style>
    <style:style style:parent-style-name="757" style:display-name="Footer Char" style:family="text" style:name="761">
      <style:paragraph-properties/>
    </style:style>
    <style:style style:parent-style-name="757" style:display-name="Heading 1 Char" style:family="text" style:name="762">
      <style:paragraph-properties/>
      <style:text-properties fo:color="#009baa" fo:font-family="Montserrat ExtraBold" style:font-family-complex="Montserrat ExtraBold" fo:font-size="26pt" style:font-size-complex="20pt" fo:letter-spacing="0.2pt"/>
    </style:style>
    <style:style style:parent-style-name="757" style:display-name="Heading 2 Char" style:family="text" style:name="763">
      <style:paragraph-properties/>
      <style:text-properties fo:color="#009baa" fo:font-family="Montserrat ExtraBold" style:font-family-complex="Montserrat ExtraBold" fo:font-size="16pt" style:font-size-complex="16pt" fo:letter-spacing="0.1pt"/>
    </style:style>
    <style:style style:parent-style-name="757" style:display-name="Heading 3 Char" style:family="text" style:name="764">
      <style:paragraph-properties/>
      <style:text-properties fo:color="#009baa" fo:font-family="Montserrat ExtraBold" style:font-family-complex="Montserrat ExtraBold" fo:font-size="12pt" style:font-size-complex="12pt" fo:letter-spacing="0.1pt"/>
    </style:style>
    <style:style style:parent-style-name="753" style:display-name="No Spacing" style:family="paragraph" style:name="765">
      <style:paragraph-properties fo:margin-bottom="0pt"/>
    </style:style>
    <style:style style:parent-style-name="753" style:display-name="List Paragraph" style:family="paragraph" style:name="766">
      <style:paragraph-properties fo:margin-left="1.27cm" fo:margin-right="0cm" fo:text-indent="0cm"/>
      <style:text-properties/>
    </style:style>
    <style:style style:parent-style-name="766" style:display-name="Title" style:family="paragraph" style:name="767">
      <style:paragraph-properties fo:margin-left="0.501cm" fo:margin-right="0cm" fo:text-indent="-0.501cm" fo:margin-bottom="8pt"/>
      <style:text-properties fo:font-family="Montserrat Medium" style:font-family-complex="Montserrat Medium"/>
    </style:style>
    <style:style style:parent-style-name="757" style:display-name="Title Char" style:family="text" style:name="768">
      <style:paragraph-properties/>
      <style:text-properties fo:color="#4b4b4d" fo:font-family="Montserrat Medium" style:font-family-complex="Montserrat Medium" fo:font-size="8.5pt" fo:letter-spacing="0.2pt"/>
    </style:style>
    <style:style style:parent-style-name="757" style:display-name="Hyperlink" style:family="text" style:name="769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753" style:display-name="Internet link" style:family="text" style:name="770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753" style:display-name="Internet link" style:family="text" style:name="771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757" style:display-name="Unresolved Mention" style:family="text" style:name="772">
      <style:paragraph-properties/>
      <style:text-properties fo:color="#605e5c" fo:background-color="#e1dfdd"/>
    </style:style>
    <style:style style:parent-style-name="753" style:display-name="Oranžová" style:family="text" style:name="773">
      <style:paragraph-properties/>
      <style:text-properties fo:color="#ff873c"/>
    </style:style>
    <style:style style:parent-style-name="753" style:display-name="[Základní odstavec]" style:family="paragraph" style:name="774">
      <style:paragraph-properties fo:line-height="120%" fo:margin-bottom="0pt"/>
      <style:text-properties fo:color="#000000" fo:font-family="Minion Pro" style:font-family-complex="Minion Pro" fo:font-size="12pt" style:font-size-complex="12pt" fo:letter-spacing="0pt" fo:language="en" fo:country="US"/>
    </style:style>
    <style:style style:parent-style-name="753" style:display-name="Tyrkysová" style:family="text" style:name="775">
      <style:paragraph-properties/>
      <style:text-properties fo:color="#009baa"/>
    </style:style>
    <style:style style:parent-style-name="754" style:display-name="TOC Heading" style:family="paragraph" style:name="776">
      <style:paragraph-properties fo:line-height="107.917%" fo:margin-top="12pt" fo:margin-bottom="0pt"/>
      <style:text-properties fo:color="#2f5496" fo:font-family="Calibri Light" style:font-family-complex="Calibri Light" fo:font-size="16pt" style:font-size-complex="16pt" fo:letter-spacing="0pt" fo:language="en" fo:country="US"/>
    </style:style>
    <style:style style:parent-style-name="753" style:display-name="toc 1" style:family="paragraph" style:name="777">
      <style:paragraph-properties fo:line-height="115.833%" fo:margin-bottom="5pt"/>
      <style:text-properties fo:color="#114655" fo:font-family="Source Sans Pro" style:font-family-complex="Source Sans Pro" fo:font-size="12pt" style:font-size-complex="12pt" fo:letter-spacing="0pt"/>
    </style:style>
    <style:style style:parent-style-name="753" style:display-name="toc 2" style:family="paragraph" style:name="778">
      <style:paragraph-properties fo:line-height="115.833%" fo:margin-left="0.4234cm" fo:margin-right="0cm" fo:text-indent="0cm" fo:margin-bottom="5pt"/>
      <style:text-properties fo:color="#114655" fo:font-family="Source Sans Pro" style:font-family-complex="Source Sans Pro" fo:font-size="12pt" style:font-size-complex="12pt" fo:letter-spacing="0pt"/>
    </style:style>
    <style:style style:parent-style-name="753" style:display-name="T1" style:family="text" style:name="779">
      <style:paragraph-properties/>
      <style:text-properties fo:color="#ff873c" fo:font-family="Montserrat Black" style:font-family-complex="Montserrat Black"/>
    </style:style>
    <style:style style:parent-style-name="753" style:display-name="T2" style:family="text" style:name="780">
      <style:paragraph-properties/>
      <style:text-properties fo:font-family="Courier New" style:font-family-complex="Courier New"/>
    </style:style>
    <style:style style:parent-style-name="753" style:display-name="T3" style:family="text" style:name="781">
      <style:paragraph-properties/>
      <style:text-properties fo:font-family="Wingdings" style:font-family-complex="Wingdings"/>
    </style:style>
    <style:style style:parent-style-name="753" style:display-name="T4" style:family="text" style:name="782">
      <style:paragraph-properties/>
      <style:text-properties fo:font-family="Symbol" style:font-family-complex="Symbol"/>
    </style:style>
    <style:style style:parent-style-name="753" style:display-name="T5" style:family="text" style:name="783">
      <style:paragraph-properties/>
      <style:text-properties fo:font-family="Courier New" style:font-family-complex="Courier New"/>
    </style:style>
    <style:style style:parent-style-name="753" style:display-name="T6" style:family="text" style:name="784">
      <style:paragraph-properties/>
      <style:text-properties fo:font-family="Wingdings" style:font-family-complex="Wingdings"/>
    </style:style>
    <style:style style:parent-style-name="753" style:display-name="T7" style:family="text" style:name="785">
      <style:paragraph-properties/>
      <style:text-properties fo:font-family="Symbol" style:font-family-complex="Symbol"/>
    </style:style>
    <style:style style:parent-style-name="753" style:display-name="T8" style:family="text" style:name="786">
      <style:paragraph-properties/>
      <style:text-properties fo:font-family="Courier New" style:font-family-complex="Courier New"/>
    </style:style>
    <style:style style:parent-style-name="753" style:display-name="T9" style:family="text" style:name="787">
      <style:paragraph-properties/>
      <style:text-properties fo:font-family="Wingdings" style:font-family-complex="Wingdings"/>
    </style:style>
    <style:style style:parent-style-name="753" style:display-name="T10" style:family="text" style:name="788">
      <style:paragraph-properties/>
      <style:text-properties fo:color="#ff873c" fo:font-family="Montserrat Black" style:font-family-complex="Montserrat Black"/>
    </style:style>
    <style:style style:parent-style-name="753" style:display-name="T11" style:family="text" style:name="789">
      <style:paragraph-properties/>
      <style:text-properties fo:font-family="Courier New" style:font-family-complex="Courier New"/>
    </style:style>
    <style:style style:parent-style-name="753" style:display-name="T12" style:family="text" style:name="790">
      <style:paragraph-properties/>
      <style:text-properties fo:font-family="Wingdings" style:font-family-complex="Wingdings"/>
    </style:style>
    <style:style style:parent-style-name="753" style:display-name="T13" style:family="text" style:name="791">
      <style:paragraph-properties/>
      <style:text-properties fo:font-family="Symbol" style:font-family-complex="Symbol"/>
    </style:style>
    <style:style style:parent-style-name="753" style:display-name="T14" style:family="text" style:name="792">
      <style:paragraph-properties/>
      <style:text-properties fo:font-family="Courier New" style:font-family-complex="Courier New"/>
    </style:style>
    <style:style style:parent-style-name="753" style:display-name="T15" style:family="text" style:name="793">
      <style:paragraph-properties/>
      <style:text-properties fo:font-family="Wingdings" style:font-family-complex="Wingdings"/>
    </style:style>
    <style:style style:parent-style-name="753" style:display-name="T16" style:family="text" style:name="794">
      <style:paragraph-properties/>
      <style:text-properties fo:font-family="Symbol" style:font-family-complex="Symbol"/>
    </style:style>
    <style:style style:parent-style-name="753" style:display-name="T17" style:family="text" style:name="795">
      <style:paragraph-properties/>
      <style:text-properties fo:font-family="Courier New" style:font-family-complex="Courier New"/>
    </style:style>
    <style:style style:parent-style-name="753" style:display-name="T18" style:family="text" style:name="796">
      <style:paragraph-properties/>
      <style:text-properties fo:font-family="Wingdings" style:font-family-complex="Wingdings"/>
    </style:style>
    <style:style style:parent-style-name="753" style:display-name="T19" style:family="text" style:name="797">
      <style:paragraph-properties/>
      <style:text-properties fo:font-family="Symbol" style:font-family-complex="Symbol"/>
    </style:style>
    <style:style style:parent-style-name="753" style:display-name="T20" style:family="text" style:name="798">
      <style:paragraph-properties/>
      <style:text-properties fo:font-family="Courier New" style:font-family-complex="Courier New"/>
    </style:style>
    <style:style style:parent-style-name="753" style:display-name="T21" style:family="text" style:name="799">
      <style:paragraph-properties/>
      <style:text-properties fo:font-family="Wingdings" style:font-family-complex="Wingdings"/>
    </style:style>
    <style:style style:parent-style-name="753" style:display-name="T22" style:family="text" style:name="800">
      <style:paragraph-properties/>
      <style:text-properties fo:font-family="Symbol" style:font-family-complex="Symbol"/>
    </style:style>
    <style:style style:parent-style-name="753" style:display-name="T23" style:family="text" style:name="801">
      <style:paragraph-properties/>
      <style:text-properties fo:font-family="Courier New" style:font-family-complex="Courier New"/>
    </style:style>
    <style:style style:parent-style-name="753" style:display-name="T24" style:family="text" style:name="802">
      <style:paragraph-properties/>
      <style:text-properties fo:font-family="Wingdings" style:font-family-complex="Wingdings"/>
    </style:style>
    <style:style style:parent-style-name="753" style:display-name="T25" style:family="text" style:name="803">
      <style:paragraph-properties/>
      <style:text-properties fo:font-family="Symbol" style:font-family-complex="Symbol"/>
    </style:style>
    <style:style style:parent-style-name="753" style:display-name="T26" style:family="text" style:name="804">
      <style:paragraph-properties/>
      <style:text-properties fo:font-family="Courier New" style:font-family-complex="Courier New"/>
    </style:style>
    <style:style style:parent-style-name="753" style:display-name="T27" style:family="text" style:name="805">
      <style:paragraph-properties/>
      <style:text-properties fo:font-family="Wingdings" style:font-family-complex="Wingdings"/>
    </style:style>
    <style:style style:parent-style-name="753" style:display-name="T28" style:family="text" style:name="806">
      <style:paragraph-properties/>
      <style:text-properties fo:font-family="Symbol" style:font-family-complex="Symbol"/>
    </style:style>
    <style:style style:parent-style-name="753" style:display-name="T29" style:family="text" style:name="807">
      <style:paragraph-properties/>
      <style:text-properties fo:font-family="Courier New" style:font-family-complex="Courier New"/>
    </style:style>
    <style:style style:parent-style-name="753" style:display-name="T30" style:family="text" style:name="808">
      <style:paragraph-properties/>
      <style:text-properties fo:font-family="Wingdings" style:font-family-complex="Wingdings"/>
    </style:style>
    <style:style style:parent-style-name="753" style:display-name="T31" style:family="text" style:name="809">
      <style:paragraph-properties/>
      <style:text-properties fo:font-family="Symbol" style:font-family-complex="Symbol"/>
    </style:style>
    <style:style style:parent-style-name="753" style:display-name="T32" style:family="text" style:name="810">
      <style:paragraph-properties/>
      <style:text-properties fo:font-family="Courier New" style:font-family-complex="Courier New"/>
    </style:style>
    <style:style style:parent-style-name="753" style:display-name="T33" style:family="text" style:name="811">
      <style:paragraph-properties/>
      <style:text-properties fo:font-family="Wingdings" style:font-family-complex="Wingdings"/>
    </style:style>
    <style:style style:parent-style-name="753" style:display-name="T34" style:family="text" style:name="812">
      <style:paragraph-properties/>
      <style:text-properties fo:font-family="Symbol" style:font-family-complex="Symbol"/>
    </style:style>
    <style:style style:parent-style-name="753" style:display-name="T35" style:family="text" style:name="813">
      <style:paragraph-properties/>
      <style:text-properties fo:font-family="Courier New" style:font-family-complex="Courier New"/>
    </style:style>
    <style:style style:parent-style-name="753" style:display-name="T36" style:family="text" style:name="814">
      <style:paragraph-properties/>
      <style:text-properties fo:font-family="Wingdings" style:font-family-complex="Wingdings"/>
    </style:style>
    <style:style style:parent-style-name="753" style:display-name="T37" style:family="text" style:name="815">
      <style:paragraph-properties/>
      <style:text-properties fo:font-family="Symbol" style:font-family-complex="Symbol"/>
    </style:style>
    <style:style style:parent-style-name="753" style:display-name="T38" style:family="text" style:name="816">
      <style:paragraph-properties/>
      <style:text-properties fo:font-family="Courier New" style:font-family-complex="Courier New"/>
    </style:style>
    <style:style style:parent-style-name="753" style:display-name="T39" style:family="text" style:name="817">
      <style:paragraph-properties/>
      <style:text-properties fo:font-family="Wingdings" style:font-family-complex="Wingdings"/>
    </style:style>
    <style:style style:parent-style-name="753" style:display-name="T40" style:family="text" style:name="818">
      <style:paragraph-properties/>
      <style:text-properties fo:font-family="Symbol" style:font-family-complex="Symbol"/>
    </style:style>
    <style:style style:parent-style-name="753" style:display-name="T41" style:family="text" style:name="819">
      <style:paragraph-properties/>
      <style:text-properties fo:font-family="Courier New" style:font-family-complex="Courier New"/>
    </style:style>
    <style:style style:parent-style-name="753" style:display-name="T42" style:family="text" style:name="820">
      <style:paragraph-properties/>
      <style:text-properties fo:font-family="Wingdings" style:font-family-complex="Wingdings"/>
    </style:style>
    <style:style style:parent-style-name="753" style:display-name="T43" style:family="text" style:name="821">
      <style:paragraph-properties/>
      <style:text-properties fo:font-family="Symbol" style:font-family-complex="Symbol"/>
    </style:style>
    <style:style style:parent-style-name="753" style:display-name="T44" style:family="text" style:name="822">
      <style:paragraph-properties/>
      <style:text-properties fo:font-family="Courier New" style:font-family-complex="Courier New"/>
    </style:style>
    <style:style style:parent-style-name="753" style:display-name="T45" style:family="text" style:name="823">
      <style:paragraph-properties/>
      <style:text-properties fo:font-family="Wingdings" style:font-family-complex="Wingdings"/>
    </style:style>
    <style:style style:parent-style-name="753" style:display-name="T46" style:family="text" style:name="824">
      <style:paragraph-properties/>
    </style:style>
    <style:style style:parent-style-name="753" style:display-name="T47" style:family="text" style:name="825">
      <style:paragraph-properties/>
    </style:style>
    <style:style style:parent-style-name="753" style:display-name="T48" style:family="text" style:name="826">
      <style:paragraph-properties/>
    </style:style>
    <style:style style:parent-style-name="753" style:display-name="T49" style:family="text" style:name="827">
      <style:paragraph-properties/>
    </style:style>
    <style:style style:parent-style-name="753" style:display-name="T50" style:family="text" style:name="828">
      <style:paragraph-properties/>
    </style:style>
    <style:style style:parent-style-name="753" style:display-name="T51" style:family="text" style:name="829">
      <style:paragraph-properties/>
    </style:style>
    <style:style style:parent-style-name="753" style:display-name="T52" style:family="text" style:name="830">
      <style:paragraph-properties/>
    </style:style>
    <style:style style:parent-style-name="753" style:display-name="T53" style:family="text" style:name="831">
      <style:paragraph-properties/>
    </style:style>
    <style:style style:parent-style-name="753" style:display-name="T54" style:family="text" style:name="832">
      <style:paragraph-properties/>
    </style:style>
    <style:style style:parent-style-name="753" style:display-name="T55" style:family="text" style:name="833">
      <style:paragraph-properties/>
    </style:style>
    <style:style style:parent-style-name="753" style:display-name="T56" style:family="text" style:name="834">
      <style:paragraph-properties/>
    </style:style>
    <style:style style:parent-style-name="753" style:display-name="T57" style:family="text" style:name="835">
      <style:paragraph-properties/>
    </style:style>
    <style:style style:parent-style-name="753" style:display-name="T58" style:family="text" style:name="836">
      <style:paragraph-properties/>
    </style:style>
    <style:style style:parent-style-name="753" style:display-name="T59" style:family="text" style:name="837">
      <style:paragraph-properties/>
    </style:style>
    <style:style style:parent-style-name="753" style:display-name="T60" style:family="text" style:name="838">
      <style:paragraph-properties/>
    </style:style>
    <style:style style:parent-style-name="753" style:display-name="T61" style:family="text" style:name="839">
      <style:paragraph-properties/>
    </style:style>
    <style:style style:parent-style-name="753" style:display-name="T62" style:family="text" style:name="840">
      <style:paragraph-properties/>
    </style:style>
    <style:style style:parent-style-name="753" style:display-name="T63" style:family="text" style:name="841">
      <style:paragraph-properties/>
    </style:style>
    <style:style style:parent-style-name="753" style:display-name="T64" style:family="text" style:name="842">
      <style:paragraph-properties/>
    </style:style>
    <style:style style:parent-style-name="753" style:display-name="T65" style:family="text" style:name="843">
      <style:paragraph-properties/>
    </style:style>
    <style:style style:parent-style-name="753" style:display-name="T66" style:family="text" style:name="844">
      <style:paragraph-properties/>
    </style:style>
    <style:style style:parent-style-name="753" style:display-name="T67" style:family="text" style:name="845">
      <style:paragraph-properties/>
    </style:style>
    <style:style style:parent-style-name="753" style:display-name="T68" style:family="text" style:name="846">
      <style:paragraph-properties/>
    </style:style>
    <style:style style:parent-style-name="753" style:display-name="T69" style:family="text" style:name="847">
      <style:paragraph-properties/>
    </style:style>
    <style:style style:parent-style-name="753" style:display-name="T70" style:family="text" style:name="848">
      <style:paragraph-properties/>
    </style:style>
    <style:style style:parent-style-name="753" style:display-name="T71" style:family="text" style:name="849">
      <style:paragraph-properties/>
    </style:style>
    <style:style style:parent-style-name="753" style:display-name="T72" style:family="text" style:name="850">
      <style:paragraph-properties/>
    </style:style>
    <style:style style:parent-style-name="753" style:display-name="T73" style:family="text" style:name="851">
      <style:paragraph-properties/>
    </style:style>
    <style:style style:parent-style-name="753" style:display-name="T74" style:family="text" style:name="852">
      <style:paragraph-properties/>
    </style:style>
    <style:style style:parent-style-name="753" style:display-name="T75" style:family="text" style:name="853">
      <style:paragraph-properties/>
    </style:style>
    <style:style style:parent-style-name="753" style:display-name="T76" style:family="text" style:name="854">
      <style:paragraph-properties/>
    </style:style>
    <style:style style:parent-style-name="753" style:display-name="T77" style:family="text" style:name="855">
      <style:paragraph-properties/>
    </style:style>
    <style:style style:parent-style-name="753" style:display-name="T78" style:family="text" style:name="856">
      <style:paragraph-properties/>
    </style:style>
    <style:style style:parent-style-name="753" style:display-name="T79" style:family="text" style:name="857">
      <style:paragraph-properties/>
    </style:style>
    <style:style style:parent-style-name="753" style:display-name="T80" style:family="text" style:name="858">
      <style:paragraph-properties/>
    </style:style>
    <style:style style:parent-style-name="753" style:display-name="T81" style:family="text" style:name="859">
      <style:paragraph-properties/>
    </style:style>
    <style:style style:parent-style-name="753" style:display-name="T1" style:family="text" style:name="860">
      <style:paragraph-properties/>
      <style:text-properties fo:color="#ff873c" fo:font-family="Montserrat Black" style:font-family-complex="Montserrat Black"/>
    </style:style>
    <style:style style:parent-style-name="753" style:display-name="T2" style:family="text" style:name="861">
      <style:paragraph-properties/>
      <style:text-properties fo:font-family="Courier New" style:font-family-complex="Courier New"/>
    </style:style>
    <style:style style:parent-style-name="753" style:display-name="T3" style:family="text" style:name="862">
      <style:paragraph-properties/>
      <style:text-properties fo:font-family="Wingdings" style:font-family-complex="Wingdings"/>
    </style:style>
    <style:style style:parent-style-name="753" style:display-name="T4" style:family="text" style:name="863">
      <style:paragraph-properties/>
      <style:text-properties fo:font-family="Symbol" style:font-family-complex="Symbol"/>
    </style:style>
    <style:style style:parent-style-name="753" style:display-name="T5" style:family="text" style:name="864">
      <style:paragraph-properties/>
      <style:text-properties fo:font-family="Courier New" style:font-family-complex="Courier New"/>
    </style:style>
    <style:style style:parent-style-name="753" style:display-name="T6" style:family="text" style:name="865">
      <style:paragraph-properties/>
      <style:text-properties fo:font-family="Wingdings" style:font-family-complex="Wingdings"/>
    </style:style>
    <style:style style:parent-style-name="753" style:display-name="T7" style:family="text" style:name="866">
      <style:paragraph-properties/>
      <style:text-properties fo:font-family="Symbol" style:font-family-complex="Symbol"/>
    </style:style>
    <style:style style:parent-style-name="753" style:display-name="T8" style:family="text" style:name="867">
      <style:paragraph-properties/>
      <style:text-properties fo:font-family="Courier New" style:font-family-complex="Courier New"/>
    </style:style>
    <style:style style:parent-style-name="753" style:display-name="T9" style:family="text" style:name="868">
      <style:paragraph-properties/>
      <style:text-properties fo:font-family="Wingdings" style:font-family-complex="Wingdings"/>
    </style:style>
    <style:style style:parent-style-name="753" style:display-name="T10" style:family="text" style:name="869">
      <style:paragraph-properties/>
      <style:text-properties fo:color="#ff873c" fo:font-family="Montserrat Black" style:font-family-complex="Montserrat Black"/>
    </style:style>
    <style:style style:parent-style-name="753" style:display-name="T11" style:family="text" style:name="870">
      <style:paragraph-properties/>
      <style:text-properties fo:font-family="Courier New" style:font-family-complex="Courier New"/>
    </style:style>
    <style:style style:parent-style-name="753" style:display-name="T12" style:family="text" style:name="871">
      <style:paragraph-properties/>
      <style:text-properties fo:font-family="Wingdings" style:font-family-complex="Wingdings"/>
    </style:style>
    <style:style style:parent-style-name="753" style:display-name="T13" style:family="text" style:name="872">
      <style:paragraph-properties/>
      <style:text-properties fo:font-family="Symbol" style:font-family-complex="Symbol"/>
    </style:style>
    <style:style style:parent-style-name="753" style:display-name="T14" style:family="text" style:name="873">
      <style:paragraph-properties/>
      <style:text-properties fo:font-family="Courier New" style:font-family-complex="Courier New"/>
    </style:style>
    <style:style style:parent-style-name="753" style:display-name="T15" style:family="text" style:name="874">
      <style:paragraph-properties/>
      <style:text-properties fo:font-family="Wingdings" style:font-family-complex="Wingdings"/>
    </style:style>
    <style:style style:parent-style-name="753" style:display-name="T16" style:family="text" style:name="875">
      <style:paragraph-properties/>
      <style:text-properties fo:font-family="Symbol" style:font-family-complex="Symbol"/>
    </style:style>
    <style:style style:parent-style-name="753" style:display-name="T17" style:family="text" style:name="876">
      <style:paragraph-properties/>
      <style:text-properties fo:font-family="Courier New" style:font-family-complex="Courier New"/>
    </style:style>
    <style:style style:parent-style-name="753" style:display-name="T18" style:family="text" style:name="877">
      <style:paragraph-properties/>
      <style:text-properties fo:font-family="Wingdings" style:font-family-complex="Wingdings"/>
    </style:style>
    <style:style style:parent-style-name="753" style:display-name="T19" style:family="text" style:name="878">
      <style:paragraph-properties/>
      <style:text-properties fo:font-family="Symbol" style:font-family-complex="Symbol"/>
    </style:style>
    <style:style style:parent-style-name="753" style:display-name="T20" style:family="text" style:name="879">
      <style:paragraph-properties/>
      <style:text-properties fo:font-family="Courier New" style:font-family-complex="Courier New"/>
    </style:style>
    <style:style style:parent-style-name="753" style:display-name="T21" style:family="text" style:name="880">
      <style:paragraph-properties/>
      <style:text-properties fo:font-family="Wingdings" style:font-family-complex="Wingdings"/>
    </style:style>
    <style:style style:parent-style-name="753" style:display-name="T22" style:family="text" style:name="881">
      <style:paragraph-properties/>
      <style:text-properties fo:font-family="Symbol" style:font-family-complex="Symbol"/>
    </style:style>
    <style:style style:parent-style-name="753" style:display-name="T23" style:family="text" style:name="882">
      <style:paragraph-properties/>
      <style:text-properties fo:font-family="Courier New" style:font-family-complex="Courier New"/>
    </style:style>
    <style:style style:parent-style-name="753" style:display-name="T24" style:family="text" style:name="883">
      <style:paragraph-properties/>
      <style:text-properties fo:font-family="Wingdings" style:font-family-complex="Wingdings"/>
    </style:style>
    <style:style style:parent-style-name="753" style:display-name="T25" style:family="text" style:name="884">
      <style:paragraph-properties/>
      <style:text-properties fo:font-family="Symbol" style:font-family-complex="Symbol"/>
    </style:style>
    <style:style style:parent-style-name="753" style:display-name="T26" style:family="text" style:name="885">
      <style:paragraph-properties/>
      <style:text-properties fo:font-family="Courier New" style:font-family-complex="Courier New"/>
    </style:style>
    <style:style style:parent-style-name="753" style:display-name="T27" style:family="text" style:name="886">
      <style:paragraph-properties/>
      <style:text-properties fo:font-family="Wingdings" style:font-family-complex="Wingdings"/>
    </style:style>
    <style:style style:parent-style-name="753" style:display-name="T28" style:family="text" style:name="887">
      <style:paragraph-properties/>
      <style:text-properties fo:font-family="Symbol" style:font-family-complex="Symbol"/>
    </style:style>
    <style:style style:parent-style-name="753" style:display-name="T29" style:family="text" style:name="888">
      <style:paragraph-properties/>
      <style:text-properties fo:font-family="Courier New" style:font-family-complex="Courier New"/>
    </style:style>
    <style:style style:parent-style-name="753" style:display-name="T30" style:family="text" style:name="889">
      <style:paragraph-properties/>
      <style:text-properties fo:font-family="Wingdings" style:font-family-complex="Wingdings"/>
    </style:style>
    <style:style style:parent-style-name="753" style:display-name="T31" style:family="text" style:name="890">
      <style:paragraph-properties/>
      <style:text-properties fo:font-family="Symbol" style:font-family-complex="Symbol"/>
    </style:style>
    <style:style style:parent-style-name="753" style:display-name="T32" style:family="text" style:name="891">
      <style:paragraph-properties/>
      <style:text-properties fo:font-family="Courier New" style:font-family-complex="Courier New"/>
    </style:style>
    <style:style style:parent-style-name="753" style:display-name="T33" style:family="text" style:name="892">
      <style:paragraph-properties/>
      <style:text-properties fo:font-family="Wingdings" style:font-family-complex="Wingdings"/>
    </style:style>
    <style:style style:parent-style-name="753" style:display-name="T34" style:family="text" style:name="893">
      <style:paragraph-properties/>
      <style:text-properties fo:font-family="Symbol" style:font-family-complex="Symbol"/>
    </style:style>
    <style:style style:parent-style-name="753" style:display-name="T35" style:family="text" style:name="894">
      <style:paragraph-properties/>
      <style:text-properties fo:font-family="Courier New" style:font-family-complex="Courier New"/>
    </style:style>
    <style:style style:parent-style-name="753" style:display-name="T36" style:family="text" style:name="895">
      <style:paragraph-properties/>
      <style:text-properties fo:font-family="Wingdings" style:font-family-complex="Wingdings"/>
    </style:style>
    <style:style style:parent-style-name="753" style:display-name="T37" style:family="text" style:name="896">
      <style:paragraph-properties/>
      <style:text-properties fo:font-family="Symbol" style:font-family-complex="Symbol"/>
    </style:style>
    <style:style style:parent-style-name="753" style:display-name="T38" style:family="text" style:name="897">
      <style:paragraph-properties/>
      <style:text-properties fo:font-family="Courier New" style:font-family-complex="Courier New"/>
    </style:style>
    <style:style style:parent-style-name="753" style:display-name="T39" style:family="text" style:name="898">
      <style:paragraph-properties/>
      <style:text-properties fo:font-family="Wingdings" style:font-family-complex="Wingdings"/>
    </style:style>
    <style:style style:parent-style-name="753" style:display-name="T40" style:family="text" style:name="899">
      <style:paragraph-properties/>
      <style:text-properties fo:font-family="Symbol" style:font-family-complex="Symbol"/>
    </style:style>
    <style:style style:parent-style-name="753" style:display-name="T41" style:family="text" style:name="900">
      <style:paragraph-properties/>
      <style:text-properties fo:font-family="Courier New" style:font-family-complex="Courier New"/>
    </style:style>
    <style:style style:parent-style-name="753" style:display-name="T42" style:family="text" style:name="901">
      <style:paragraph-properties/>
      <style:text-properties fo:font-family="Wingdings" style:font-family-complex="Wingdings"/>
    </style:style>
    <style:style style:parent-style-name="753" style:display-name="T43" style:family="text" style:name="902">
      <style:paragraph-properties/>
      <style:text-properties fo:font-family="Symbol" style:font-family-complex="Symbol"/>
    </style:style>
    <style:style style:parent-style-name="753" style:display-name="T44" style:family="text" style:name="903">
      <style:paragraph-properties/>
      <style:text-properties fo:font-family="Courier New" style:font-family-complex="Courier New"/>
    </style:style>
    <style:style style:parent-style-name="753" style:display-name="T45" style:family="text" style:name="904">
      <style:paragraph-properties/>
      <style:text-properties fo:font-family="Wingdings" style:font-family-complex="Wingdings"/>
    </style:style>
    <style:style style:parent-style-name="753" style:display-name="T46" style:family="text" style:name="905">
      <style:paragraph-properties/>
    </style:style>
    <style:style style:parent-style-name="753" style:display-name="T47" style:family="text" style:name="906">
      <style:paragraph-properties/>
    </style:style>
    <style:style style:parent-style-name="753" style:display-name="T48" style:family="text" style:name="907">
      <style:paragraph-properties/>
    </style:style>
    <style:style style:parent-style-name="753" style:display-name="T49" style:family="text" style:name="908">
      <style:paragraph-properties/>
    </style:style>
    <style:style style:parent-style-name="753" style:display-name="T50" style:family="text" style:name="909">
      <style:paragraph-properties/>
    </style:style>
    <style:style style:parent-style-name="753" style:display-name="T51" style:family="text" style:name="910">
      <style:paragraph-properties/>
    </style:style>
    <style:style style:parent-style-name="753" style:display-name="T52" style:family="text" style:name="911">
      <style:paragraph-properties/>
    </style:style>
    <style:style style:parent-style-name="753" style:display-name="T53" style:family="text" style:name="912">
      <style:paragraph-properties/>
    </style:style>
    <style:style style:parent-style-name="753" style:display-name="T54" style:family="text" style:name="913">
      <style:paragraph-properties/>
    </style:style>
    <style:style style:parent-style-name="753" style:display-name="T55" style:family="text" style:name="914">
      <style:paragraph-properties/>
    </style:style>
    <style:style style:parent-style-name="753" style:display-name="T56" style:family="text" style:name="915">
      <style:paragraph-properties/>
    </style:style>
    <style:style style:parent-style-name="753" style:display-name="T57" style:family="text" style:name="916">
      <style:paragraph-properties/>
    </style:style>
    <style:style style:parent-style-name="753" style:display-name="T58" style:family="text" style:name="917">
      <style:paragraph-properties/>
    </style:style>
    <style:style style:parent-style-name="753" style:display-name="T59" style:family="text" style:name="918">
      <style:paragraph-properties/>
    </style:style>
    <style:style style:parent-style-name="753" style:display-name="T60" style:family="text" style:name="919">
      <style:paragraph-properties/>
    </style:style>
    <style:style style:parent-style-name="753" style:display-name="T61" style:family="text" style:name="920">
      <style:paragraph-properties/>
    </style:style>
    <style:style style:parent-style-name="753" style:display-name="T62" style:family="text" style:name="921">
      <style:paragraph-properties/>
    </style:style>
    <style:style style:parent-style-name="753" style:display-name="T63" style:family="text" style:name="922">
      <style:paragraph-properties/>
    </style:style>
    <style:style style:parent-style-name="753" style:display-name="T64" style:family="text" style:name="923">
      <style:paragraph-properties/>
    </style:style>
    <style:style style:parent-style-name="753" style:display-name="T65" style:family="text" style:name="924">
      <style:paragraph-properties/>
    </style:style>
    <style:style style:parent-style-name="753" style:display-name="T66" style:family="text" style:name="925">
      <style:paragraph-properties/>
    </style:style>
    <style:style style:parent-style-name="753" style:display-name="T67" style:family="text" style:name="926">
      <style:paragraph-properties/>
    </style:style>
    <style:style style:parent-style-name="753" style:display-name="T68" style:family="text" style:name="927">
      <style:paragraph-properties/>
    </style:style>
    <style:style style:parent-style-name="753" style:display-name="T69" style:family="text" style:name="928">
      <style:paragraph-properties/>
    </style:style>
    <style:style style:parent-style-name="753" style:display-name="T70" style:family="text" style:name="929">
      <style:paragraph-properties/>
    </style:style>
    <style:style style:parent-style-name="753" style:display-name="T71" style:family="text" style:name="930">
      <style:paragraph-properties/>
    </style:style>
    <style:style style:parent-style-name="753" style:display-name="T72" style:family="text" style:name="931">
      <style:paragraph-properties/>
    </style:style>
    <style:style style:parent-style-name="753" style:display-name="T73" style:family="text" style:name="932">
      <style:paragraph-properties/>
    </style:style>
    <style:style style:parent-style-name="753" style:display-name="T74" style:family="text" style:name="933">
      <style:paragraph-properties/>
    </style:style>
    <style:style style:parent-style-name="753" style:display-name="T75" style:family="text" style:name="934">
      <style:paragraph-properties/>
    </style:style>
    <style:style style:parent-style-name="753" style:display-name="T76" style:family="text" style:name="935">
      <style:paragraph-properties/>
    </style:style>
    <style:style style:parent-style-name="753" style:display-name="T77" style:family="text" style:name="936">
      <style:paragraph-properties/>
    </style:style>
    <style:style style:parent-style-name="753" style:display-name="T78" style:family="text" style:name="937">
      <style:paragraph-properties/>
    </style:style>
    <style:style style:parent-style-name="753" style:display-name="T79" style:family="text" style:name="938">
      <style:paragraph-properties/>
    </style:style>
    <style:style style:parent-style-name="753" style:display-name="T80" style:family="text" style:name="939">
      <style:paragraph-properties/>
    </style:style>
    <style:style style:parent-style-name="753" style:display-name="T81" style:family="text" style:name="940">
      <style:paragraph-properties/>
    </style:style>
    <style:style style:parent-style-name="753" style:display-name="T82" style:family="text" style:name="941">
      <style:paragraph-properties/>
      <style:text-properties fo:font-family="Symbol" style:font-family-complex="Symbol"/>
    </style:style>
    <style:style style:parent-style-name="753" style:display-name="T83" style:family="text" style:name="942">
      <style:paragraph-properties/>
      <style:text-properties fo:font-family="Courier New" style:font-family-complex="Courier New"/>
    </style:style>
    <style:style style:parent-style-name="753" style:display-name="T84" style:family="text" style:name="943">
      <style:paragraph-properties/>
      <style:text-properties fo:font-family="Wingdings" style:font-family-complex="Wingdings"/>
    </style:style>
    <style:style style:parent-style-name="753" style:display-name="T85" style:family="text" style:name="944">
      <style:paragraph-properties/>
      <style:text-properties fo:font-family="Symbol" style:font-family-complex="Symbol"/>
    </style:style>
    <style:style style:parent-style-name="753" style:display-name="T86" style:family="text" style:name="945">
      <style:paragraph-properties/>
      <style:text-properties fo:font-family="Courier New" style:font-family-complex="Courier New"/>
    </style:style>
    <style:style style:parent-style-name="753" style:display-name="T87" style:family="text" style:name="946">
      <style:paragraph-properties/>
      <style:text-properties fo:font-family="Wingdings" style:font-family-complex="Wingdings"/>
    </style:style>
    <style:style style:parent-style-name="753" style:display-name="T88" style:family="text" style:name="947">
      <style:paragraph-properties/>
      <style:text-properties fo:font-family="Symbol" style:font-family-complex="Symbol"/>
    </style:style>
    <style:style style:parent-style-name="753" style:display-name="T89" style:family="text" style:name="948">
      <style:paragraph-properties/>
      <style:text-properties fo:font-family="Courier New" style:font-family-complex="Courier New"/>
    </style:style>
    <style:style style:parent-style-name="753" style:display-name="T90" style:family="text" style:name="949">
      <style:paragraph-properties/>
      <style:text-properties fo:font-family="Wingdings" style:font-family-complex="Wingdings"/>
    </style:style>
    <style:style style:parent-style-name="753" style:display-name="T91" style:family="text" style:name="950">
      <style:paragraph-properties/>
      <style:text-properties fo:font-family="Symbol" style:font-family-complex="Symbol"/>
    </style:style>
    <style:style style:parent-style-name="753" style:display-name="T92" style:family="text" style:name="951">
      <style:paragraph-properties/>
      <style:text-properties fo:font-family="Courier New" style:font-family-complex="Courier New"/>
    </style:style>
    <style:style style:parent-style-name="753" style:display-name="T93" style:family="text" style:name="952">
      <style:paragraph-properties/>
      <style:text-properties fo:font-family="Wingdings" style:font-family-complex="Wingdings"/>
    </style:style>
    <style:style style:parent-style-name="753" style:display-name="T94" style:family="text" style:name="953">
      <style:paragraph-properties/>
      <style:text-properties fo:font-family="Symbol" style:font-family-complex="Symbol"/>
    </style:style>
    <style:style style:parent-style-name="753" style:display-name="T95" style:family="text" style:name="954">
      <style:paragraph-properties/>
      <style:text-properties fo:font-family="Courier New" style:font-family-complex="Courier New"/>
    </style:style>
    <style:style style:parent-style-name="753" style:display-name="T96" style:family="text" style:name="955">
      <style:paragraph-properties/>
      <style:text-properties fo:font-family="Wingdings" style:font-family-complex="Wingdings"/>
    </style:style>
    <style:style style:parent-style-name="753" style:display-name="T97" style:family="text" style:name="956">
      <style:paragraph-properties/>
      <style:text-properties fo:font-family="Symbol" style:font-family-complex="Symbol"/>
    </style:style>
    <style:style style:parent-style-name="753" style:display-name="T98" style:family="text" style:name="957">
      <style:paragraph-properties/>
      <style:text-properties fo:font-family="Courier New" style:font-family-complex="Courier New"/>
    </style:style>
    <style:style style:parent-style-name="753" style:display-name="T99" style:family="text" style:name="958">
      <style:paragraph-properties/>
      <style:text-properties fo:font-family="Wingdings" style:font-family-complex="Wingdings"/>
    </style:style>
    <style:style style:parent-style-name="753" style:display-name="T100" style:family="text" style:name="959">
      <style:paragraph-properties/>
      <style:text-properties fo:font-family="Symbol" style:font-family-complex="Symbol"/>
    </style:style>
    <style:style style:parent-style-name="753" style:display-name="T101" style:family="text" style:name="960">
      <style:paragraph-properties/>
      <style:text-properties fo:font-family="Courier New" style:font-family-complex="Courier New"/>
    </style:style>
    <style:style style:parent-style-name="753" style:display-name="T102" style:family="text" style:name="961">
      <style:paragraph-properties/>
      <style:text-properties fo:font-family="Wingdings" style:font-family-complex="Wingdings"/>
    </style:style>
    <style:style style:parent-style-name="753" style:display-name="T103" style:family="text" style:name="962">
      <style:paragraph-properties/>
      <style:text-properties fo:font-family="Symbol" style:font-family-complex="Symbol"/>
    </style:style>
    <style:style style:parent-style-name="753" style:display-name="T104" style:family="text" style:name="963">
      <style:paragraph-properties/>
      <style:text-properties fo:font-family="Courier New" style:font-family-complex="Courier New"/>
    </style:style>
    <style:style style:parent-style-name="753" style:display-name="T105" style:family="text" style:name="964">
      <style:paragraph-properties/>
      <style:text-properties fo:font-family="Wingdings" style:font-family-complex="Wingdings"/>
    </style:style>
    <style:style style:parent-style-name="753" style:display-name="T106" style:family="text" style:name="965">
      <style:paragraph-properties/>
      <style:text-properties fo:font-family="Symbol" style:font-family-complex="Symbol"/>
    </style:style>
    <style:style style:parent-style-name="753" style:display-name="T107" style:family="text" style:name="966">
      <style:paragraph-properties/>
      <style:text-properties fo:font-family="Courier New" style:font-family-complex="Courier New"/>
    </style:style>
    <style:style style:parent-style-name="753" style:display-name="T108" style:family="text" style:name="967">
      <style:paragraph-properties/>
      <style:text-properties fo:font-family="Wingdings" style:font-family-complex="Wingdings"/>
    </style:style>
    <style:style style:parent-style-name="753" style:display-name="T109" style:family="text" style:name="968">
      <style:paragraph-properties/>
      <style:text-properties fo:font-family="Symbol" style:font-family-complex="Symbol"/>
    </style:style>
    <style:style style:parent-style-name="753" style:display-name="T110" style:family="text" style:name="969">
      <style:paragraph-properties/>
      <style:text-properties fo:font-family="Courier New" style:font-family-complex="Courier New"/>
    </style:style>
    <style:style style:parent-style-name="753" style:display-name="T111" style:family="text" style:name="970">
      <style:paragraph-properties/>
      <style:text-properties fo:font-family="Wingdings" style:font-family-complex="Wingdings"/>
    </style:style>
    <style:style style:parent-style-name="753" style:display-name="T112" style:family="text" style:name="971">
      <style:paragraph-properties/>
      <style:text-properties fo:font-family="Symbol" style:font-family-complex="Symbol"/>
    </style:style>
    <style:style style:parent-style-name="753" style:display-name="T113" style:family="text" style:name="972">
      <style:paragraph-properties/>
      <style:text-properties fo:font-family="Courier New" style:font-family-complex="Courier New"/>
    </style:style>
    <style:style style:parent-style-name="753" style:display-name="T114" style:family="text" style:name="973">
      <style:paragraph-properties/>
      <style:text-properties fo:font-family="Wingdings" style:font-family-complex="Wingdings"/>
    </style:style>
    <style:style style:parent-style-name="753" style:display-name="T115" style:family="text" style:name="974">
      <style:paragraph-properties/>
      <style:text-properties fo:font-family="Symbol" style:font-family-complex="Symbol"/>
    </style:style>
    <style:style style:parent-style-name="753" style:display-name="T116" style:family="text" style:name="975">
      <style:paragraph-properties/>
      <style:text-properties fo:font-family="Courier New" style:font-family-complex="Courier New"/>
    </style:style>
    <style:style style:parent-style-name="753" style:display-name="T117" style:family="text" style:name="976">
      <style:paragraph-properties/>
      <style:text-properties fo:font-family="Wingdings" style:font-family-complex="Wingdings"/>
    </style:style>
    <style:style style:parent-style-name="753" style:display-name="T118" style:family="text" style:name="977">
      <style:paragraph-properties/>
      <style:text-properties fo:font-family="Symbol" style:font-family-complex="Symbol"/>
    </style:style>
    <style:style style:parent-style-name="753" style:display-name="T119" style:family="text" style:name="978">
      <style:paragraph-properties/>
      <style:text-properties fo:font-family="Courier New" style:font-family-complex="Courier New"/>
    </style:style>
    <style:style style:parent-style-name="753" style:display-name="T120" style:family="text" style:name="979">
      <style:paragraph-properties/>
      <style:text-properties fo:font-family="Wingdings" style:font-family-complex="Wingdings"/>
    </style:style>
    <style:style style:parent-style-name="753" style:display-name="T121" style:family="text" style:name="980">
      <style:paragraph-properties/>
      <style:text-properties fo:font-family="Symbol" style:font-family-complex="Symbol"/>
    </style:style>
    <style:style style:parent-style-name="753" style:display-name="T122" style:family="text" style:name="981">
      <style:paragraph-properties/>
      <style:text-properties fo:font-family="Courier New" style:font-family-complex="Courier New"/>
    </style:style>
    <style:style style:parent-style-name="753" style:display-name="T123" style:family="text" style:name="982">
      <style:paragraph-properties/>
      <style:text-properties fo:font-family="Wingdings" style:font-family-complex="Wingdings"/>
    </style:style>
    <style:style style:parent-style-name="753" style:display-name="T124" style:family="text" style:name="983">
      <style:paragraph-properties/>
      <style:text-properties fo:font-family="Symbol" style:font-family-complex="Symbol"/>
    </style:style>
    <style:style style:parent-style-name="753" style:display-name="T125" style:family="text" style:name="984">
      <style:paragraph-properties/>
      <style:text-properties fo:font-family="Courier New" style:font-family-complex="Courier New"/>
    </style:style>
    <style:style style:parent-style-name="753" style:display-name="T126" style:family="text" style:name="985">
      <style:paragraph-properties/>
      <style:text-properties fo:font-family="Wingdings" style:font-family-complex="Wingdings"/>
    </style:style>
    <style:style style:parent-style-name="753" style:display-name="T127" style:family="text" style:name="986">
      <style:paragraph-properties/>
      <style:text-properties fo:font-family="Symbol" style:font-family-complex="Symbol"/>
    </style:style>
    <style:style style:parent-style-name="753" style:display-name="T128" style:family="text" style:name="987">
      <style:paragraph-properties/>
      <style:text-properties fo:font-family="Courier New" style:font-family-complex="Courier New"/>
    </style:style>
    <style:style style:parent-style-name="753" style:display-name="T129" style:family="text" style:name="988">
      <style:paragraph-properties/>
      <style:text-properties fo:font-family="Wingdings" style:font-family-complex="Wingdings"/>
    </style:style>
    <style:style style:parent-style-name="753" style:display-name="T130" style:family="text" style:name="989">
      <style:paragraph-properties/>
      <style:text-properties fo:font-family="Symbol" style:font-family-complex="Symbol"/>
    </style:style>
    <style:style style:parent-style-name="753" style:display-name="T131" style:family="text" style:name="990">
      <style:paragraph-properties/>
      <style:text-properties fo:font-family="Courier New" style:font-family-complex="Courier New"/>
    </style:style>
    <style:style style:parent-style-name="753" style:display-name="T132" style:family="text" style:name="991">
      <style:paragraph-properties/>
      <style:text-properties fo:font-family="Wingdings" style:font-family-complex="Wingdings"/>
    </style:style>
    <style:style style:parent-style-name="753" style:display-name="T133" style:family="text" style:name="992">
      <style:paragraph-properties/>
      <style:text-properties fo:font-family="Symbol" style:font-family-complex="Symbol"/>
    </style:style>
    <style:style style:parent-style-name="753" style:display-name="T134" style:family="text" style:name="993">
      <style:paragraph-properties/>
      <style:text-properties fo:font-family="Courier New" style:font-family-complex="Courier New"/>
    </style:style>
    <style:style style:parent-style-name="753" style:display-name="T135" style:family="text" style:name="994">
      <style:paragraph-properties/>
      <style:text-properties fo:font-family="Wingdings" style:font-family-complex="Wingdings"/>
    </style:style>
    <style:style style:family="text" style:name="T1">
      <style:text-properties fo:color="#ff873c" fo:font-family="Montserrat Black" style:font-family-complex="Montserrat Black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fo:color="#ff873c" fo:font-family="Montserrat Black" style:font-family-complex="Montserrat Black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Symbol" style:font-family-complex="Symbo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  <style:style style:family="text" style:name="T46">
      <style:text-properties/>
    </style:style>
    <style:style style:family="text" style:name="T47">
      <style:text-properties/>
    </style:style>
    <style:style style:family="text" style:name="T48">
      <style:text-properties/>
    </style:style>
    <style:style style:family="text" style:name="T49">
      <style:text-properties/>
    </style:style>
    <style:style style:family="text" style:name="T50">
      <style:text-properties/>
    </style:style>
    <style:style style:family="text" style:name="T51">
      <style:text-properties/>
    </style:style>
    <style:style style:family="text" style:name="T52">
      <style:text-properties/>
    </style:style>
    <style:style style:family="text" style:name="T53">
      <style:text-properties/>
    </style:style>
    <style:style style:family="text" style:name="T54">
      <style:text-properties/>
    </style:style>
    <style:style style:family="text" style:name="T55">
      <style:text-properties/>
    </style:style>
    <style:style style:family="text" style:name="T56">
      <style:text-properties/>
    </style:style>
    <style:style style:family="text" style:name="T57">
      <style:text-properties/>
    </style:style>
    <style:style style:family="text" style:name="T58">
      <style:text-properties/>
    </style:style>
    <style:style style:family="text" style:name="T59">
      <style:text-properties/>
    </style:style>
    <style:style style:family="text" style:name="T60">
      <style:text-properties/>
    </style:style>
    <style:style style:family="text" style:name="T61">
      <style:text-properties/>
    </style:style>
    <style:style style:family="text" style:name="T62">
      <style:text-properties/>
    </style:style>
    <style:style style:family="text" style:name="T63">
      <style:text-properties/>
    </style:style>
    <style:style style:family="text" style:name="T64">
      <style:text-properties/>
    </style:style>
    <style:style style:family="text" style:name="T65">
      <style:text-properties/>
    </style:style>
    <style:style style:family="text" style:name="T66">
      <style:text-properties/>
    </style:style>
    <style:style style:family="text" style:name="T67">
      <style:text-properties/>
    </style:style>
    <style:style style:family="text" style:name="T68">
      <style:text-properties/>
    </style:style>
    <style:style style:family="text" style:name="T69">
      <style:text-properties/>
    </style:style>
    <style:style style:family="text" style:name="T70">
      <style:text-properties/>
    </style:style>
    <style:style style:family="text" style:name="T71">
      <style:text-properties/>
    </style:style>
    <style:style style:family="text" style:name="T72">
      <style:text-properties/>
    </style:style>
    <style:style style:family="text" style:name="T73">
      <style:text-properties/>
    </style:style>
    <style:style style:family="text" style:name="T74">
      <style:text-properties/>
    </style:style>
    <style:style style:family="text" style:name="T75">
      <style:text-properties/>
    </style:style>
    <style:style style:family="text" style:name="T76">
      <style:text-properties/>
    </style:style>
    <style:style style:family="text" style:name="T77">
      <style:text-properties/>
    </style:style>
    <style:style style:family="text" style:name="T78">
      <style:text-properties/>
    </style:style>
    <style:style style:family="text" style:name="T79">
      <style:text-properties/>
    </style:style>
    <style:style style:family="text" style:name="T80">
      <style:text-properties/>
    </style:style>
    <style:style style:family="text" style:name="T81">
      <style:text-properties/>
    </style:style>
    <style:style style:family="text" style:name="T82">
      <style:text-properties fo:font-family="Symbol" style:font-family-complex="Symbol"/>
    </style:style>
    <style:style style:family="text" style:name="T83">
      <style:text-properties fo:font-family="Courier New" style:font-family-complex="Courier New"/>
    </style:style>
    <style:style style:family="text" style:name="T84">
      <style:text-properties fo:font-family="Wingdings" style:font-family-complex="Wingdings"/>
    </style:style>
    <style:style style:family="text" style:name="T85">
      <style:text-properties fo:font-family="Symbol" style:font-family-complex="Symbol"/>
    </style:style>
    <style:style style:family="text" style:name="T86">
      <style:text-properties fo:font-family="Courier New" style:font-family-complex="Courier New"/>
    </style:style>
    <style:style style:family="text" style:name="T87">
      <style:text-properties fo:font-family="Wingdings" style:font-family-complex="Wingdings"/>
    </style:style>
    <style:style style:family="text" style:name="T88">
      <style:text-properties fo:font-family="Symbol" style:font-family-complex="Symbol"/>
    </style:style>
    <style:style style:family="text" style:name="T89">
      <style:text-properties fo:font-family="Courier New" style:font-family-complex="Courier New"/>
    </style:style>
    <style:style style:family="text" style:name="T90">
      <style:text-properties fo:font-family="Wingdings" style:font-family-complex="Wingdings"/>
    </style:style>
    <style:style style:family="text" style:name="T91">
      <style:text-properties fo:font-family="Symbol" style:font-family-complex="Symbol"/>
    </style:style>
    <style:style style:family="text" style:name="T92">
      <style:text-properties fo:font-family="Courier New" style:font-family-complex="Courier New"/>
    </style:style>
    <style:style style:family="text" style:name="T93">
      <style:text-properties fo:font-family="Wingdings" style:font-family-complex="Wingdings"/>
    </style:style>
    <style:style style:family="text" style:name="T94">
      <style:text-properties fo:font-family="Symbol" style:font-family-complex="Symbol"/>
    </style:style>
    <style:style style:family="text" style:name="T95">
      <style:text-properties fo:font-family="Courier New" style:font-family-complex="Courier New"/>
    </style:style>
    <style:style style:family="text" style:name="T96">
      <style:text-properties fo:font-family="Wingdings" style:font-family-complex="Wingdings"/>
    </style:style>
    <style:style style:family="text" style:name="T97">
      <style:text-properties fo:font-family="Symbol" style:font-family-complex="Symbol"/>
    </style:style>
    <style:style style:family="text" style:name="T98">
      <style:text-properties fo:font-family="Courier New" style:font-family-complex="Courier New"/>
    </style:style>
    <style:style style:family="text" style:name="T99">
      <style:text-properties fo:font-family="Wingdings" style:font-family-complex="Wingdings"/>
    </style:style>
    <style:style style:family="text" style:name="T100">
      <style:text-properties fo:font-family="Symbol" style:font-family-complex="Symbol"/>
    </style:style>
    <style:style style:family="text" style:name="T101">
      <style:text-properties fo:font-family="Courier New" style:font-family-complex="Courier New"/>
    </style:style>
    <style:style style:family="text" style:name="T102">
      <style:text-properties fo:font-family="Wingdings" style:font-family-complex="Wingdings"/>
    </style:style>
    <style:style style:family="text" style:name="T103">
      <style:text-properties fo:font-family="Symbol" style:font-family-complex="Symbol"/>
    </style:style>
    <style:style style:family="text" style:name="T104">
      <style:text-properties fo:font-family="Courier New" style:font-family-complex="Courier New"/>
    </style:style>
    <style:style style:family="text" style:name="T105">
      <style:text-properties fo:font-family="Wingdings" style:font-family-complex="Wingdings"/>
    </style:style>
    <style:style style:family="text" style:name="T106">
      <style:text-properties fo:font-family="Symbol" style:font-family-complex="Symbol"/>
    </style:style>
    <style:style style:family="text" style:name="T107">
      <style:text-properties fo:font-family="Courier New" style:font-family-complex="Courier New"/>
    </style:style>
    <style:style style:family="text" style:name="T108">
      <style:text-properties fo:font-family="Wingdings" style:font-family-complex="Wingdings"/>
    </style:style>
    <style:style style:family="text" style:name="T109">
      <style:text-properties fo:font-family="Symbol" style:font-family-complex="Symbol"/>
    </style:style>
    <style:style style:family="text" style:name="T110">
      <style:text-properties fo:font-family="Courier New" style:font-family-complex="Courier New"/>
    </style:style>
    <style:style style:family="text" style:name="T111">
      <style:text-properties fo:font-family="Wingdings" style:font-family-complex="Wingdings"/>
    </style:style>
    <style:style style:family="text" style:name="T112">
      <style:text-properties fo:font-family="Symbol" style:font-family-complex="Symbol"/>
    </style:style>
    <style:style style:family="text" style:name="T113">
      <style:text-properties fo:font-family="Courier New" style:font-family-complex="Courier New"/>
    </style:style>
    <style:style style:family="text" style:name="T114">
      <style:text-properties fo:font-family="Wingdings" style:font-family-complex="Wingdings"/>
    </style:style>
    <style:style style:family="text" style:name="T115">
      <style:text-properties fo:font-family="Symbol" style:font-family-complex="Symbol"/>
    </style:style>
    <style:style style:family="text" style:name="T116">
      <style:text-properties fo:font-family="Courier New" style:font-family-complex="Courier New"/>
    </style:style>
    <style:style style:family="text" style:name="T117">
      <style:text-properties fo:font-family="Wingdings" style:font-family-complex="Wingdings"/>
    </style:style>
    <style:style style:family="text" style:name="T118">
      <style:text-properties fo:font-family="Symbol" style:font-family-complex="Symbol"/>
    </style:style>
    <style:style style:family="text" style:name="T119">
      <style:text-properties fo:font-family="Courier New" style:font-family-complex="Courier New"/>
    </style:style>
    <style:style style:family="text" style:name="T120">
      <style:text-properties fo:font-family="Wingdings" style:font-family-complex="Wingdings"/>
    </style:style>
    <style:style style:family="text" style:name="T121">
      <style:text-properties fo:font-family="Symbol" style:font-family-complex="Symbol"/>
    </style:style>
    <style:style style:family="text" style:name="T122">
      <style:text-properties fo:font-family="Courier New" style:font-family-complex="Courier New"/>
    </style:style>
    <style:style style:family="text" style:name="T123">
      <style:text-properties fo:font-family="Wingdings" style:font-family-complex="Wingdings"/>
    </style:style>
    <style:style style:family="text" style:name="T124">
      <style:text-properties fo:font-family="Symbol" style:font-family-complex="Symbol"/>
    </style:style>
    <style:style style:family="text" style:name="T125">
      <style:text-properties fo:font-family="Courier New" style:font-family-complex="Courier New"/>
    </style:style>
    <style:style style:family="text" style:name="T126">
      <style:text-properties fo:font-family="Wingdings" style:font-family-complex="Wingdings"/>
    </style:style>
    <style:style style:family="text" style:name="T127">
      <style:text-properties fo:font-family="Symbol" style:font-family-complex="Symbol"/>
    </style:style>
    <style:style style:family="text" style:name="T128">
      <style:text-properties fo:font-family="Courier New" style:font-family-complex="Courier New"/>
    </style:style>
    <style:style style:family="text" style:name="T129">
      <style:text-properties fo:font-family="Wingdings" style:font-family-complex="Wingdings"/>
    </style:style>
    <style:style style:family="text" style:name="T130">
      <style:text-properties fo:font-family="Symbol" style:font-family-complex="Symbol"/>
    </style:style>
    <style:style style:family="text" style:name="T131">
      <style:text-properties fo:font-family="Courier New" style:font-family-complex="Courier New"/>
    </style:style>
    <style:style style:family="text" style:name="T132">
      <style:text-properties fo:font-family="Wingdings" style:font-family-complex="Wingdings"/>
    </style:style>
    <style:style style:family="text" style:name="T133">
      <style:text-properties fo:font-family="Symbol" style:font-family-complex="Symbol"/>
    </style:style>
    <style:style style:family="text" style:name="T134">
      <style:text-properties fo:font-family="Courier New" style:font-family-complex="Courier New"/>
    </style:style>
    <style:style style:family="text" style:name="T135">
      <style:text-properties fo:font-family="Wingdings" style:font-family-complex="Wingdings"/>
    </style:style>
    <style:style style:family="text" style:name="T136">
      <style:text-properties fo:font-family="Symbol" style:font-family-complex="Symbol"/>
    </style:style>
    <style:style style:family="text" style:name="T137">
      <style:text-properties fo:font-family="Courier New" style:font-family-complex="Courier New"/>
    </style:style>
    <style:style style:family="text" style:name="T138">
      <style:text-properties fo:font-family="Wingdings" style:font-family-complex="Wingdings"/>
    </style:style>
    <style:style style:family="text" style:name="T139">
      <style:text-properties fo:font-family="Symbol" style:font-family-complex="Symbol"/>
    </style:style>
    <style:style style:family="text" style:name="T140">
      <style:text-properties fo:font-family="Courier New" style:font-family-complex="Courier New"/>
    </style:style>
    <style:style style:family="text" style:name="T141">
      <style:text-properties fo:font-family="Wingdings" style:font-family-complex="Wingdings"/>
    </style:style>
    <style:style style:family="text" style:name="T142">
      <style:text-properties fo:font-family="Symbol" style:font-family-complex="Symbol"/>
    </style:style>
    <style:style style:family="text" style:name="T143">
      <style:text-properties fo:font-family="Courier New" style:font-family-complex="Courier New"/>
    </style:style>
    <style:style style:family="text" style:name="T144">
      <style:text-properties fo:font-family="Wingdings" style:font-family-complex="Wingdings"/>
    </style:style>
    <style:style style:family="text" style:name="T145">
      <style:text-properties fo:font-family="Symbol" style:font-family-complex="Symbol"/>
    </style:style>
    <style:style style:family="text" style:name="T146">
      <style:text-properties fo:font-family="Courier New" style:font-family-complex="Courier New"/>
    </style:style>
    <style:style style:family="text" style:name="T147">
      <style:text-properties fo:font-family="Wingdings" style:font-family-complex="Wingdings"/>
    </style:style>
    <style:style style:family="text" style:name="T148">
      <style:text-properties fo:font-family="Symbol" style:font-family-complex="Symbol"/>
    </style:style>
    <style:style style:family="text" style:name="T149">
      <style:text-properties fo:font-family="Courier New" style:font-family-complex="Courier New"/>
    </style:style>
    <style:style style:family="text" style:name="T150">
      <style:text-properties fo:font-family="Wingdings" style:font-family-complex="Wingdings"/>
    </style:style>
    <style:style style:family="text" style:name="T151">
      <style:text-properties fo:font-family="Symbol" style:font-family-complex="Symbol"/>
    </style:style>
    <style:style style:family="text" style:name="T152">
      <style:text-properties fo:font-family="Courier New" style:font-family-complex="Courier New"/>
    </style:style>
    <style:style style:family="text" style:name="T153">
      <style:text-properties fo:font-family="Wingdings" style:font-family-complex="Wingdings"/>
    </style:style>
    <style:style style:family="text" style:name="T154">
      <style:text-properties fo:font-family="Symbol" style:font-family-complex="Symbol"/>
    </style:style>
    <style:style style:family="text" style:name="T155">
      <style:text-properties fo:font-family="Courier New" style:font-family-complex="Courier New"/>
    </style:style>
    <style:style style:family="text" style:name="T156">
      <style:text-properties fo:font-family="Wingdings" style:font-family-complex="Wingdings"/>
    </style:style>
    <style:style style:family="text" style:name="T157">
      <style:text-properties fo:font-family="Symbol" style:font-family-complex="Symbol"/>
    </style:style>
    <style:style style:family="text" style:name="T158">
      <style:text-properties fo:font-family="Courier New" style:font-family-complex="Courier New"/>
    </style:style>
    <style:style style:family="text" style:name="T159">
      <style:text-properties fo:font-family="Wingdings" style:font-family-complex="Wingdings"/>
    </style:style>
    <style:style style:family="text" style:name="T160">
      <style:text-properties fo:font-family="Symbol" style:font-family-complex="Symbol"/>
    </style:style>
    <style:style style:family="text" style:name="T161">
      <style:text-properties fo:font-family="Courier New" style:font-family-complex="Courier New"/>
    </style:style>
    <style:style style:family="text" style:name="T162">
      <style:text-properties fo:font-family="Wingdings" style:font-family-complex="Wingdings"/>
    </style:style>
    <style:style style:family="text" style:name="T163">
      <style:text-properties/>
    </style:style>
    <style:style style:family="text" style:name="T164">
      <style:text-properties/>
    </style:style>
    <style:style style:family="text" style:name="T165">
      <style:text-properties/>
    </style:style>
    <style:style style:family="text" style:name="T166">
      <style:text-properties/>
    </style:style>
    <style:style style:family="text" style:name="T167">
      <style:text-properties/>
    </style:style>
    <style:style style:family="text" style:name="T168">
      <style:text-properties/>
    </style:style>
    <style:style style:family="text" style:name="T169">
      <style:text-properties/>
    </style:style>
    <style:style style:family="text" style:name="T170">
      <style:text-properties/>
    </style:style>
    <style:style style:family="text" style:name="T171">
      <style:text-properties/>
    </style:style>
    <text:list-style style:name="WWNum1">
      <text:list-level-style-bullet text:level="1" text:style-name="T1" text:bullet-char="+">
        <style:list-level-properties text:list-level-position-and-space-mode="label-alignment">
          <style:list-level-label-alignment fo:text-indent="-0.635cm" fo:margin-left="1.27cm"/>
        </style:list-level-properties>
        <style:text-properties fo:color="#ff873c" fo:font-family="Montserrat Black" style:font-family-complex="Montserrat Black"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3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4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6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7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9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2">
      <text:list-level-style-bullet text:level="1" text:style-name="T10" text:bullet-char="+">
        <style:list-level-properties text:list-level-position-and-space-mode="label-alignment">
          <style:list-level-label-alignment fo:text-indent="-0.635cm" fo:margin-left="1.27cm"/>
        </style:list-level-properties>
        <style:text-properties fo:color="#ff873c" fo:font-family="Montserrat Black" style:font-family-complex="Montserrat Black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12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13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15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16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18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3">
      <text:list-level-style-bullet text:level="1" text:style-name="T19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21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22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24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25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27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4">
      <text:list-level-style-bullet text:level="1" text:style-name="T28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30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31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33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34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36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5">
      <text:list-level-style-bullet text:level="1" text:style-name="T37" text:bullet-char="">
        <style:list-level-properties text:list-level-position-and-space-mode="label-alignment">
          <style:list-level-label-alignment fo:text-indent="-0.635cm" fo:margin-left="1.349cm"/>
        </style:list-level-properties>
        <style:text-properties fo:font-family="Symbol" style:font-family-complex="Symbol"/>
      </text:list-level-style-bullet>
      <text:list-level-style-bullet text:level="2" text:style-name="T38" text:bullet-char="o">
        <style:list-level-properties text:list-level-position-and-space-mode="label-alignment">
          <style:list-level-label-alignment fo:text-indent="-0.635cm" fo:margin-left="2.62cm"/>
        </style:list-level-properties>
        <style:text-properties fo:font-family="Courier New" style:font-family-complex="Courier New"/>
      </text:list-level-style-bullet>
      <text:list-level-style-bullet text:level="3" text:style-name="T39" text:bullet-char="">
        <style:list-level-properties text:list-level-position-and-space-mode="label-alignment">
          <style:list-level-label-alignment fo:text-indent="-0.635cm" fo:margin-left="3.89cm"/>
        </style:list-level-properties>
        <style:text-properties fo:font-family="Wingdings" style:font-family-complex="Wingdings"/>
      </text:list-level-style-bullet>
      <text:list-level-style-bullet text:level="4" text:style-name="T40" text:bullet-char="">
        <style:list-level-properties text:list-level-position-and-space-mode="label-alignment">
          <style:list-level-label-alignment fo:text-indent="-0.635cm" fo:margin-left="5.16cm"/>
        </style:list-level-properties>
        <style:text-properties fo:font-family="Symbol" style:font-family-complex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0.635cm" fo:margin-left="6.43cm"/>
        </style:list-level-properties>
        <style:text-properties fo:font-family="Courier New" style:font-family-complex="Courier New"/>
      </text:list-level-style-bullet>
      <text:list-level-style-bullet text:level="6" text:style-name="T42" text:bullet-char="">
        <style:list-level-properties text:list-level-position-and-space-mode="label-alignment">
          <style:list-level-label-alignment fo:text-indent="-0.635cm" fo:margin-left="7.7cm"/>
        </style:list-level-properties>
        <style:text-properties fo:font-family="Wingdings" style:font-family-complex="Wingdings"/>
      </text:list-level-style-bullet>
      <text:list-level-style-bullet text:level="7" text:style-name="T43" text:bullet-char="">
        <style:list-level-properties text:list-level-position-and-space-mode="label-alignment">
          <style:list-level-label-alignment fo:text-indent="-0.635cm" fo:margin-left="8.97cm"/>
        </style:list-level-properties>
        <style:text-properties fo:font-family="Symbol" style:font-family-complex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0.635cm" fo:margin-left="10.24cm"/>
        </style:list-level-properties>
        <style:text-properties fo:font-family="Courier New" style:font-family-complex="Courier New"/>
      </text:list-level-style-bullet>
      <text:list-level-style-bullet text:level="9" text:style-name="T45" text:bullet-char="">
        <style:list-level-properties text:list-level-position-and-space-mode="label-alignment">
          <style:list-level-label-alignment fo:text-indent="-0.635cm" fo:margin-left="11.51cm"/>
        </style:list-level-properties>
        <style:text-properties fo:font-family="Wingdings" style:font-family-complex="Wingdings"/>
      </text:list-level-style-bullet>
    </text:list-style>
    <text:list-style style:name="WWNum6">
      <text:list-level-style-number text:level="1" text:style-name="T46" style:num-format="1" style:num-suffix=")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47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48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49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50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51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52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53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54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7">
      <text:list-level-style-number text:level="1" text:style-name="T55" style:num-format="1" style:num-suffix=")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56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57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58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59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60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61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62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63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8">
      <text:list-level-style-number text:level="1" text:style-name="T64" style:num-format="1" style:num-suffix=")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65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66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67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68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69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70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71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72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9">
      <text:list-level-style-number text:level="1" text:style-name="T73" style:num-format="1" style:num-suffix=")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74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75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76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77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78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79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80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81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10">
      <text:list-level-style-bullet text:level="1" text:style-name="T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11">
      <text:list-level-style-bullet text:level="1" text:style-name="T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12">
      <text:list-level-style-bullet text:level="1" text:style-name="T1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1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1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1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1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1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1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1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1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13">
      <text:list-level-style-bullet text:level="1" text:style-name="T1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1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1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1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1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1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1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1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1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14">
      <text:list-level-style-bullet text:level="1" text:style-name="T1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1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1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1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1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1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1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1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1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15">
      <text:list-level-style-bullet text:level="1" text:style-name="T1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1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1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1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1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1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1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1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1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16">
      <text:list-level-style-bullet text:level="1" text:style-name="T1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1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1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1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1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1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1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1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1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17">
      <text:list-level-style-bullet text:level="1" text:style-name="T1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1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1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1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1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1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1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1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1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18">
      <text:list-level-style-bullet text:level="1" text:style-name="T1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1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1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1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1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1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1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1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1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19">
      <text:list-level-style-number text:level="1" text:style-name="T163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164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65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166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67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68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169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70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71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</office:styles>
  <office:automatic-styles>
    <style:page-layout style:name="Mpm1">
      <style:page-layout-properties fo:page-width="21cm" fo:page-height="29.7cm" style:print-orientation="portrait" fo:margin-top="1.249cm" fo:margin-bottom="1.249cm" fo:margin-left="2.5cm" fo:margin-right="2.5cm"/>
      <style:footer-style>
        <style:header-footer-properties fo:min-height="1.249cm"/>
      </style:footer-style>
    </style:page-layout>
    <style:page-layout style:name="Mpm2">
      <style:page-layout-properties fo:page-width="21cm" fo:page-height="29.7cm" style:print-orientation="portrait" fo:margin-top="1.249cm" fo:margin-bottom="1.251cm" fo:margin-left="2.5cm" fo:margin-right="2.5cm"/>
    </style:page-layout>
    <style:page-layout style:name="Mpm3">
      <style:page-layout-properties fo:page-width="21cm" fo:page-height="29.7cm" style:print-orientation="portrait" fo:margin-top="1.249cm" fo:margin-bottom="1.251cm" fo:margin-left="2.5cm" fo:margin-right="2.5cm"/>
    </style:page-layout>
    <style:page-layout style:name="Mpm4">
      <style:page-layout-properties fo:page-width="21cm" fo:page-height="29.7cm" style:print-orientation="portrait" fo:margin-top="1.249cm" fo:margin-bottom="1.251cm" fo:margin-left="2.5cm" fo:margin-right="2.5cm"/>
    </style:page-layout>
    <style:page-layout style:name="Mpm5">
      <style:page-layout-properties fo:page-width="21cm" fo:page-height="29.7cm" style:print-orientation="portrait" fo:margin-top="1.249cm" fo:margin-bottom="1.251cm" fo:margin-left="2.5cm" fo:margin-right="2.5cm"/>
    </style:page-layout>
    <style:page-layout style:name="Mpm6">
      <style:page-layout-properties fo:page-width="21cm" fo:page-height="29.7cm" style:print-orientation="portrait" fo:margin-top="1.249cm" fo:margin-bottom="1.249cm" fo:margin-left="2.5cm" fo:margin-right="2.5cm"/>
      <style:footer-style>
        <style:header-footer-properties fo:min-height="1.249cm"/>
      </style:footer-style>
    </style:page-layout>
    <style:style style:parent-style-name="760" style:family="paragraph" style:name="P36">
      <style:paragraph-properties fo:text-align="center">
        <style:tab-stops>
          <style:tab-stop style:position="8.002cm" style:type="center"/>
          <style:tab-stop style:position="16cm" style:type="right"/>
        </style:tab-stops>
      </style:paragraph-properties>
      <style:text-properties/>
    </style:style>
    <style:style style:parent-style-name="760" style:family="paragraph" style:name="P37">
      <style:paragraph-properties>
        <style:tab-stops>
          <style:tab-stop style:position="8.002cm" style:type="center"/>
          <style:tab-stop style:position="16cm" style:type="right"/>
        </style:tab-stops>
      </style:paragraph-properties>
      <style:text-properties/>
    </style:style>
    <style:style style:parent-style-name="760" style:family="paragraph" style:name="P147">
      <style:paragraph-properties fo:text-align="center">
        <style:tab-stops>
          <style:tab-stop style:position="8.002cm" style:type="center"/>
          <style:tab-stop style:position="16cm" style:type="right"/>
        </style:tab-stops>
      </style:paragraph-properties>
      <style:text-properties/>
    </style:style>
    <style:style style:parent-style-name="760" style:family="paragraph" style:name="P148">
      <style:paragraph-properties>
        <style:tab-stops>
          <style:tab-stop style:position="8.002cm" style:type="center"/>
          <style:tab-stop style:position="16cm" style:type="right"/>
        </style:tab-stops>
      </style:paragraph-properties>
      <style:text-properties/>
    </style:style>
  </office:automatic-styles>
  <office:master-styles>
    <style:master-page style:name="Standard" style:page-layout-name="Mpm1">
      <style:footer>
        <text:p text:style-name="P36"><text:span/><text:span/></text:p>
        <text:p text:style-name="P37"><text:span/><text:span/></text:p>
      </style:footer>
    </style:master-page>
    <style:master-page style:name="MasterPage2" style:page-layout-name="Mpm2"/>
    <style:master-page style:name="MasterPage3" style:page-layout-name="Mpm3"/>
    <style:master-page style:name="MasterPage4" style:page-layout-name="Mpm4"/>
    <style:master-page style:name="MasterPage5" style:page-layout-name="Mpm5"/>
    <style:master-page style:name="MasterPage6" style:page-layout-name="Mpm6">
      <style:footer>
        <text:p text:style-name="P147"><text:span/><text:span/></text:p>
        <text:p text:style-name="P148"><text:span/><text:span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2.1.43</meta:generator>
    <dc:creator>Vít Hrnčíř</dc:creator>
    <meta:creation-date>2025-08-15T06:25:00Z</meta:creation-date>
  </office:meta>
</office:document-meta>
</file>